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" svg:font-family="Roboto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left"/>
    </style:style>
    <style:style style:name="Таблица1.A" style:family="table-column">
      <style:table-column-properties style:column-width="3.341cm"/>
    </style:style>
    <style:style style:name="Таблица1.B" style:family="table-column">
      <style:table-column-properties style:column-width="13.658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6.937cm" table:align="left"/>
    </style:style>
    <style:style style:name="Таблица2.A" style:family="table-column">
      <style:table-column-properties style:column-width="2.05cm"/>
    </style:style>
    <style:style style:name="Таблица2.B" style:family="table-column">
      <style:table-column-properties style:column-width="4.888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6.999cm" table:align="left"/>
    </style:style>
    <style:style style:name="Таблица3.A" style:family="table-column">
      <style:table-column-properties style:column-width="3.168cm"/>
    </style:style>
    <style:style style:name="Таблица3.B" style:family="table-column">
      <style:table-column-properties style:column-width="5.082cm"/>
    </style:style>
    <style:style style:name="Таблица3.C" style:family="table-column">
      <style:table-column-properties style:column-width="8.749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variant="normal" fo:text-transform="none" fo:color="#222222" style:font-name="Roboto" fo:font-size="12pt" fo:letter-spacing="normal" fo:font-style="normal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22222" style:font-name="Roboto" fo:font-size="12pt" fo:letter-spacing="normal" fo:font-style="normal" fo:font-weight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fo:letter-spacing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 fo:padding="0cm" fo:border="none"/>
    </style:style>
    <style:style style:name="P12" style:family="paragraph" style:parent-style-name="Preformatted_20_Text">
      <style:paragraph-properties fo:margin-left="0cm" fo:margin-right="0cm" fo:margin-top="0cm" fo:margin-bottom="0.499cm" fo:orphans="2" fo:widows="2" fo:text-indent="0cm" style:auto-text-indent="false" fo:padding="0cm" fo:border="none"/>
    </style:style>
    <style:style style:name="P13" style:family="paragraph" style:parent-style-name="Preformatted_20_Text">
      <style:paragraph-properties fo:margin-left="0cm" fo:margin-right="0cm" fo:margin-top="0cm" fo:margin-bottom="0cm" fo:line-height="160%" fo:text-indent="0cm" style:auto-text-indent="false" fo:padding="0cm" fo:border="none"/>
    </style:style>
    <style:style style:name="P14" style:family="paragraph" style:parent-style-name="Preformatted_20_Text">
      <style:paragraph-properties fo:margin-top="0cm" fo:margin-bottom="0.499cm" fo:orphans="2" fo:widows="2" fo:padding="0cm" fo:border="none"/>
    </style:style>
    <style:style style:name="P15" style:family="paragraph" style:parent-style-name="Preformatted_20_Text">
      <style:paragraph-properties fo:margin-top="0cm" fo:margin-bottom="0.499cm"/>
    </style:style>
    <style:style style:name="P16" style:family="paragraph" style:parent-style-name="Table_20_Contents">
      <style:paragraph-properties fo:margin-top="0cm" fo:margin-bottom="0.499cm"/>
    </style:style>
    <style:style style:name="P17" style:family="paragraph" style:parent-style-name="Preformatted_20_Text">
      <style:paragraph-properties fo:orphans="2" fo:widows="2" fo:padding="0cm" fo:border="none"/>
    </style:style>
    <style:style style:name="P18" style:family="paragraph" style:parent-style-name="Preformatted_20_Text">
      <style:paragraph-properties fo:margin-top="0cm" fo:margin-bottom="0cm" fo:line-height="160%" fo:padding="0cm" fo:border="none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Heading_20_1">
      <style:text-properties fo:font-variant="normal" fo:text-transform="none" fo:color="#222222" style:font-name="Roboto" fo:font-size="12pt" fo:letter-spacing="normal" fo:font-style="normal" fo:font-weight="bold" style:font-weight-asian="bold" style:font-weight-complex="bold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5" style:family="paragraph" style:parent-style-name="Heading_20_1">
      <style:paragraph-properties fo:text-align="center" style:justify-single-word="false" fo:break-before="page"/>
    </style:style>
    <style:style style:name="P2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ext_20_body" style:list-style-name="L1"/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 style:list-style-name="L5"/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 style:list-style-name="L6"/>
    <style:style style:name="T1" style:family="text">
      <style:text-properties fo:font-variant="normal" fo:text-transform="none" fo:color="#222222" style:font-name="Roboto" fo:font-size="12pt" fo:letter-spacing="normal" fo:font-style="normal"/>
    </style:style>
    <style:style style:name="T2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Roboto" fo:font-size="12pt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222222" style:font-name="Roboto" fo:font-size="12pt" fo:letter-spacing="normal" fo:font-style="normal" fo:font-weight="bold"/>
    </style:style>
    <style:style style:name="T5" style:family="text">
      <style:text-properties fo:font-variant="normal" fo:text-transform="none" fo:color="#222222" style:font-name="Roboto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22222" style:font-name="Roboto" fo:font-size="12pt" fo:letter-spacing="normal" fo:language="ru" fo:country="RU" fo:font-style="normal"/>
    </style:style>
    <style:style style:name="T7" style:family="text">
      <style:text-properties fo:font-variant="normal" fo:text-transform="none" fo:color="#222222" style:font-name="Roboto" fo:font-size="12pt" fo:letter-spacing="normal" fo:language="ru" fo:country="RU" fo:font-style="normal" fo:font-weight="bold" style:font-weight-asian="bold" style:font-weight-complex="bold"/>
    </style:style>
    <style:style style:name="T8" style:family="text">
      <style:text-properties fo:font-variant="normal" fo:text-transform="none" fo:color="#222222" fo:letter-spacing="normal" fo:language="ru" fo:country="RU"/>
    </style:style>
    <style:style style:name="T9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10" style:family="text">
      <style:text-properties fo:font-variant="normal" fo:text-transform="none" fo:color="#880000" style:font-name="JetBrains Mono" fo:font-size="12pt" fo:letter-spacing="normal" fo:font-style="normal" fo:font-weight="normal" fo:background-color="#f3f4f6"/>
    </style:style>
    <style:style style:name="T11" style:family="text">
      <style:text-properties fo:font-variant="normal" fo:text-transform="none" fo:color="#000000" style:font-name="JetBrains Mono" fo:font-size="12pt" fo:letter-spacing="normal" fo:font-style="normal" fo:font-weight="normal" fo:background-color="#f3f4f6"/>
    </style:style>
    <style:style style:name="T12" style:family="text">
      <style:text-properties fo:font-variant="normal" fo:text-transform="none" fo:color="#000000" fo:letter-spacing="normal" fo:background-color="#f3f4f6"/>
    </style:style>
    <style:style style:name="T13" style:family="text">
      <style:text-properties fo:font-variant="normal" fo:text-transform="none" fo:color="#000088" style:font-name="JetBrains Mono" fo:font-size="12pt" fo:letter-spacing="normal" fo:font-style="normal" fo:font-weight="normal" fo:background-color="#f3f4f6"/>
    </style:style>
    <style:style style:name="T14" style:family="text">
      <style:text-properties fo:font-variant="normal" fo:text-transform="none" fo:color="#660066" style:font-name="JetBrains Mono" fo:font-size="12pt" fo:letter-spacing="normal" fo:font-style="normal" fo:font-weight="normal" fo:background-color="#f3f4f6"/>
    </style:style>
    <style:style style:name="T15" style:family="text">
      <style:text-properties fo:font-variant="normal" fo:text-transform="none" fo:color="#008800" style:font-name="JetBrains Mono" fo:font-size="12pt" fo:letter-spacing="normal" fo:font-style="normal" fo:font-weight="normal" fo:background-color="#f3f4f6"/>
    </style:style>
    <style:style style:name="T16" style:family="text">
      <style:text-properties fo:font-variant="normal" fo:text-transform="none" fo:color="#008800" fo:letter-spacing="normal" fo:background-color="#f3f4f6"/>
    </style:style>
    <style:style style:name="T17" style:family="text">
      <style:text-properties fo:font-variant="normal" fo:text-transform="none" fo:color="#006666" style:font-name="JetBrains Mono" fo:font-size="12pt" fo:letter-spacing="normal" fo:font-style="normal" fo:font-weight="normal" fo:background-color="#f3f4f6"/>
    </style:style>
    <style:style style:name="T18" style:family="text">
      <style:text-properties fo:font-variant="normal" fo:text-transform="none" fo:color="#006666" fo:letter-spacing="normal" fo:background-color="#f3f4f6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8">1.1 - Базовая аннотация типов данных <text:tab/>3</text:p>
          <text:p text:style-name="P28">2.1 - Области видимости переменных <text:tab/>6</text:p>
          <text:p text:style-name="P28">2.2 - lambda-функции <text:tab/>8</text:p>
          <text:p text:style-name="P28">2.3 - Замыкание функций <text:tab/>9</text:p>
          <text:p text:style-name="P28">2.4 - Декораторы <text:tab/>10</text:p>
          <text:p text:style-name="P28">2.5 - Декораторы с параметрами <text:tab/>13</text:p>
          <text:p text:style-name="P28">2.6 - Сортировки с ключом key <text:tab/>15</text:p>
          <text:p text:style-name="P28">3.4 - Виртуальное окружение<text:tab/>17</text:p>
          <text:p text:style-name="P28">9.1 Множества: Особенности и основные характеристики <text:tab/>18</text:p>
          <text:p text:style-name="P27">Множества<text:tab/>18</text:p>
          <text:p text:style-name="P26">Зачем множества<text:tab/>18</text:p>
          <text:p text:style-name="P26">Что значит «хешируемый» (hashable) объект<text:tab/>18</text:p>
          <text:p text:style-name="P26">Что такое множество в Python<text:tab/>19</text:p>
          <text:p text:style-name="P26">Создание множества<text:tab/>19</text:p>
          <text:p text:style-name="P26">Вывод множества<text:tab/>19</text:p>
          <text:p text:style-name="P26">Встроенная функция set()<text:tab/>19</text:p>
          <text:p text:style-name="P27">Дубликаты при создании множества<text:tab/>20</text:p>
          <text:p text:style-name="P26">Типы данных в множествах<text:tab/>20</text:p>
          <text:p text:style-name="P26">Ограничения на кортежи в множествах<text:tab/>20</text:p>
          <text:p text:style-name="P26">Частые ошибки и нюансы<text:tab/>20</text:p>
          <text:p text:style-name="P26">Работа с f-строками<text:tab/>21</text:p>
          <text:p text:style-name="P26">Заключение<text:tab/>21</text:p>
          <text:p text:style-name="P28">9.2 Множества: Основные операции и функции <text:tab/>22</text:p>
          <text:p text:style-name="P27">Работа с множествами<text:tab/>22</text:p>
          <text:p text:style-name="P26">Основы работы с множествами<text:tab/>22</text:p>
          <text:p text:style-name="P26">Функция len()<text:tab/>22</text:p>
          <text:p text:style-name="P26">Оператор принадлежности in<text:tab/>22</text:p>
          <text:p text:style-name="P26">Встроенные функции sum(), min(), max()<text:tab/>23</text:p>
          <text:p text:style-name="P26">Перебор множества<text:tab/>23</text:p>
          <text:p text:style-name="P26">Форматированный вывод множеств<text:tab/>23</text:p>
          <text:p text:style-name="P26">Сравнение множеств<text:tab/>24</text:p>
          <text:p text:style-name="P26">Функция sorted()<text:tab/>24</text:p>
          <text:p text:style-name="P26">Сортировка с помощью key<text:tab/>24</text:p>
          <text:p text:style-name="P26">Обратная сортировка (reverse=True)<text:tab/>25</text:p>
          <text:p text:style-name="P26">Заключение<text:tab/>25</text:p>
          <text:p text:style-name="P28">9.3 Методы добавления и удаления элементов в множества <text:tab/>26</text:p>
          <text:p text:style-name="P27">Методы множеств<text:tab/>26</text:p>
          <text:p text:style-name="P26">Добавление элементов<text:tab/>26</text:p>
          <text:p text:style-name="P26">Удаление элементов<text:tab/>26</text:p>
          <text:p text:style-name="P26">Метод очистки множества<text:tab/>27</text:p>
          <text:p text:style-name="P26">Заключение<text:tab/>27</text:p>
          <text:p text:style-name="P28">9.4 Методы объединения, пересечения и разности множеств <text:tab/>28</text:p>
          <text:p text:style-name="P27">Операции и методы множеств<text:tab/>28</text:p>
          <text:p text:style-name="P26">Операции над множествами<text:tab/>28</text:p>
          <text:p text:style-name="P26">Объединение множеств: метод union()<text:tab/>28</text:p>
          <text:p text:style-name="P26">Пересечение множеств: метод intersection()<text:tab/>28</text:p>
          <text:p text:style-name="P26">Разность множеств: метод difference()<text:tab/>29</text:p>
          <text:p text:style-name="P26">Симметрическая разность: метод symmetric_difference()<text:tab/>29</text:p>
          <text:p text:style-name="P26"><text:soft-page-break/>Методы для изменения множества<text:tab/>30</text:p>
          <text:p text:style-name="P26">Метод update()<text:tab/>30</text:p>
          <text:p text:style-name="P26">Метод intersection_update()<text:tab/>30</text:p>
          <text:p text:style-name="P26">Метод difference_update()<text:tab/>31</text:p>
          <text:p text:style-name="P26">Метод symmetric_difference_update()<text:tab/>31</text:p>
          <text:p text:style-name="P26">Множества в Python, с их определениями и операторами:<text:tab/>32</text:p>
          <text:p text:style-name="P26">В виде таблицы:<text:tab/>32</text:p>
          <text:p text:style-name="P26">Заключение<text:tab/>33</text:p>
          <text:p text:style-name="P28">9.5 Методы множеств: Подмножества, Надмножества и Сравнение <text:tab/>34</text:p>
          <text:p text:style-name="P27">Методы множеств и их сравнение<text:tab/>34</text:p>
          <text:p text:style-name="P26">Что такое подмножества и надмножества<text:tab/>34</text:p>
          <text:p text:style-name="P26">Метод issubset(): проверка подмножества<text:tab/>34</text:p>
          <text:p text:style-name="P26">Метод issuperset(): проверка надмножества<text:tab/>34</text:p>
          <text:p text:style-name="P26">Метод isdisjoint(): проверка на отсутствие общих элементов<text:tab/>35</text:p>
          <text:p text:style-name="P26">Сравнение множества с другими итерируемыми объектами<text:tab/>35</text:p>
          <text:p text:style-name="P26">Соответствия методов и операторов<text:tab/>35</text:p>
          <text:p text:style-name="P26">? В виде таблицы соответствия методов и операторов<text:tab/>36</text:p>
          <text:p text:style-name="P29">Пояснения:<text:tab/>36</text:p>
          <text:p text:style-name="P26">Заключение<text:tab/>36</text:p>
          <text:p text:style-name="P28">9.6 Тема урока: генераторы множеств, frozenset <text:tab/>37</text:p>
          <text:p text:style-name="P27">Генераторы множеств и неизменяемые множества frozenset<text:tab/>37</text:p>
          <text:p text:style-name="P26">Генераторы множеств<text:tab/>37</text:p>
          <text:p text:style-name="P26">Синтаксис генератора множеств<text:tab/>37</text:p>
          <text:p text:style-name="P26">Примеры использования генераторов множеств<text:tab/>37</text:p>
          <text:p text:style-name="P26">Условия в генераторах множеств<text:tab/>38</text:p>
          <text:p text:style-name="P26">Неизменяемые множества frozenset<text:tab/>38</text:p>
          <text:p text:style-name="P26">Операции с frozenset<text:tab/>38</text:p>
          <text:p text:style-name="P26">Работа с f-строками:<text:tab/>38</text:p>
          <text:p text:style-name="P26">Заключение<text:tab/>39</text:p>
        </text:index-body>
      </text:table-of-content>
      <text:h text:style-name="P20" text:outline-level="1"/>
      <text:h text:style-name="P24" text:outline-level="1"><text:span text:style-name="T6">1.1 - Базовая</text:span><text:span text:style-name="T1"> аннотация типов данных</text:span> </text:h>
      <text:p text:style-name="P6"/>
      <text:p text:style-name="Text_20_body"><text:span text:style-name="T3">Библиотека </text:span><text:span text:style-name="Strong_20_Emphasis"><text:span text:style-name="T4">mypy</text:span></text:span><text:span text:style-name="T3">(для проверки корректности типизации в коде):</text:span></text:p>
      <text:p text:style-name="P11"><text:span text:style-name="Source_20_Text"><text:span text:style-name="T10"># Установка</text:span></text:span></text:p>
      <text:p text:style-name="P17"><text:span text:style-name="Source_20_Text"><text:span text:style-name="T11">pip </text:span></text:span><text:span text:style-name="Source_20_Text"><text:span text:style-name="T13">install</text:span></text:span><text:span text:style-name="Source_20_Text"><text:span text:style-name="T11"> mypy</text:span></text:span></text:p>
      <text:p text:style-name="P17"/>
      <text:p text:style-name="P17"><text:span text:style-name="Source_20_Text"><text:span text:style-name="T10"># Проверка нашего файла в корне проекта:</text:span></text:span></text:p>
      <text:p text:style-name="P14"><text:span text:style-name="Source_20_Text"><text:span text:style-name="T11">mypy .\имя файла</text:span></text:span></text:p>
      <text:p text:style-name="P9"> </text:p>
      <text:p text:style-name="P10">Аннотация переменной(редко юзается):</text:p>
      <text:p text:style-name="P11"><text:span text:style-name="Source_20_Text"><text:span text:style-name="T11">x: </text:span></text:span><text:span text:style-name="Source_20_Text"><text:span text:style-name="T14">int</text:span></text:span></text:p>
      <text:p text:style-name="P17"><text:span text:style-name="Source_20_Text"><text:span text:style-name="T11">x = </text:span></text:span><text:span text:style-name="Source_20_Text"><text:span text:style-name="T15">'gh'</text:span></text:span></text:p>
      <text:p text:style-name="P17"/>
      <text:p text:style-name="P17"><text:span text:style-name="Source_20_Text"><text:span text:style-name="T17"># или</text:span></text:span></text:p>
      <text:p text:style-name="P17"/>
      <text:p text:style-name="P14"><text:span text:style-name="Source_20_Text"><text:span text:style-name="T11">x: </text:span></text:span><text:span text:style-name="Source_20_Text"><text:span text:style-name="T14">int</text:span></text:span><text:span text:style-name="Source_20_Text"><text:span text:style-name="T11"> = </text:span></text:span><text:span text:style-name="Source_20_Text"><text:span text:style-name="T15">'gh'</text:span></text:span></text:p>
      <text:p text:style-name="P10">Пример типизации параметра и возвращаемого объекта в функции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n: int</text:span></text:span><text:span text:style-name="Source_20_Text"><text:span text:style-name="T11">) -&gt; </text:span></text:span><text:span text:style-name="Source_20_Text"><text:span text:style-name="T14">int</text:span></text:span><text:span text:style-name="Source_20_Text"><text:span text:style-name="T11">: <text:s/></text:span></text:span><text:span text:style-name="Source_20_Text"><text:span text:style-name="T10"># n: int = 5 - для именнованного параметра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</text:span></text:span><text:span text:style-name="Source_20_Text"><text:span text:style-name="T14">range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, n + </text:span></text:span><text:span text:style-name="Source_20_Text"><text:span text:style-name="T17">1</text:span></text:span><text:span text:style-name="Source_20_Text"><text:span text:style-name="T11">))</text:span></text:span></text:p>
      <text:p text:style-name="P14"/>
      <text:p text:style-name="P8"><text:span text:style-name="T2">У функций при аннотации появляется магический атрибут </text:span><text:span text:style-name="Strong_20_Emphasis"><text:span text:style-name="T4">__annotations__</text:span></text:span><text:span text:style-name="T2">, который по сути является словарем, в котором указаны все аннотированные параметры и </text:span><text:span text:style-name="Strong_20_Emphasis"><text:span text:style-name="T4">return</text:span></text:span><text:span text:style-name="T2">:</text:span></text:p>
      <text:p text:style-name="P11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n: int = 5)</text:span></text:span><text:span text:style-name="Source_20_Text"><text:span text:style-name="T11"> -&gt; </text:span></text:span><text:span text:style-name="Source_20_Text"><text:span text:style-name="T14">int</text:span></text:span><text:span text:style-name="Source_20_Text"><text:span text:style-name="T11">: <text:s/>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(</text:span></text:span><text:span text:style-name="Source_20_Text"><text:span text:style-name="T13">range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, n + </text:span></text:span><text:span text:style-name="Source_20_Text"><text:span text:style-name="T17">1</text:span></text:span><text:span text:style-name="Source_20_Text"><text:span text:style-name="T11">))</text:span></text:span></text:p>
      <text:p text:style-name="P17"/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1">.__annotations__)</text:span></text:span></text:p>
      <text:p text:style-name="P8"><text:span text:style-name="T2">Если функция не возвращающая, то для </text:span><text:span text:style-name="Strong_20_Emphasis"><text:span text:style-name="T4">return</text:span></text:span><text:span text:style-name="T2"> указываем </text:span><text:span text:style-name="Strong_20_Emphasis"><text:span text:style-name="T4">None</text:span></text:span><text:span text:style-name="T2"> :</text:span></text:p>
      <text:p text:style-name="P11"><text:span text:style-name="Source_20_Text"><text:span text:style-name="T11">def </text:span></text:span><text:span text:style-name="Source_20_Text"><text:span text:style-name="T14">func</text:span></text:span><text:span text:style-name="Source_20_Text"><text:span text:style-name="T11">() -&gt; None:</text:span></text:span></text:p>
      <text:p text:style-name="P14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Буги-Вуги'</text:span></text:span><text:span text:style-name="Source_20_Text"><text:span text:style-name="T11">)</text:span></text:span></text:p>
      <text:p text:style-name="P8"><text:span text:style-name="T2">Если наша функция подразумевает прием или возврат разных типов, для этого используется модуль </text:span><text:span text:style-name="Strong_20_Emphasis"><text:span text:style-name="T4">typing</text:span></text:span><text:span text:style-name="T2">, оттуда импортируется тип </text:span><text:span text:style-name="Strong_20_Emphasis"><text:span text:style-name="T4">Union</text:span></text:span><text:span text:style-name="T2">:</text:span>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Union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: Union[int, float], y: Union[int, float]</text:span></text:span><text:span text:style-name="Source_20_Text"><text:span text:style-name="T11">) -&gt; </text:span></text:span><text:span text:style-name="Source_20_Text"><text:span text:style-name="T14">Union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float</text:span></text:span><text:span text:style-name="Source_20_Text"><text:span text:style-name="T11">]: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10">Начиная с версии Python 3.10 необходимость этого импорта отпала, теперь объединять типы можно так:</text:p>
      <text:p text:style-name="P11"><text:soft-page-break/><text:span text:style-name="Source_20_Text"><text:span text:style-name="T11">def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: </text:span></text:span><text:span text:style-name="Source_20_Text"><text:span text:style-name="T13">int</text:span></text:span><text:span text:style-name="Source_20_Text"><text:span text:style-name="T11"> | </text:span></text:span><text:span text:style-name="Source_20_Text"><text:span text:style-name="T13">float</text:span></text:span><text:span text:style-name="Source_20_Text"><text:span text:style-name="T11">, </text:span></text:span><text:span text:style-name="Source_20_Text"><text:span text:style-name="T14">y</text:span></text:span><text:span text:style-name="Source_20_Text"><text:span text:style-name="T11">: </text:span></text:span><text:span text:style-name="Source_20_Text"><text:span text:style-name="T13">int</text:span></text:span><text:span text:style-name="Source_20_Text"><text:span text:style-name="T11"> | </text:span></text:span><text:span text:style-name="Source_20_Text"><text:span text:style-name="T13">float</text:span></text:span><text:span text:style-name="Source_20_Text"><text:span text:style-name="T11">) -&gt; </text:span></text:span><text:span text:style-name="Source_20_Text"><text:span text:style-name="T13">int</text:span></text:span><text:span text:style-name="Source_20_Text"><text:span text:style-name="T11"> | </text:span></text:span><text:span text:style-name="Source_20_Text"><text:span text:style-name="T13">float</text:span></text:span><text:span text:style-name="Source_20_Text"><text:span text:style-name="T11">: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10">Типы аннотаций можно сохранять в переменные, обычно это делается когда аннотация немного сложнее чем обычно: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Union</text:span></text:span></text:p>
      <text:p text:style-name="P17"/>
      <text:p text:style-name="P17"><text:span text:style-name="Source_20_Text"><text:span text:style-name="T11">z = </text:span></text:span><text:span text:style-name="Source_20_Text"><text:span text:style-name="T14">Union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float</text:span></text:span><text:span text:style-name="Source_20_Text"><text:span text:style-name="T11">]</text:span></text:span></text:p>
      <text:p text:style-name="P17"><text:span text:style-name="Source_20_Text"><text:span text:style-name="T11">al = 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float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: z, y: al</text:span></text:span><text:span text:style-name="Source_20_Text"><text:span text:style-name="T11">) -&gt; </text:span></text:span><text:span text:style-name="Source_20_Text"><text:span text:style-name="T14">int</text:span></text:span><text:span text:style-name="Source_20_Text"><text:span text:style-name="T11">: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8"><text:span text:style-name="T2">Если параметр или возвращаемое значение подразумевает какой-то тип или </text:span><text:span text:style-name="Strong_20_Emphasis"><text:span text:style-name="T4">None</text:span></text:span><text:span text:style-name="T2">, то используется тип </text:span><text:span text:style-name="Strong_20_Emphasis"><text:span text:style-name="T4">Optional</text:span></text:span><text:span text:style-name="T2"> из модуля </text:span><text:span text:style-name="Strong_20_Emphasis"><text:span text:style-name="T4">typing</text:span></text:span><text:span text:style-name="T2">:</text:span>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Optional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: list, y: list</text:span></text:span><text:span text:style-name="Source_20_Text"><text:span text:style-name="T11">) -&gt; </text:span></text:span><text:span text:style-name="Source_20_Text"><text:span text:style-name="T14">Optional</text:span></text:span><text:span text:style-name="Source_20_Text"><text:span text:style-name="T11">[</text:span></text:span><text:span text:style-name="Source_20_Text"><text:span text:style-name="T14">list</text:span></text:span><text:span text:style-name="Source_20_Text"><text:span text:style-name="T11">]: </text:span></text:span><text:span text:style-name="Source_20_Text"><text:span text:style-name="T10"># list | None</text:span></text:span></text:p>
      <text:p text:style-name="P17"><text:span text:style-name="Source_20_Text"><text:span text:style-name="T12"><text:s text:c="4"/></text:span></text:span><text:span text:style-name="Source_20_Text"><text:span text:style-name="T13">match</text:span></text:span><text:span text:style-name="Source_20_Text"><text:span text:style-name="T11"> x, y:</text:span></text:span></text:p>
      <text:p text:style-name="P17"><text:span text:style-name="Source_20_Text"><text:span text:style-name="T12"><text:s text:c="8"/></text:span></text:span><text:span text:style-name="Source_20_Text"><text:span text:style-name="T13">case</text:span></text:span><text:span text:style-name="Source_20_Text"><text:span text:style-name="T11"> </text:span></text:span><text:span text:style-name="Source_20_Text"><text:span text:style-name="T14">list</text:span></text:span><text:span text:style-name="Source_20_Text"><text:span text:style-name="T11">(), </text:span></text:span><text:span text:style-name="Source_20_Text"><text:span text:style-name="T14">list</text:span></text:span><text:span text:style-name="Source_20_Text"><text:span text:style-name="T11">():</text:span></text:span></text:p>
      <text:p text:style-name="P17"><text:span text:style-name="Source_20_Text"><text:span text:style-name="T12"><text:s text:c="12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7">None</text:span></text:span><text:span text:style-name="Source_20_Text"><text:span text:style-name="T11"> </text:span></text:span><text:span text:style-name="Source_20_Text"><text:span text:style-name="T10"># здесь без явного возврата None mypy ругается</text:span></text:span></text:p>
      <text:p text:style-name="P8"><text:span text:style-name="T2">Соответственно можно использовать </text:span><text:span text:style-name="Strong_20_Emphasis"><text:span text:style-name="T4">Union[list, None]</text:span></text:span><text:span text:style-name="T2">, но это менее удобный вариант, поэтому и собственно был придуман<text:line-break/></text:span><text:span text:style-name="Strong_20_Emphasis"><text:span text:style-name="T4">Optional</text:span></text:span><text:span text:style-name="T2">. Но вполне себе удобный вариант =&gt; </text:span><text:span text:style-name="Strong_20_Emphasis"><text:span text:style-name="T4">list | None.</text:span></text:span></text:p>
      <text:p text:style-name="P9"> </text:p>
      <text:p text:style-name="P8"><text:span text:style-name="T2">Если мы не можем определитьcя какой тип данных необходимо принять функции или вернуть, то в таком случае используется<text:line-break/>тип </text:span><text:span text:style-name="Strong_20_Emphasis"><text:span text:style-name="T4">Any</text:span></text:span><text:span text:style-name="T2"> из модуля </text:span><text:span text:style-name="Strong_20_Emphasis"><text:span text:style-name="T4">typing</text:span></text:span><text:span text:style-name="T2">:</text:span>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Any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*args: Any</text:span></text:span><text:span text:style-name="Source_20_Text"><text:span text:style-name="T11">) -&gt; </text:span></text:span><text:span text:style-name="Source_20_Text"><text:span text:style-name="T14">list</text:span></text:span><text:span text:style-name="Source_20_Text"><text:span text:style-name="T11">: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list</text:span></text:span><text:span text:style-name="Source_20_Text"><text:span text:style-name="T11">(args)</text:span></text:span></text:p>
      <text:p text:style-name="P8"><text:span text:style-name="T2">Если вы хотите создать переменную-константу, значение которой менять нельзя можно использовать тип </text:span><text:span text:style-name="Strong_20_Emphasis"><text:span text:style-name="T4">Final</text:span></text:span><text:span text:style-name="T2"> модуля </text:span><text:span text:style-name="Strong_20_Emphasis"><text:span text:style-name="T4">typing</text:span></text:span><text:span text:style-name="T2">:</text:span></text:p>
      <text:p text:style-name="P11"><text:span text:style-name="Source_20_Text"><text:span text:style-name="T13">from</text:span></text:span><text:span text:style-name="Source_20_Text"><text:span text:style-name="T11"> typing import </text:span></text:span><text:span text:style-name="Source_20_Text"><text:span text:style-name="T13">Final</text:span></text:span></text:p>
      <text:p text:style-name="P17"/>
      <text:p text:style-name="P17"><text:span text:style-name="Source_20_Text"><text:span text:style-name="T11">password: </text:span></text:span><text:span text:style-name="Source_20_Text"><text:span text:style-name="T13">Final</text:span></text:span><text:span text:style-name="Source_20_Text"><text:span text:style-name="T11"> = </text:span></text:span><text:span text:style-name="Source_20_Text"><text:span text:style-name="T15">'qwerty'</text:span></text:span></text:p>
      <text:p text:style-name="P14"><text:span text:style-name="Source_20_Text"><text:span text:style-name="T11">password = </text:span></text:span><text:span text:style-name="Source_20_Text"><text:span text:style-name="T15">'пароль'</text:span></text:span></text:p>
      <text:p text:style-name="P2">При аннотировании списков мы можем указать какие-типы данных могут быть внутри:</text:p>
      <text:p text:style-name="P12"><text:span text:style-name="Source_20_Text"><text:span text:style-name="T11">lst: </text:span></text:span><text:span text:style-name="Source_20_Text"><text:span text:style-name="T14">lis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str</text:span></text:span><text:span text:style-name="Source_20_Text"><text:span text:style-name="T11">] = 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5">'4'</text:span></text:span><text:span text:style-name="Source_20_Text"><text:span text:style-name="T11">]</text:span></text:span></text:p>
      <text:p text:style-name="P8"><text:soft-page-break/><text:span text:style-name="T2">До версии Python 3.9 коллекции также импортировались из модуля </text:span><text:span text:style-name="Strong_20_Emphasis"><text:span text:style-name="T4">typing</text:span></text:span><text:span text:style-name="T2"> как типы: </text:span><text:span text:style-name="Strong_20_Emphasis"><text:span text:style-name="T4">List, Tuple, Dict, Set</text:span></text:span><text:span text:style-name="T2">. Поэтому этот код можно переписать так:</text:span>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List</text:span></text:span></text:p>
      <text:p text:style-name="P17"/>
      <text:p text:style-name="P14"><text:span text:style-name="Source_20_Text"><text:span text:style-name="T11">lst: </text:span></text:span><text:span text:style-name="Source_20_Text"><text:span text:style-name="T14">Lis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str</text:span></text:span><text:span text:style-name="Source_20_Text"><text:span text:style-name="T11">] = 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5">'4'</text:span></text:span><text:span text:style-name="Source_20_Text"><text:span text:style-name="T11">]</text:span></text:span></text:p>
      <text:p text:style-name="P10">Для кортежей мы должны указывать тип для каждого его элемента, почему так? Дело в том, что те же списки обычно используются для объединения объектов одного типа, а кортежи для разных - отсюда и различия:</text:p>
      <text:p text:style-name="P12"><text:span text:style-name="Source_20_Text"><text:span text:style-name="T11">tpl_1: </text:span></text:span><text:span text:style-name="Source_20_Text"><text:span text:style-name="T14">tuple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str</text:span></text:span><text:span text:style-name="Source_20_Text"><text:span text:style-name="T11">] = (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5">'Альфа'</text:span></text:span><text:span text:style-name="Source_20_Text"><text:span text:style-name="T11">)</text:span></text:span></text:p>
      <text:p text:style-name="P10">Но если все же у нас будут объекты одного типа, то это можно записать так:</text:p>
      <text:p text:style-name="P12"><text:span text:style-name="Source_20_Text"><text:span text:style-name="T11">tpl_2: tuple[</text:span></text:span><text:span text:style-name="Source_20_Text"><text:span text:style-name="T14">int</text:span></text:span><text:span text:style-name="Source_20_Text"><text:span text:style-name="T11">, ...] = (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)</text:span></text:span></text:p>
      <text:p text:style-name="P10">Если мы хотим аннотировать словари, то  в квадратных скобках нужно указать какие типы данных мы ожидаем от ключей и значений, через запятую:</text:p>
      <text:p text:style-name="P12"><text:span text:style-name="Source_20_Text"><text:span text:style-name="T11">dct: </text:span></text:span><text:span text:style-name="Source_20_Text"><text:span text:style-name="T14">dic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str</text:span></text:span><text:span text:style-name="Source_20_Text"><text:span text:style-name="T11">] = {</text:span></text:span><text:span text:style-name="Source_20_Text"><text:span text:style-name="T17">1</text:span></text:span><text:span text:style-name="Source_20_Text"><text:span text:style-name="T11">: </text:span></text:span><text:span text:style-name="Source_20_Text"><text:span text:style-name="T15">'Аня'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: </text:span></text:span><text:span text:style-name="Source_20_Text"><text:span text:style-name="T15">'Никита'</text:span></text:span><text:span text:style-name="Source_20_Text"><text:span text:style-name="T11">}</text:span></text:span></text:p>
      <text:p text:style-name="P10">Для множеств также как и для списков указывают один тип для всех элементов:</text:p>
      <text:p text:style-name="P12"><text:span text:style-name="Source_20_Text"><text:span text:style-name="T11">st: set[</text:span></text:span><text:span text:style-name="Source_20_Text"><text:span text:style-name="T14">int</text:span></text:span><text:span text:style-name="Source_20_Text"><text:span text:style-name="T11">] = {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9</text:span></text:span><text:span text:style-name="Source_20_Text"><text:span text:style-name="T11">}</text:span></text:span></text:p>
      <text:p text:style-name="P10">Пример вложенности аннотаций: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Any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data: list[str | int] | dict[int, Any]</text:span></text:span><text:span text:style-name="Source_20_Text"><text:span text:style-name="T11">) -&gt; </text:span></text:span><text:span text:style-name="Source_20_Text"><text:span text:style-name="T14">se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str</text:span></text:span><text:span text:style-name="Source_20_Text"><text:span text:style-name="T11">]: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et</text:span></text:span><text:span text:style-name="Source_20_Text"><text:span text:style-name="T11">(data)</text:span></text:span></text:p>
      <text:p text:style-name="P8"><text:span text:style-name="T2">Если необходимо указать конкретное значение типа, то нужно использовать </text:span><text:span text:style-name="Strong_20_Emphasis"><text:span text:style-name="T4">Literal</text:span></text:span><text:span text:style-name="T2">:</text:span>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Literal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tpl: tuple[int, Literal[</text:span></text:span><text:span text:style-name="Source_20_Text"><text:span text:style-name="T17">5</text:span></text:span><text:span text:style-name="Source_20_Text"><text:span text:style-name="T14">]]</text:span></text:span><text:span text:style-name="Source_20_Text"><text:span text:style-name="T11">) -&gt; </text:span></text:span><text:span text:style-name="Source_20_Text"><text:span text:style-name="T17">None</text:span></text:span><text:span text:style-name="Source_20_Text"><text:span text:style-name="T11">:</text:span></text:span></text:p>
      <text:p text:style-name="P17"><text:span text:style-name="Source_20_Text"><text:span text:style-name="T12"><text:s text:c="4"/></text:span></text:span><text:span text:style-name="Source_20_Text"><text:span text:style-name="T13">pass</text:span></text:span></text:p>
      <text:p text:style-name="P17"/>
      <text:p text:style-name="P17"/>
      <text:p text:style-name="P14"><text:span text:style-name="Source_20_Text"><text:span text:style-name="T14">print</text:span></text:span><text:span text:style-name="Source_20_Text"><text:span text:style-name="T11">(func((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)))</text:span></text:span></text:p>
      <text:p text:style-name="P8"><text:span text:style-name="T2">Если мы хотим использовать вызываемый тип данных, например функция или метод, то используется тип </text:span><text:span text:style-name="Strong_20_Emphasis"><text:span text:style-name="T4">Callable</text:span></text:span><text:span text:style-name="T2"> модуля </text:span><text:span text:style-name="Strong_20_Emphasis"><text:span text:style-name="T4">collections.abc</text:span></text:span><text:span text:style-name="T2">, в нем в </text:span><text:span text:style-name="Strong_20_Emphasis"><text:span text:style-name="T4">[]</text:span></text:span><text:span text:style-name="T2"> мы можем первым аргументом указать параметр(тоже в </text:span><text:span text:style-name="Strong_20_Emphasis"><text:span text:style-name="T4">[]</text:span></text:span><text:span text:style-name="T2">), затем возвращаемый тип(без </text:span><text:span text:style-name="Strong_20_Emphasis"><text:span text:style-name="T4">[]</text:span></text:span><text:span text:style-name="T2">):</text:span></text:p>
      <text:p text:style-name="P11"><text:span text:style-name="Source_20_Text"><text:span text:style-name="T13">from</text:span></text:span><text:span text:style-name="Source_20_Text"><text:span text:style-name="T11"> collections.abc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Callable</text:span></text:span></text:p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f: Callable[[str], int], lst: list[str]</text:span></text:span><text:span text:style-name="Source_20_Text"><text:span text:style-name="T11">) -&gt; </text:span></text:span><text:span text:style-name="Source_20_Text"><text:span text:style-name="T14">lis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]:</text:span></text:span></text:p>
      <text:p text:style-name="P17"><text:span text:style-name="Source_20_Text"><text:span text:style-name="T12"><text:s text:c="4"/></text:span></text:span><text:span text:style-name="Source_20_Text"><text:span text:style-name="T13">if</text:span></text:span><text:span text:style-name="Source_20_Text"><text:span text:style-name="T11"> lst </text:span></text:span><text:span text:style-name="Source_20_Text"><text:span text:style-name="T13">is</text:span></text:span><text:span text:style-name="Source_20_Text"><text:span text:style-name="T11"> </text:span></text:span><text:span text:style-name="Source_20_Text"><text:span text:style-name="T17">None</text:span></text:span><text:span text:style-name="Source_20_Text"><text:span text:style-name="T11">: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[]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[f(i) 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lst]</text:span></text:span></text:p>
      <text:p text:style-name="P17"><text:soft-page-break/></text:p>
      <text:p text:style-name="P17"/>
      <text:p text:style-name="P14"><text:span text:style-name="Source_20_Text"><text:span text:style-name="T14">print</text:span></text:span><text:span text:style-name="Source_20_Text"><text:span text:style-name="T11">(func(</text:span></text:span><text:span text:style-name="Source_20_Text"><text:span text:style-name="T14">len</text:span></text:span><text:span text:style-name="Source_20_Text"><text:span text:style-name="T11">, [</text:span></text:span><text:span text:style-name="Source_20_Text"><text:span text:style-name="T15">'Abc'</text:span></text:span><text:span text:style-name="Source_20_Text"><text:span text:style-name="T11">, </text:span></text:span><text:span text:style-name="Source_20_Text"><text:span text:style-name="T15">'Bcdef'</text:span></text:span><text:span text:style-name="Source_20_Text"><text:span text:style-name="T11">]))</text:span></text:span></text:p>
      <text:h text:style-name="P21" text:outline-level="1"><text:span text:style-name="T7">2.1 - Области</text:span><text:span text:style-name="T5"> видимости переменных</text:span><text:span text:style-name="T19"> </text:span></text:h>
      <text:p text:style-name="P7"/>
      <text:p text:style-name="Text_20_body"><text:span text:style-name="T3">В примере ниже переменные </text:span><text:span text:style-name="Strong_20_Emphasis"><text:span text:style-name="T4">args</text:span></text:span><text:span text:style-name="T3">, </text:span><text:span text:style-name="Strong_20_Emphasis"><text:span text:style-name="T4">summ</text:span></text:span><text:span text:style-name="T3">, </text:span><text:span text:style-name="Strong_20_Emphasis"><text:span text:style-name="T4">i</text:span></text:span><text:span text:style-name="T3"> являются локальными, их областью видимости является тело функции:</text:span></text:p>
      <text:p text:style-name="P11"><text:span text:style-name="Source_20_Text"><text:span text:style-name="T11">def </text:span></text:span><text:span text:style-name="Source_20_Text"><text:span text:style-name="T14">func(*args)</text:span></text:span><text:span text:style-name="Source_20_Text"><text:span text:style-name="T11">:</text:span></text:span></text:p>
      <text:p text:style-name="P17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7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7"><text:span text:style-name="Source_20_Text"><text:span text:style-name="T12"><text:s text:c="8"/></text:span></text:span><text:span text:style-name="Source_20_Text"><text:span text:style-name="T11">summ += i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</text:span></text:span></text:p>
      <text:p text:style-name="P8"><text:span text:style-name="T2">Здесь мы добавили переменную </text:span><text:span text:style-name="Strong_20_Emphasis"><text:span text:style-name="T4">x</text:span></text:span><text:span text:style-name="T2"> и немного изменили функцию, функция из локальной области видимости использует значение глобальной переменной, т.к. в своей области имен одноименная переменная не объявлялась. Т.е. в любой вложенной области имен, если есть запрос на переменную и она в данной области отсутствует, то происходит поиск данной переменной областью выше:</text:span></text:p>
      <text:p text:style-name="P11"><text:span text:style-name="Source_20_Text"><text:span text:style-name="T11">x = </text:span></text:span><text:span text:style-name="Source_20_Text"><text:span text:style-name="T17">100</text:span></text:span></text:p>
      <text:p text:style-name="P17"/>
      <text:p text:style-name="P17"/>
      <text:p text:style-name="P17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*args)</text:span></text:span><text:span text:style-name="Source_20_Text"><text:span text:style-name="T11">:</text:span></text:span></text:p>
      <text:p text:style-name="P17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7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7"><text:span text:style-name="Source_20_Text"><text:span text:style-name="T12"><text:s text:c="8"/></text:span></text:span><text:span text:style-name="Source_20_Text"><text:span text:style-name="T11">summ += i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 + x</text:span></text:span></text:p>
      <text:p text:style-name="P17"/>
      <text:p text:style-name="P17"/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4">(5, 5)</text:span></text:span><text:span text:style-name="Source_20_Text"><text:span text:style-name="T11">)</text:span></text:span></text:p>
      <text:p text:style-name="P10">Если одноименная переменная существует во всех областях видимости, то берется значение из той же области в которой происходит запрос на данную переменную:</text:p>
      <text:p text:style-name="P11"><text:span text:style-name="Source_20_Text"><text:span text:style-name="T11">x = </text:span></text:span><text:span text:style-name="Source_20_Text"><text:span text:style-name="T17">100</text:span></text:span></text:p>
      <text:p text:style-name="P17"/>
      <text:p text:style-name="P17"/>
      <text:p text:style-name="P17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*args)</text:span></text:span><text:span text:style-name="Source_20_Text"><text:span text:style-name="T11">:</text:span></text:span></text:p>
      <text:p text:style-name="P17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7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0</text:span></text:span></text:p>
      <text:p text:style-name="P17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7"><text:span text:style-name="Source_20_Text"><text:span text:style-name="T12"><text:s text:c="8"/></text:span></text:span><text:span text:style-name="Source_20_Text"><text:span text:style-name="T11">summ += i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 + x</text:span></text:span></text:p>
      <text:p text:style-name="P17"/>
      <text:p text:style-name="P17"/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4">(5, 5)</text:span></text:span><text:span text:style-name="Source_20_Text"><text:span text:style-name="T11">)</text:span></text:span></text:p>
      <text:p text:style-name="P8"><text:span text:style-name="T2">Если вы все же хотите изменять значения переменных глобальной области из вложенной области, то нужно использовать ключевое слово </text:span><text:span text:style-name="Strong_20_Emphasis"><text:span text:style-name="T4">global</text:span></text:span><text:span text:style-name="T2">: </text:span></text:p>
      <text:p text:style-name="P11"><text:soft-page-break/><text:span text:style-name="Source_20_Text"><text:span text:style-name="T11">x = </text:span></text:span><text:span text:style-name="Source_20_Text"><text:span text:style-name="T17">100</text:span></text:span></text:p>
      <text:p text:style-name="P17"><text:span text:style-name="Source_20_Text"><text:span text:style-name="T11">y = </text:span></text:span><text:span text:style-name="Source_20_Text"><text:span text:style-name="T17">500</text:span></text:span></text:p>
      <text:p text:style-name="P17"/>
      <text:p text:style-name="P17"/>
      <text:p text:style-name="P17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*args)</text:span></text:span><text:span text:style-name="Source_20_Text"><text:span text:style-name="T11">:</text:span></text:span></text:p>
      <text:p text:style-name="P17"><text:span text:style-name="Source_20_Text"><text:span text:style-name="T12"><text:s text:c="4"/></text:span></text:span><text:span text:style-name="Source_20_Text"><text:span text:style-name="T11">global x, y # здесь можно перечислять переменные</text:span></text:span></text:p>
      <text:p text:style-name="P17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0</text:span></text:span></text:p>
      <text:p text:style-name="P17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7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7"><text:span text:style-name="Source_20_Text"><text:span text:style-name="T12"><text:s text:c="8"/></text:span></text:span><text:span text:style-name="Source_20_Text"><text:span text:style-name="T11">summ += i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 + x</text:span></text:span></text:p>
      <text:p text:style-name="P17"/>
      <text:p text:style-name="P17"/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4">(5, 5)</text:span></text:span><text:span text:style-name="Source_20_Text"><text:span text:style-name="T11">, x)</text:span></text:span></text:p>
      <text:p text:style-name="P8"><text:span text:style-name="T2">Пример в котором показано уже 3 области видимости, в каждой из них есть переменная </text:span><text:span text:style-name="Strong_20_Emphasis"><text:span text:style-name="T4">x </text:span></text:span><text:span text:style-name="T2">и все они независимы:</text:span></text:p>
      <text:p text:style-name="P11"><text:span text:style-name="Source_20_Text"><text:span text:style-name="T11">x = </text:span></text:span><text:span text:style-name="Source_20_Text"><text:span text:style-name="T17">1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1</text:span></text:span><text:span text:style-name="Source_20_Text"><text:span text:style-name="T11">():</text:span></text:span></text:p>
      <text:p text:style-name="P17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</text:span></text:span></text:p>
      <text:p text:style-name="P17"/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2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1">x = </text:span></text:span><text:span text:style-name="Source_20_Text"><text:span text:style-name="T17">3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2 ='</text:span></text:span><text:span text:style-name="Source_20_Text"><text:span text:style-name="T11">, x)</text:span></text:span></text:p>
      <text:p text:style-name="P17"><text:span text:style-name="Source_20_Text"><text:span text:style-name="T12"><text:s text:c="4"/></text:span></text:span><text:span text:style-name="Source_20_Text"><text:span text:style-name="T11">func_2()</text:span></text:span></text:p>
      <text:p text:style-name="P17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1 ='</text:span></text:span><text:span text:style-name="Source_20_Text"><text:span text:style-name="T11">, x)</text:span></text:span></text:p>
      <text:p text:style-name="P17"/>
      <text:p text:style-name="P17"/>
      <text:p text:style-name="P17"><text:span text:style-name="Source_20_Text"><text:span text:style-name="T11">func_1()</text:span></text:span></text:p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global x ='</text:span></text:span><text:span text:style-name="Source_20_Text"><text:span text:style-name="T11">, x)</text:span></text:span></text:p>
      <text:p text:style-name="P8"><text:span text:style-name="T2">Если наша задача влиять из локальной области имен на переменные локальной области уровнем выше, то необходимо использовать ключевое слово </text:span><text:span text:style-name="Strong_20_Emphasis"><text:span text:style-name="T4">nonlocal</text:span></text:span><text:span text:style-name="T2">:</text:span></text:p>
      <text:p text:style-name="P11"><text:span text:style-name="Source_20_Text"><text:span text:style-name="T11">x = </text:span></text:span><text:span text:style-name="Source_20_Text"><text:span text:style-name="T17">1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1</text:span></text:span><text:span text:style-name="Source_20_Text"><text:span text:style-name="T11">():</text:span></text:span></text:p>
      <text:p text:style-name="P17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</text:span></text:span></text:p>
      <text:p text:style-name="P17"/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2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3">nonlocal</text:span></text:span><text:span text:style-name="Source_20_Text"><text:span text:style-name="T11"> x</text:span></text:span></text:p>
      <text:p text:style-name="P17"><text:span text:style-name="Source_20_Text"><text:span text:style-name="T12"><text:s text:c="8"/></text:span></text:span><text:span text:style-name="Source_20_Text"><text:span text:style-name="T11">x = </text:span></text:span><text:span text:style-name="Source_20_Text"><text:span text:style-name="T17">3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2 ='</text:span></text:span><text:span text:style-name="Source_20_Text"><text:span text:style-name="T11">, x)</text:span></text:span></text:p>
      <text:p text:style-name="P17"><text:span text:style-name="Source_20_Text"><text:span text:style-name="T12"><text:s text:c="4"/></text:span></text:span><text:span text:style-name="Source_20_Text"><text:span text:style-name="T11">func_2()</text:span></text:span></text:p>
      <text:p text:style-name="P17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1 ='</text:span></text:span><text:span text:style-name="Source_20_Text"><text:span text:style-name="T11">, x)</text:span></text:span></text:p>
      <text:p text:style-name="P17"/>
      <text:p text:style-name="P17"/>
      <text:p text:style-name="P17"><text:span text:style-name="Source_20_Text"><text:span text:style-name="T11">func_1()</text:span></text:span></text:p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global x ='</text:span></text:span><text:span text:style-name="Source_20_Text"><text:span text:style-name="T11">, x)</text:span></text:span></text:p>
      <text:p text:style-name="P8"><text:soft-page-break/><text:span text:style-name="T2">Из локальной области можно влиять на глобальные переменные и без </text:span><text:span text:style-name="Strong_20_Emphasis"><text:span text:style-name="T4">global</text:span></text:span><text:span text:style-name="T2">. Если внести изменения на изменяемый объект, например список. Т.к. в данном случае не происходит замена объекта как такового, происходит только его изменение:</text:span></text:p>
      <text:p text:style-name="P11"><text:span text:style-name="Source_20_Text"><text:span text:style-name="T11">lst = 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]</text:span></text:span></text:p>
      <text:p text:style-name="P17"/>
      <text:p text:style-name="P17"/>
      <text:p text:style-name="P17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)</text:span></text:span><text:span text:style-name="Source_20_Text"><text:span text:style-name="T11">:</text:span></text:span></text:p>
      <text:p text:style-name="P17"><text:span text:style-name="Source_20_Text"><text:span text:style-name="T12"><text:s text:c="4"/></text:span></text:span><text:span text:style-name="Source_20_Text"><text:span text:style-name="T11">lst.</text:span></text:span><text:span text:style-name="Source_20_Text"><text:span text:style-name="T14">append</text:span></text:span><text:span text:style-name="Source_20_Text"><text:span text:style-name="T11">(</text:span></text:span><text:span text:style-name="Source_20_Text"><text:span text:style-name="T17">4</text:span></text:span><text:span text:style-name="Source_20_Text"><text:span text:style-name="T11">)</text:span></text:span></text:p>
      <text:p text:style-name="P17"/>
      <text:p text:style-name="P17"/>
      <text:p text:style-name="P17"><text:span text:style-name="Source_20_Text"><text:span text:style-name="T13">func</text:span></text:span><text:span text:style-name="Source_20_Text"><text:span text:style-name="T14">()</text:span></text:span></text:p>
      <text:p text:style-name="P14"><text:span text:style-name="Source_20_Text"><text:span text:style-name="T14">print</text:span></text:span><text:span text:style-name="Source_20_Text"><text:span text:style-name="T11">(lst)</text:span></text:span></text:p>
      <text:h text:style-name="P22" text:outline-level="1"><text:span text:style-name="T6">2.2</text:span><text:span text:style-name="T8"> - </text:span><text:span text:style-name="T6">lambda-функции</text:span><text:span text:style-name="T20"> </text:span></text:h>
      <text:p text:style-name="P6"/>
      <text:p text:style-name="P4"><text:span text:style-name="T1">Простой пример </text:span><text:span text:style-name="Strong_20_Emphasis"><text:span text:style-name="T4">lambda</text:span></text:span><text:span text:style-name="T1"> функции:</text:span></text:p>
      <text:p text:style-name="P11"><text:span text:style-name="Source_20_Text"><text:span text:style-name="T11">x = </text:span></text:span><text:span text:style-name="Source_20_Text"><text:span text:style-name="T13">lambda</text:span></text:span><text:span text:style-name="Source_20_Text"><text:span text:style-name="T11"> a, b: a + b</text:span></text:span></text:p>
      <text:p text:style-name="P14"><text:span text:style-name="Source_20_Text"><text:span text:style-name="T14">print</text:span></text:span><text:span text:style-name="Source_20_Text"><text:span text:style-name="T11">(x(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7</text:span></text:span><text:span text:style-name="Source_20_Text"><text:span text:style-name="T11">))</text:span></text:span></text:p>
      <text:p text:style-name="P8"><text:span text:style-name="T2">где </text:span><text:span text:style-name="Strong_20_Emphasis"><text:span text:style-name="T4">a</text:span></text:span><text:span text:style-name="T2">, </text:span><text:span text:style-name="Strong_20_Emphasis"><text:span text:style-name="T4">b</text:span></text:span><text:span text:style-name="T2"> - параметры функции<text:line-break/></text:span><text:span text:style-name="Strong_20_Emphasis"><text:span text:style-name="T4">a + b</text:span></text:span><text:span text:style-name="T2"> - </text:span><text:span text:style-name="Strong_20_Emphasis"><text:span text:style-name="T4">return</text:span></text:span><text:span text:style-name="T2"><text:line-break/> </text:span></text:p>
      <text:p text:style-name="P8"><text:span text:style-name="Strong_20_Emphasis"><text:span text:style-name="T4">lambda</text:span></text:span><text:span text:style-name="T2"> функция может быть без аргументов, но как правило так она не используется. Самый простой вариант:</text:span></text:p>
      <text:p text:style-name="P12"><text:span text:style-name="Source_20_Text"><text:span text:style-name="T14">print</text:span></text:span><text:span text:style-name="Source_20_Text"><text:span text:style-name="T11">((lambda: </text:span></text:span><text:span text:style-name="Source_20_Text"><text:span text:style-name="T17">5</text:span></text:span><text:span text:style-name="Source_20_Text"><text:span text:style-name="T11">)())</text:span></text:span></text:p>
      <text:p text:style-name="P8"><text:span text:style-name="T2">Пример функции, которая принимает необязательным аргументом </text:span><text:span text:style-name="Strong_20_Emphasis"><text:span text:style-name="T4">lambda</text:span></text:span><text:span text:style-name="T2"> функцию, которая выполняет роль фильтра:</text:span>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lst, filtr=</text:span></text:span><text:span text:style-name="Source_20_Text"><text:span text:style-name="T17">None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if</text:span></text:span><text:span text:style-name="Source_20_Text"><text:span text:style-name="T11"> filtr </text:span></text:span><text:span text:style-name="Source_20_Text"><text:span text:style-name="T13">is</text:span></text:span><text:span text:style-name="Source_20_Text"><text:span text:style-name="T11"> </text:span></text:span><text:span text:style-name="Source_20_Text"><text:span text:style-name="T17">None</text:span></text:span><text:span text:style-name="Source_20_Text"><text:span text:style-name="T11">: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lst</text:span></text:span></text:p>
      <text:p text:style-name="P17"><text:span text:style-name="Source_20_Text"><text:span text:style-name="T12"><text:s text:c="4"/></text:span></text:span><text:span text:style-name="Source_20_Text"><text:span text:style-name="T11">new_lst = [i 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lst </text:span></text:span><text:span text:style-name="Source_20_Text"><text:span text:style-name="T13">if</text:span></text:span><text:span text:style-name="Source_20_Text"><text:span text:style-name="T11"> filtr(i)]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new_lst</text:span></text:span></text:p>
      <text:p text:style-name="P17"/>
      <text:p text:style-name="P17"/>
      <text:p text:style-name="P14"><text:span text:style-name="Source_20_Text"><text:span text:style-name="T14">print</text:span></text:span><text:span text:style-name="Source_20_Text"><text:span text:style-name="T11">(func(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4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12</text:span></text:span><text:span text:style-name="Source_20_Text"><text:span text:style-name="T11">, </text:span></text:span><text:span text:style-name="Source_20_Text"><text:span text:style-name="T17">66</text:span></text:span><text:span text:style-name="Source_20_Text"><text:span text:style-name="T11">], filtr=</text:span></text:span><text:span text:style-name="Source_20_Text"><text:span text:style-name="T13">lambda</text:span></text:span><text:span text:style-name="Source_20_Text"><text:span text:style-name="T11"> x: </text:span></text:span><text:span text:style-name="Source_20_Text"><text:span text:style-name="T17">9</text:span></text:span><text:span text:style-name="Source_20_Text"><text:span text:style-name="T11"> &lt; x &lt; </text:span></text:span><text:span text:style-name="Source_20_Text"><text:span text:style-name="T17">100</text:span></text:span><text:span text:style-name="Source_20_Text"><text:span text:style-name="T11">)) </text:span></text:span><text:span text:style-name="Source_20_Text"><text:span text:style-name="T10"># x % 2 == 0</text:span></text:span></text:p>
      <text:p text:style-name="P8"><text:span text:style-name="T2">В </text:span><text:span text:style-name="Strong_20_Emphasis"><text:span text:style-name="T4">lambda</text:span></text:span><text:span text:style-name="T2"> функции можно использовать моржовый оператор:</text:span></text:p>
      <text:p text:style-name="P11"><text:span text:style-name="Source_20_Text"><text:span text:style-name="T11">z = lambda x: x + (y := </text:span></text:span><text:span text:style-name="Source_20_Text"><text:span text:style-name="T17">5</text:span></text:span><text:span text:style-name="Source_20_Text"><text:span text:style-name="T11">)</text:span></text:span></text:p>
      <text:p text:style-name="P14"><text:span text:style-name="Source_20_Text"><text:span text:style-name="T14">print</text:span></text:span><text:span text:style-name="Source_20_Text"><text:span text:style-name="T11">(z(</text:span></text:span><text:span text:style-name="Source_20_Text"><text:span text:style-name="T17">8</text:span></text:span><text:span text:style-name="Source_20_Text"><text:span text:style-name="T11">))</text:span></text:span></text:p>
      <text:p text:style-name="P8"><text:span text:style-name="Strong_20_Emphasis"><text:span text:style-name="T4">lambda</text:span></text:span><text:span text:style-name="T2"> функции также поддерживают все виды аргументов, что и обычные функции:</text:span></text:p>
      <text:p text:style-name="P11"><text:span text:style-name="Source_20_Text"><text:span text:style-name="T14">f1</text:span></text:span><text:span text:style-name="Source_20_Text"><text:span text:style-name="T11"> = lambda x, y, z: x + y + z</text:span></text:span></text:p>
      <text:p text:style-name="P17"><text:span text:style-name="Source_20_Text"><text:span text:style-name="T14">f2</text:span></text:span><text:span text:style-name="Source_20_Text"><text:span text:style-name="T11"> = lambda x, y, z=</text:span></text:span><text:span text:style-name="Source_20_Text"><text:span text:style-name="T17">3</text:span></text:span><text:span text:style-name="Source_20_Text"><text:span text:style-name="T11">: x + y + z</text:span></text:span></text:p>
      <text:p text:style-name="P17"><text:span text:style-name="Source_20_Text"><text:span text:style-name="T14">f3</text:span></text:span><text:span text:style-name="Source_20_Text"><text:span text:style-name="T11"> = lambda *args: sum(args)</text:span></text:span></text:p>
      <text:p text:style-name="P14"><text:soft-page-break/><text:span text:style-name="Source_20_Text"><text:span text:style-name="T14">f4</text:span></text:span><text:span text:style-name="Source_20_Text"><text:span text:style-name="T11"> = lambda **kwargs: sum(kwargs.values())</text:span></text:span></text:p>
      <text:h text:style-name="P21" text:outline-level="1"><text:span text:style-name="T5">2.3</text:span><text:span text:style-name="T9"> - </text:span><text:span text:style-name="T5">Замыкание функций</text:span> </text:h>
      <text:p text:style-name="P3">В примере ниже представлено как внешняя функция объявляет и возвращает внутреннюю и когда казалось бы внешняя функция выполнила свою работу и больше никак не связана с внутренней, всё равно возвращенная функция пользуется пространством имен внешней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1</text:span></text:span><text:span text:style-name="Source_20_Text"><text:span text:style-name="T11">(</text:span></text:span><text:span text:style-name="Source_20_Text"><text:span text:style-name="T14">name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2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Привет, </text:span></text:span><text:span text:style-name="Source_20_Text"><text:span text:style-name="T11">{name}</text:span></text:span><text:span text:style-name="Source_20_Text"><text:span text:style-name="T15">!'</text:span></text:span><text:span text:style-name="Source_20_Text"><text:span text:style-name="T11">)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func_2</text:span></text:span></text:p>
      <text:p text:style-name="P17"/>
      <text:p text:style-name="P17"/>
      <text:p text:style-name="P17"><text:span text:style-name="Source_20_Text"><text:span text:style-name="T11">x = func_1(</text:span></text:span><text:span text:style-name="Source_20_Text"><text:span text:style-name="T15">'Артем'</text:span></text:span><text:span text:style-name="Source_20_Text"><text:span text:style-name="T11">)</text:span></text:span></text:p>
      <text:p text:style-name="P14"><text:span text:style-name="Source_20_Text"><text:span text:style-name="T11">x()</text:span></text:span></text:p>
      <text:p text:style-name="P8"><text:span text:style-name="T2">Это поведение называется замыканием функций. Пространство имен внешней функции существует пока к нему сохраняется хоть одна ссылка. Цепочка вызовов: переменная </text:span><text:span text:style-name="Strong_20_Emphasis"><text:span text:style-name="T4">x</text:span></text:span><text:span text:style-name="T2"> -&gt; вложенная функция -&gt; пространство имен внешней функции. Пока вложенная функция пользуется пространством имен внешней функции(переменная </text:span><text:span text:style-name="Strong_20_Emphasis"><text:span text:style-name="T4">name</text:span></text:span><text:span text:style-name="T2">) до тех пор существует связь между внешней и вложенной функцией, даже если внешняя функция отработала и вернула внутреннюю.<text:line-break/> </text:span></text:p>
      <text:p text:style-name="P10">Пример в котором пространство имен внешней функции является своего рода буфером для внутренней функции. Ниже представлена функция счетчика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count</text:span></text:span><text:span text:style-name="Source_20_Text"><text:span text:style-name="T11">(</text:span></text:span><text:span text:style-name="Source_20_Text"><text:span text:style-name="T14">number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step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3">nonlocal</text:span></text:span><text:span text:style-name="Source_20_Text"><text:span text:style-name="T11"> number</text:span></text:span></text:p>
      <text:p text:style-name="P17"><text:span text:style-name="Source_20_Text"><text:span text:style-name="T12"><text:s text:c="8"/></text:span></text:span><text:span text:style-name="Source_20_Text"><text:span text:style-name="T11">number += </text:span></text:span><text:span text:style-name="Source_20_Text"><text:span text:style-name="T17">1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number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tep</text:span></text:span></text:p>
      <text:p text:style-name="P17"/>
      <text:p text:style-name="P17"/>
      <text:p text:style-name="P17"><text:span text:style-name="Source_20_Text"><text:span text:style-name="T11">x = count(</text:span></text:span><text:span text:style-name="Source_20_Text"><text:span text:style-name="T17">5</text:span></text:span><text:span text:style-name="Source_20_Text"><text:span text:style-name="T11">)</text:span></text:span></text:p>
      <text:p text:style-name="P14"><text:span text:style-name="Source_20_Text"><text:span text:style-name="T14">print</text:span></text:span><text:span text:style-name="Source_20_Text"><text:span text:style-name="T11">(x(), x(), x())</text:span></text:span></text:p>
      <text:p text:style-name="P8"><text:span text:style-name="T2">Здесь переменная </text:span><text:span text:style-name="Strong_20_Emphasis"><text:span text:style-name="T4">number</text:span></text:span><text:span text:style-name="T2"> "паркуется" во внешнем пространстве имен, а внутренняя функция имеет доступ к ней с возможностью изменения при помощи </text:span><text:span text:style-name="Strong_20_Emphasis"><text:span text:style-name="T4">nonlocal</text:span></text:span><text:span text:style-name="T2">. Казалось бы мы пользуемся результатом внешней функции, т.е. функцией </text:span><text:span text:style-name="Strong_20_Emphasis"><text:span text:style-name="T4">step</text:span></text:span><text:span text:style-name="T2">, но как и было сказано некое пространство имен еще существует уровнем выше и оттуда и вытаскиваются необходимые данные.</text:span></text:p>
      <text:p text:style-name="P8"><text:span text:style-name="T2"><text:line-break/>Пример создания кэша максимум до </text:span><text:span text:style-name="Strong_20_Emphasis"><text:span text:style-name="T4">10</text:span></text:span><text:span text:style-name="T2"> элементов во внешней области в виде списка:</text:span></text:p>
      <text:p text:style-name="P11"><text:span text:style-name="Source_20_Text"><text:span text:style-name="T11">def </text:span></text:span><text:span text:style-name="Source_20_Text"><text:span text:style-name="T14">cash_lst</text:span></text:span><text:span text:style-name="Source_20_Text"><text:span text:style-name="T11">():</text:span></text:span></text:p>
      <text:p text:style-name="P17"><text:span text:style-name="Source_20_Text"><text:span text:style-name="T12"><text:s text:c="4"/></text:span></text:span><text:span text:style-name="Source_20_Text"><text:span text:style-name="T11">lst = []</text:span></text:span></text:p>
      <text:p text:style-name="P17"><text:soft-page-break/></text:p>
      <text:p text:style-name="P17"><text:span text:style-name="Source_20_Text"><text:span text:style-name="T12"><text:s text:c="4"/></text:span></text:span><text:span text:style-name="Source_20_Text"><text:span text:style-name="T11">def </text:span></text:span><text:span text:style-name="Source_20_Text"><text:span text:style-name="T14">add_cash</text:span></text:span><text:span text:style-name="Source_20_Text"><text:span text:style-name="T11">(obj=None):</text:span></text:span></text:p>
      <text:p text:style-name="P17"><text:span text:style-name="Source_20_Text"><text:span text:style-name="T12"><text:s text:c="8"/></text:span></text:span><text:span text:style-name="Source_20_Text"><text:span text:style-name="T11">if obj is None:</text:span></text:span></text:p>
      <text:p text:style-name="P17"><text:span text:style-name="Source_20_Text"><text:span text:style-name="T12"><text:s text:c="12"/></text:span></text:span><text:span text:style-name="Source_20_Text"><text:span text:style-name="T11">return lst</text:span></text:span></text:p>
      <text:p text:style-name="P17"><text:span text:style-name="Source_20_Text"><text:span text:style-name="T12"><text:s text:c="8"/></text:span></text:span><text:span text:style-name="Source_20_Text"><text:span text:style-name="T11">(lst.</text:span></text:span><text:span text:style-name="Source_20_Text"><text:span text:style-name="T14">pop</text:span></text:span><text:span text:style-name="Source_20_Text"><text:span text:style-name="T11">(</text:span></text:span><text:span text:style-name="Source_20_Text"><text:span text:style-name="T17">0</text:span></text:span><text:span text:style-name="Source_20_Text"><text:span text:style-name="T11">), lst.</text:span></text:span><text:span text:style-name="Source_20_Text"><text:span text:style-name="T14">append</text:span></text:span><text:span text:style-name="Source_20_Text"><text:span text:style-name="T11">(obj)) if </text:span></text:span><text:span text:style-name="Source_20_Text"><text:span text:style-name="T14">len</text:span></text:span><text:span text:style-name="Source_20_Text"><text:span text:style-name="T11">(lst) == </text:span></text:span><text:span text:style-name="Source_20_Text"><text:span text:style-name="T17">10</text:span></text:span><text:span text:style-name="Source_20_Text"><text:span text:style-name="T11"> else lst.</text:span></text:span><text:span text:style-name="Source_20_Text"><text:span text:style-name="T14">append</text:span></text:span><text:span text:style-name="Source_20_Text"><text:span text:style-name="T11">(obj)</text:span></text:span></text:p>
      <text:p text:style-name="P17"><text:span text:style-name="Source_20_Text"><text:span text:style-name="T12"><text:s text:c="8"/></text:span></text:span><text:span text:style-name="Source_20_Text"><text:span text:style-name="T11">return lst</text:span></text:span></text:p>
      <text:p text:style-name="P17"/>
      <text:p text:style-name="P17"><text:span text:style-name="Source_20_Text"><text:span text:style-name="T12"><text:s text:c="4"/></text:span></text:span><text:span text:style-name="Source_20_Text"><text:span text:style-name="T11">return add_cash</text:span></text:span></text:p>
      <text:p text:style-name="P17"/>
      <text:p text:style-name="P17"/>
      <text:p text:style-name="P17"><text:span text:style-name="Source_20_Text"><text:span text:style-name="T11">x = </text:span></text:span><text:span text:style-name="Source_20_Text"><text:span text:style-name="T14">cash_lst</text:span></text:span><text:span text:style-name="Source_20_Text"><text:span text:style-name="T11">(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2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3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4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5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6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7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8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9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0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1</text:span></text:span><text:span text:style-name="Source_20_Text"><text:span text:style-name="T11">))</text:span></text:span></text:p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2</text:span></text:span><text:span text:style-name="Source_20_Text"><text:span text:style-name="T11">))</text:span></text:span></text:p>
      <text:p text:style-name="P8"><text:span text:style-name="T2">Кэш как и всегда расположен в пространстве имен внешней функции. Вызов внешней функции подразумевает создание внутренней, у которой есть доступ к пустому списку. Первые 10-ть вызовов с аргументом подразумевают пополнение данного списка и его </text:span><text:span text:style-name="Strong_20_Emphasis"><text:span text:style-name="T4">return</text:span></text:span><text:span text:style-name="T2">. Далее происходит пополнение с одновременным удалением первого элемента.</text:span></text:p>
      <text:p text:style-name="P5"/>
      <text:h text:style-name="P21" text:outline-level="1"><text:span text:style-name="T5">2.4</text:span><text:span text:style-name="T9"> - </text:span><text:span text:style-name="T5">Декораторы</text:span> </text:h>
      <text:p text:style-name="P3">Ниже пример создания декоратора, который применяется к функции и добавляет ей новый функционал в виде дополнительного вывода перед запуском функции и после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1">func()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):</text:span></text:span></text:p>
      <text:p text:style-name="P14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0">Чтобы применить декоратор к функции можно использовать несколько вариантов, самый распространенный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oft-page-break/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1">func()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7">@decorator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):</text:span></text:span></text:p>
      <text:p text:style-name="P17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7"/>
      <text:p text:style-name="P17"/>
      <text:p text:style-name="P14"><text:span text:style-name="Source_20_Text"><text:span text:style-name="T11">funcx()</text:span></text:span></text:p>
      <text:p text:style-name="P8"><text:span text:style-name="T2">В данном варианте любой запуск функции </text:span><text:span text:style-name="Strong_20_Emphasis"><text:span text:style-name="T4">funcx </text:span></text:span><text:span text:style-name="T2">подразумевает запуск декорированного варианта.</text:span></text:p>
      <text:p text:style-name="P10">Тоже самое, но в ручном варианте:</text:p>
      <text:p text:style-name="P11"><text:span text:style-name="Source_20_Text"><text:span text:style-name="T11">def </text:span></text:span><text:span text:style-name="Source_20_Text"><text:span text:style-name="T14">decorator</text:span></text:span><text:span text:style-name="Source_20_Text"><text:span text:style-name="T11">(func):</text:span></text:span></text:p>
      <text:p text:style-name="P17"><text:span text:style-name="Source_20_Text"><text:span text:style-name="T12"><text:s text:c="4"/></text:span></text:span><text:span text:style-name="Source_20_Text"><text:span text:style-name="T11">def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4">func</text:span></text:span><text:span text:style-name="Source_20_Text"><text:span text:style-name="T11">()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7"><text:span text:style-name="Source_20_Text"><text:span text:style-name="T12"><text:s text:c="4"/></text:span></text:span><text:span text:style-name="Source_20_Text"><text:span text:style-name="T11">return wrapper</text:span></text:span></text:p>
      <text:p text:style-name="P17"/>
      <text:p text:style-name="P17"/>
      <text:p text:style-name="P17"><text:span text:style-name="Source_20_Text"><text:span text:style-name="T11">def </text:span></text:span><text:span text:style-name="Source_20_Text"><text:span text:style-name="T14">funcx</text:span></text:span><text:span text:style-name="Source_20_Text"><text:span text:style-name="T11">():</text:span></text:span></text:p>
      <text:p text:style-name="P17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7"/>
      <text:p text:style-name="P17"/>
      <text:p text:style-name="P17"><text:span text:style-name="Source_20_Text"><text:span text:style-name="T11">funcx = </text:span></text:span><text:span text:style-name="Source_20_Text"><text:span text:style-name="T14">decorator</text:span></text:span><text:span text:style-name="Source_20_Text"><text:span text:style-name="T11">(funcx)</text:span></text:span></text:p>
      <text:p text:style-name="P14"><text:span text:style-name="Source_20_Text"><text:span text:style-name="T14">funcx</text:span></text:span><text:span text:style-name="Source_20_Text"><text:span text:style-name="T11">()</text:span></text:span></text:p>
      <text:p text:style-name="P8"><text:span text:style-name="T2">Преимущество данного способа в том, если наша задача будет использовать оба варианта функции - с декоратором и без, здесь это возможно. Просто переменную </text:span><text:span text:style-name="Strong_20_Emphasis"><text:span text:style-name="T4">funcx</text:span></text:span><text:span text:style-name="T2"> меняем на другую:</text:span></text:p>
      <text:p text:style-name="P11"><text:span text:style-name="Source_20_Text"><text:span text:style-name="T11">def </text:span></text:span><text:span text:style-name="Source_20_Text"><text:span text:style-name="T14">decorator</text:span></text:span><text:span text:style-name="Source_20_Text"><text:span text:style-name="T11">(func):</text:span></text:span></text:p>
      <text:p text:style-name="P17"><text:span text:style-name="Source_20_Text"><text:span text:style-name="T12"><text:s text:c="4"/></text:span></text:span><text:span text:style-name="Source_20_Text"><text:span text:style-name="T11">def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4">func</text:span></text:span><text:span text:style-name="Source_20_Text"><text:span text:style-name="T11">()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7"><text:span text:style-name="Source_20_Text"><text:span text:style-name="T12"><text:s text:c="4"/></text:span></text:span><text:span text:style-name="Source_20_Text"><text:span text:style-name="T11">return wrapper</text:span></text:span></text:p>
      <text:p text:style-name="P17"/>
      <text:p text:style-name="P17"/>
      <text:p text:style-name="P17"><text:span text:style-name="Source_20_Text"><text:span text:style-name="T11">def </text:span></text:span><text:span text:style-name="Source_20_Text"><text:span text:style-name="T14">funcx</text:span></text:span><text:span text:style-name="Source_20_Text"><text:span text:style-name="T11">():</text:span></text:span></text:p>
      <text:p text:style-name="P17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7"/>
      <text:p text:style-name="P17"/>
      <text:p text:style-name="P17"><text:span text:style-name="Source_20_Text"><text:span text:style-name="T11">funcx_ = </text:span></text:span><text:span text:style-name="Source_20_Text"><text:span text:style-name="T14">decorator</text:span></text:span><text:span text:style-name="Source_20_Text"><text:span text:style-name="T11">(funcx)</text:span></text:span></text:p>
      <text:p text:style-name="P17"><text:span text:style-name="Source_20_Text"><text:span text:style-name="T14">funcx_</text:span></text:span><text:span text:style-name="Source_20_Text"><text:span text:style-name="T11">(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---------------------'</text:span></text:span><text:span text:style-name="Source_20_Text"><text:span text:style-name="T11">)</text:span></text:span></text:p>
      <text:p text:style-name="P14"><text:span text:style-name="Source_20_Text"><text:span text:style-name="T14">funcx</text:span></text:span><text:span text:style-name="Source_20_Text"><text:span text:style-name="T11">()</text:span></text:span></text:p>
      <text:p text:style-name="P10"><text:soft-page-break/><text:line-break/>Если декорируемая функция предполагает наличие атрибутов, то это записывается так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1">func(*args) </text:span></text:span><text:span text:style-name="Source_20_Text"><text:span text:style-name="T10"># тут распаковка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7">@decorator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</text:span></text:span><text:span text:style-name="Source_20_Text"><text:span text:style-name="T14">name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Ф-ия func с атрибутом </text:span></text:span><text:span text:style-name="Source_20_Text"><text:span text:style-name="T11">{name}</text:span></text:span><text:span text:style-name="Source_20_Text"><text:span text:style-name="T15"> в работе...'</text:span></text:span><text:span text:style-name="Source_20_Text"><text:span text:style-name="T11">)</text:span></text:span></text:p>
      <text:p text:style-name="P17"/>
      <text:p text:style-name="P17"/>
      <text:p text:style-name="P14"><text:span text:style-name="Source_20_Text"><text:span text:style-name="T11">funcx(</text:span></text:span><text:span text:style-name="Source_20_Text"><text:span text:style-name="T15">'abc'</text:span></text:span><text:span text:style-name="Source_20_Text"><text:span text:style-name="T11">)</text:span></text:span></text:p>
      <text:p text:style-name="P8"><text:span text:style-name="T2">Т.е. во </text:span><text:span text:style-name="Strong_20_Emphasis"><text:span text:style-name="T4">wrapper </text:span></text:span><text:span text:style-name="T2">мы прокидываем аргументы, которые собираются в кортеж, а при вызове функции он распаковывается. С </text:span><text:span text:style-name="Strong_20_Emphasis"><text:span text:style-name="T4">args</text:span></text:span><text:span text:style-name="T2"> декоратор становится универсальным. Соответственно для именованных параметров мы будем использовать </text:span><text:span text:style-name="Strong_20_Emphasis"><text:span text:style-name="T4">kwargs</text:span></text:span><text:span text:style-name="T2">.</text:span></text:p>
      <text:p text:style-name="P10">Пример применения декоратора для измерения времени работы функции:</text:p>
      <text:p text:style-name="P11"><text:span text:style-name="Source_20_Text"><text:span text:style-name="T13">import</text:span></text:span><text:span text:style-name="Source_20_Text"><text:span text:style-name="T11"> time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time_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1">x_1 = time.time()</text:span></text:span></text:p>
      <text:p text:style-name="P17"><text:span text:style-name="Source_20_Text"><text:span text:style-name="T12"><text:s text:c="8"/></text:span></text:span><text:span text:style-name="Source_20_Text"><text:span text:style-name="T11">f = func(*args, **kwargs)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Время работы ф-ии: </text:span></text:span><text:span text:style-name="Source_20_Text"><text:span text:style-name="T11">{time.time() - x_1}</text:span></text:span><text:span text:style-name="Source_20_Text"><text:span text:style-name="T15">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0"># @time_decorator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</text:span></text:span><text:span text:style-name="Source_20_Text"><text:span text:style-name="T14">lst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1">s = </text:span></text:span><text:span text:style-name="Source_20_Text"><text:span text:style-name="T17">0</text:span></text:span></text:p>
      <text:p text:style-name="P17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lst:</text:span></text:span></text:p>
      <text:p text:style-name="P17"><text:span text:style-name="Source_20_Text"><text:span text:style-name="T12"><text:s text:c="8"/></text:span></text:span><text:span text:style-name="Source_20_Text"><text:span text:style-name="T11">s += i**</text:span></text:span><text:span text:style-name="Source_20_Text"><text:span text:style-name="T17">3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</text:span></text:span></text:p>
      <text:p text:style-name="P17"/>
      <text:p text:style-name="P17"/>
      <text:p text:style-name="P17"><text:span text:style-name="Source_20_Text"><text:span text:style-name="T11">funcx = time_decorator(funcx) <text:s text:c="2"/></text:span></text:span><text:span text:style-name="Source_20_Text"><text:span text:style-name="T10"># эта конструкция аналогична @time_decorator</text:span></text:span></text:p>
      <text:p text:style-name="P14"><text:span text:style-name="Source_20_Text"><text:span text:style-name="T14">print</text:span></text:span><text:span text:style-name="Source_20_Text"><text:span text:style-name="T11">(funcx(</text:span></text:span><text:span text:style-name="Source_20_Text"><text:span text:style-name="T14">range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19999999</text:span></text:span><text:span text:style-name="Source_20_Text"><text:span text:style-name="T11">)))</text:span></text:span></text:p>
      <text:p text:style-name="P10">Декорирование функции возможно сразу несколькими функциями-декораторами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_1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5">f'-----------\n</text:span></text:span><text:span text:style-name="Source_20_Text"><text:span text:style-name="T11">{func(*args)}</text:span></text:span><text:span text:style-name="Source_20_Text"><text:span text:style-name="T15">\n-----------'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><text:soft-page-break/></text:p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_2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5">f'**********\n</text:span></text:span><text:span text:style-name="Source_20_Text"><text:span text:style-name="T11">{func(*args)}</text:span></text:span><text:span text:style-name="Source_20_Text"><text:span text:style-name="T15">\n**********'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7">@decor_2</text:span></text:span></text:p>
      <text:p text:style-name="P17"><text:span text:style-name="Source_20_Text"><text:span text:style-name="T17">@decor_1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x</text:span></text:span><text:span text:style-name="Source_20_Text"><text:span text:style-name="T11">(</text:span></text:span><text:span text:style-name="Source_20_Text"><text:span text:style-name="T14">s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</text:span></text:span></text:p>
      <text:p text:style-name="P17"/>
      <text:p text:style-name="P17"/>
      <text:p text:style-name="P14"><text:span text:style-name="Source_20_Text"><text:span text:style-name="T14">print</text:span></text:span><text:span text:style-name="Source_20_Text"><text:span text:style-name="T11">(func_x(</text:span></text:span><text:span text:style-name="Source_20_Text"><text:span text:style-name="T15">'Бармалей'</text:span></text:span><text:span text:style-name="Source_20_Text"><text:span text:style-name="T11">))</text:span></text:span></text:p>
      <text:p text:style-name="P10">Сначала функция декорируется декоратором decor_1, затем декорированная функция декорируется декоратором decor_2. Обратите внимание на порядок декорации в примере. В ручном варианте это выглядит так:</text:p>
      <text:p text:style-name="P11"><text:span text:style-name="Source_20_Text"><text:span text:style-name="T11">x = decor_2(</text:span></text:span><text:span text:style-name="Source_20_Text"><text:span text:style-name="T13">decor_1</text:span></text:span><text:span text:style-name="Source_20_Text"><text:span text:style-name="T11">(</text:span></text:span><text:span text:style-name="Source_20_Text"><text:span text:style-name="T13">func_x</text:span></text:span><text:span text:style-name="Source_20_Text"><text:span text:style-name="T11">))</text:span></text:span></text:p>
      <text:p text:style-name="P14"><text:span text:style-name="Source_20_Text"><text:span text:style-name="T11">print(</text:span></text:span><text:span text:style-name="Source_20_Text"><text:span text:style-name="T13">x</text:span></text:span><text:span text:style-name="Source_20_Text"><text:span text:style-name="T11">(</text:span></text:span><text:span text:style-name="Source_20_Text"><text:span text:style-name="T15">"Бармалей"</text:span></text:span><text:span text:style-name="Source_20_Text"><text:span text:style-name="T11">))</text:span></text:span></text:p>
      <text:h text:style-name="P21" text:outline-level="1"><text:span text:style-name="T5">2.5</text:span><text:span text:style-name="T9"> - </text:span><text:span text:style-name="T5">Декораторы с параметрами</text:span> </text:h>
      <text:p text:style-name="P3">Есть небольшая проблема, связанная с декорированием функций, оригинальная функция при декорировании теряет свое имя и документацию, если она есть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Начало работы ф-ии </text:span></text:span><text:span text:style-name="Source_20_Text"><text:span text:style-name="T11">{func}</text:span></text:span><text:span text:style-name="Source_20_Text"><text:span text:style-name="T15">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unc(*args, **kwargs)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0"># @decorator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it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5">"""</text:span></text:span></text:p>
      <text:p text:style-name="P17"><text:span text:style-name="Source_20_Text"><text:span text:style-name="T16"><text:s text:c="4"/></text:span></text:span><text:span text:style-name="Source_20_Text"><text:span text:style-name="T15">Эта ф-ия аналог sum</text:span></text:span></text:p>
      <text:p text:style-name="P17"><text:span text:style-name="Source_20_Text"><text:span text:style-name="T16"><text:s text:c="4"/></text:span></text:span><text:span text:style-name="Source_20_Text"><text:span text:style-name="T15">:param it: iterable</text:span></text:span></text:p>
      <text:p text:style-name="P17"><text:span text:style-name="Source_20_Text"><text:span text:style-name="T16"><text:s text:c="4"/></text:span></text:span><text:span text:style-name="Source_20_Text"><text:span text:style-name="T15">:return: int</text:span></text:span></text:p>
      <text:p text:style-name="P17"><text:span text:style-name="Source_20_Text"><text:span text:style-name="T16"><text:s text:c="4"/></text:span></text:span><text:span text:style-name="Source_20_Text"><text:span text:style-name="T15">"""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it)</text:span></text:span></text:p>
      <text:p text:style-name="P17"/>
      <text:p text:style-name="P17"/>
      <text:p text:style-name="P14"><text:span text:style-name="Source_20_Text"><text:span text:style-name="T14">print</text:span></text:span><text:span text:style-name="Source_20_Text"><text:span text:style-name="T11">(func, func.__doc__, func.__name__, sep=</text:span></text:span><text:span text:style-name="Source_20_Text"><text:span text:style-name="T15">'\n'</text:span></text:span><text:span text:style-name="Source_20_Text"><text:span text:style-name="T11">)</text:span></text:span></text:p>
      <text:p text:style-name="P8"><text:span text:style-name="T2">В данном примере функция еще не задекорирована. При стандартном выводе  мы видим упоминание имени. Также имя функции можно вернуть с помощью специальной переменной </text:span><text:span text:style-name="Strong_20_Emphasis"><text:span text:style-name="T4">__name__</text:span></text:span><text:span text:style-name="T2">, документацию соответственно при помощи переменной </text:span><text:span text:style-name="Strong_20_Emphasis"><text:span text:style-name="T4">__doc__</text:span></text:span><text:span text:style-name="T2">.  Теперь раскомментируйте декоратор и убедитесь, что изначальные данные потеряны.</text:span></text:p>
      <text:p text:style-name="P10"><text:soft-page-break/>Есть два способа исправить ситуацию. В первом случае, так как декоратор возвращает обертку, а она в свое время тоже функция, мы переменные имени и документации обертки присваиваем к переменным функции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Начало работы ф-ии </text:span></text:span><text:span text:style-name="Source_20_Text"><text:span text:style-name="T11">{func}</text:span></text:span><text:span text:style-name="Source_20_Text"><text:span text:style-name="T15">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unc(*args, **kwargs)</text:span></text:span></text:p>
      <text:p text:style-name="P17"><text:span text:style-name="Source_20_Text"><text:span text:style-name="T12"><text:s text:c="4"/></text:span></text:span><text:span text:style-name="Source_20_Text"><text:span text:style-name="T11">wrapper.__name__ = func.__name__</text:span></text:span></text:p>
      <text:p text:style-name="P17"><text:span text:style-name="Source_20_Text"><text:span text:style-name="T12"><text:s text:c="4"/></text:span></text:span><text:span text:style-name="Source_20_Text"><text:span text:style-name="T11">wrapper.__doc__ = func.__doc__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7">@decorator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it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5">"""</text:span></text:span></text:p>
      <text:p text:style-name="P17"><text:span text:style-name="Source_20_Text"><text:span text:style-name="T16"><text:s text:c="4"/></text:span></text:span><text:span text:style-name="Source_20_Text"><text:span text:style-name="T15">Эта ф-ия аналог sum</text:span></text:span></text:p>
      <text:p text:style-name="P17"><text:span text:style-name="Source_20_Text"><text:span text:style-name="T16"><text:s text:c="4"/></text:span></text:span><text:span text:style-name="Source_20_Text"><text:span text:style-name="T15">:param it: iterable</text:span></text:span></text:p>
      <text:p text:style-name="P17"><text:span text:style-name="Source_20_Text"><text:span text:style-name="T16"><text:s text:c="4"/></text:span></text:span><text:span text:style-name="Source_20_Text"><text:span text:style-name="T15">:return: int</text:span></text:span></text:p>
      <text:p text:style-name="P17"><text:span text:style-name="Source_20_Text"><text:span text:style-name="T16"><text:s text:c="4"/></text:span></text:span><text:span text:style-name="Source_20_Text"><text:span text:style-name="T15">"""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it)</text:span></text:span></text:p>
      <text:p text:style-name="P17"/>
      <text:p text:style-name="P17"/>
      <text:p text:style-name="P14"><text:span text:style-name="Source_20_Text"><text:span text:style-name="T14">print</text:span></text:span><text:span text:style-name="Source_20_Text"><text:span text:style-name="T11">(func, func.__doc__, func.__name__, sep=</text:span></text:span><text:span text:style-name="Source_20_Text"><text:span text:style-name="T15">'\n'</text:span></text:span><text:span text:style-name="Source_20_Text"><text:span text:style-name="T11">)</text:span></text:span></text:p>
      <text:p text:style-name="P8"><text:span text:style-name="T2">Второй(чаще используемый) воспользоваться специальным декоратором </text:span><text:span text:style-name="Strong_20_Emphasis"><text:span text:style-name="T4">wraps</text:span></text:span><text:span text:style-name="T2"> из библиотеки </text:span><text:span text:style-name="Strong_20_Emphasis"><text:span text:style-name="T4">functools</text:span></text:span><text:span text:style-name="T2">:</text:span></text:p>
      <text:p text:style-name="P11"><text:span text:style-name="Source_20_Text"><text:span text:style-name="T13">from</text:span></text:span><text:span text:style-name="Source_20_Text"><text:span text:style-name="T11"> functools </text:span></text:span><text:span text:style-name="Source_20_Text"><text:span text:style-name="T13">import</text:span></text:span><text:span text:style-name="Source_20_Text"><text:span text:style-name="T11"> wraps</text:span></text:span></text:p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8"><text:s text:c="4"/></text:span></text:span><text:span text:style-name="Source_20_Text"><text:span text:style-name="T17">@wraps(</text:span></text:span><text:span text:style-name="Source_20_Text"><text:span text:style-name="T14">func</text:span></text:span><text:span text:style-name="Source_20_Text"><text:span text:style-name="T17">)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Начало работы ф-ии </text:span></text:span><text:span text:style-name="Source_20_Text"><text:span text:style-name="T11">{func}</text:span></text:span><text:span text:style-name="Source_20_Text"><text:span text:style-name="T15">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unc(*args, **kwargs)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/>
      <text:p text:style-name="P17"><text:span text:style-name="Source_20_Text"><text:span text:style-name="T17">@decorator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it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5">"""</text:span></text:span></text:p>
      <text:p text:style-name="P17"><text:span text:style-name="Source_20_Text"><text:span text:style-name="T16"><text:s text:c="4"/></text:span></text:span><text:span text:style-name="Source_20_Text"><text:span text:style-name="T15">Эта ф-ия аналог sum</text:span></text:span></text:p>
      <text:p text:style-name="P17"><text:span text:style-name="Source_20_Text"><text:span text:style-name="T16"><text:s text:c="4"/></text:span></text:span><text:span text:style-name="Source_20_Text"><text:span text:style-name="T15">:param it: iterable</text:span></text:span></text:p>
      <text:p text:style-name="P17"><text:span text:style-name="Source_20_Text"><text:span text:style-name="T16"><text:s text:c="4"/></text:span></text:span><text:span text:style-name="Source_20_Text"><text:span text:style-name="T15">:return: int</text:span></text:span></text:p>
      <text:p text:style-name="P17"><text:span text:style-name="Source_20_Text"><text:span text:style-name="T16"><text:s text:c="4"/></text:span></text:span><text:span text:style-name="Source_20_Text"><text:span text:style-name="T15">"""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it)</text:span></text:span></text:p>
      <text:p text:style-name="P17"/>
      <text:p text:style-name="P17"/>
      <text:p text:style-name="P14"><text:span text:style-name="Source_20_Text"><text:span text:style-name="T14">print</text:span></text:span><text:span text:style-name="Source_20_Text"><text:span text:style-name="T11">(func, func.__doc__, func.__name__, sep=</text:span></text:span><text:span text:style-name="Source_20_Text"><text:span text:style-name="T15">'\n'</text:span></text:span><text:span text:style-name="Source_20_Text"><text:span text:style-name="T11">)</text:span></text:span></text:p>
      <text:p text:style-name="P10">Технически этот декоратор делает тоже самое, что и в первом случае.</text:p>
      <text:p text:style-name="P10"><text:soft-page-break/><text:line-break/>Декоратор с параметром очень похож на обычный. Технически это тот же декоратор, только вложенный в еще одну функцию, суть которой принять параметр и "протащить" его в обертку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_param</text:span></text:span><text:span text:style-name="Source_20_Text"><text:span text:style-name="T11">(</text:span></text:span><text:span text:style-name="Source_20_Text"><text:span text:style-name="T14">typ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7"><text:span text:style-name="Source_20_Text"><text:span text:style-name="T12"><text:s text:c="12"/></text:span></text:span><text:span text:style-name="Source_20_Text"><text:span text:style-name="T13">if</text:span></text:span><text:span text:style-name="Source_20_Text"><text:span text:style-name="T11"> </text:span></text:span><text:span text:style-name="Source_20_Text"><text:span text:style-name="T14">len</text:span></text:span><text:span text:style-name="Source_20_Text"><text:span text:style-name="T11">([i 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args </text:span></text:span><text:span text:style-name="Source_20_Text"><text:span text:style-name="T13">if</text:span></text:span><text:span text:style-name="Source_20_Text"><text:span text:style-name="T11"> </text:span></text:span><text:span text:style-name="Source_20_Text"><text:span text:style-name="T14">type</text:span></text:span><text:span text:style-name="Source_20_Text"><text:span text:style-name="T11">(i) == typ]) != </text:span></text:span><text:span text:style-name="Source_20_Text"><text:span text:style-name="T14">len</text:span></text:span><text:span text:style-name="Source_20_Text"><text:span text:style-name="T11">(args):</text:span></text:span></text:p>
      <text:p text:style-name="P17"><text:span text:style-name="Source_20_Text"><text:span text:style-name="T12"><text:s text:c="16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5">f'Аргументами должны быть объекты типа - </text:span></text:span><text:span text:style-name="Source_20_Text"><text:span text:style-name="T11">{typ}</text:span></text:span><text:span text:style-name="Source_20_Text"><text:span text:style-name="T15">'</text:span></text:span></text:p>
      <text:p text:style-name="P17"><text:span text:style-name="Source_20_Text"><text:span text:style-name="T12"><text:s text:c="12"/></text:span></text:span><text:span text:style-name="Source_20_Text"><text:span text:style-name="T13">return</text:span></text:span><text:span text:style-name="Source_20_Text"><text:span text:style-name="T11"> func(*args)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decor</text:span></text:span></text:p>
      <text:p text:style-name="P17"/>
      <text:p text:style-name="P17"/>
      <text:p text:style-name="P17"><text:span text:style-name="Source_20_Text"><text:span text:style-name="T17">@decor_param(</text:span></text:span><text:span text:style-name="Source_20_Text"><text:span text:style-name="T14">str</text:span></text:span><text:span text:style-name="Source_20_Text"><text:span text:style-name="T17">)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a, b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a + b</text:span></text:span></text:p>
      <text:p text:style-name="P17"/>
      <text:p text:style-name="P17"/>
      <text:p text:style-name="P17"><text:span text:style-name="Source_20_Text"><text:span text:style-name="T14">print</text:span></text:span><text:span text:style-name="Source_20_Text"><text:span text:style-name="T11">(func(</text:span></text:span><text:span text:style-name="Source_20_Text"><text:span text:style-name="T15">'8'</text:span></text:span><text:span text:style-name="Source_20_Text"><text:span text:style-name="T11">, </text:span></text:span><text:span text:style-name="Source_20_Text"><text:span text:style-name="T15">'5'</text:span></text:span><text:span text:style-name="Source_20_Text"><text:span text:style-name="T11">))</text:span></text:span></text:p>
      <text:p text:style-name="P17"/>
      <text:p text:style-name="P17"><text:span text:style-name="Source_20_Text"><text:span text:style-name="T10"># x = decor_param(int)(func)</text:span></text:span></text:p>
      <text:p text:style-name="P14"><text:span text:style-name="Source_20_Text"><text:span text:style-name="T10"># print(x(8, 5))</text:span></text:span></text:p>
      <text:p text:style-name="P10">Здесь декоратор служит в качестве валидатора и является неким переключателем между типами, которые могут быть параметрами функции.</text:p>
      <text:p text:style-name="P5"/>
      <text:h text:style-name="P21" text:outline-level="1"><text:span text:style-name="T5">2.6</text:span><text:span text:style-name="T9"> - </text:span><text:span text:style-name="T5">Сортировки с ключом key</text:span> </text:h>
      <text:p text:style-name="P5"><text:span text:style-name="T2">Прежде чем мы с вами поговорим о параметре </text:span><text:span text:style-name="Strong_20_Emphasis"><text:span text:style-name="T4">key</text:span></text:span><text:span text:style-name="T2">, напомню что функция </text:span><text:span text:style-name="Strong_20_Emphasis"><text:span text:style-name="T4">sorted</text:span></text:span><text:span text:style-name="T2"> и метод </text:span><text:span text:style-name="Strong_20_Emphasis"><text:span text:style-name="T4">list.sort</text:span></text:span><text:span text:style-name="T2"> отличаются тем, что в первой возвращается новый объект, а во втором видоизменяется список к которому был применен метод. А объединяет их этот самый параметр. Т.е. в зависимости от потребности используется какая-то из этих 2-ух сортировок, но принцип сортировки в них идентичный, в том числе и с параметром </text:span><text:span text:style-name="Strong_20_Emphasis"><text:span text:style-name="T4">key</text:span></text:span><text:span text:style-name="T2">.</text:span></text:p>
      <text:p text:style-name="P10">Пример сортировки по модулю:</text:p>
      <text:p text:style-name="P11"><text:span text:style-name="Source_20_Text"><text:span text:style-name="T11">lst = [-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-</text:span></text:span><text:span text:style-name="Source_20_Text"><text:span text:style-name="T17">7</text:span></text:span><text:span text:style-name="Source_20_Text"><text:span text:style-name="T11">, -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23</text:span></text:span><text:span text:style-name="Source_20_Text"><text:span text:style-name="T11">]</text:span></text:span></text:p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4">abs</text:span></text:span><text:span text:style-name="Source_20_Text"><text:span text:style-name="T11">))</text:span></text:span></text:p>
      <text:p text:style-name="P8"><text:span text:style-name="T2">Принцип сортировки в том, что к каждому объекту нашей коллекции применяется функция из аргумента </text:span><text:span text:style-name="Strong_20_Emphasis"><text:span text:style-name="T4">key</text:span></text:span><text:span text:style-name="T2">, в данном случае функция </text:span><text:span text:style-name="Strong_20_Emphasis"><text:span text:style-name="T4">abs</text:span></text:span><text:span text:style-name="T2">, и уже получившиеся результаты сравниваются между собой. Но сортируются изначальные объекты, а не те которые мы получили после применения функции из параметра </text:span><text:span text:style-name="Strong_20_Emphasis"><text:span text:style-name="T4">key</text:span></text:span><text:span text:style-name="T2">.</text:span></text:p>
      <text:p text:style-name="P10">Пример сортировки сначала по четным числам - потом по нечетным:</text:p>
      <text:p text:style-name="P11"><text:span text:style-name="Source_20_Text"><text:span text:style-name="T11">lst = [-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-</text:span></text:span><text:span text:style-name="Source_20_Text"><text:span text:style-name="T17">7</text:span></text:span><text:span text:style-name="Source_20_Text"><text:span text:style-name="T11">, </text:span></text:span><text:span text:style-name="Source_20_Text"><text:span text:style-name="T17">24</text:span></text:span><text:span text:style-name="Source_20_Text"><text:span text:style-name="T11">, </text:span></text:span><text:span text:style-name="Source_20_Text"><text:span text:style-name="T17">23</text:span></text:span><text:span text:style-name="Source_20_Text"><text:span text:style-name="T11">, </text:span></text:span><text:span text:style-name="Source_20_Text"><text:span text:style-name="T17">6</text:span></text:span><text:span text:style-name="Source_20_Text"><text:span text:style-name="T11">]</text:span></text:span></text:p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3">lambda</text:span></text:span><text:span text:style-name="Source_20_Text"><text:span text:style-name="T11"> x: (x % </text:span></text:span><text:span text:style-name="Source_20_Text"><text:span text:style-name="T17">2</text:span></text:span><text:span text:style-name="Source_20_Text"><text:span text:style-name="T11">, x)))</text:span></text:span></text:p>
      <text:p text:style-name="P8"><text:soft-page-break/><text:span text:style-name="T2">Это пример двойной сортировки, сначала применяется </text:span><text:span text:style-name="Strong_20_Emphasis"><text:span text:style-name="T4">x % 2</text:span></text:span><text:span text:style-name="T2">, в результате которой мы получаем </text:span><text:span text:style-name="Strong_20_Emphasis"><text:span text:style-name="T4">0</text:span></text:span><text:span text:style-name="T2"> и </text:span><text:span text:style-name="Strong_20_Emphasis"><text:span text:style-name="T4">1</text:span></text:span><text:span text:style-name="T2">. Значения с </text:span><text:span text:style-name="Strong_20_Emphasis"><text:span text:style-name="T4">0</text:span></text:span><text:span text:style-name="T2"> - четные числа и поэтому они попадут в начало коллекции(мы же сортируем по возрастающей). Второй аргумент в кортеже необходим, когда внутри группы четных или нечетных нужна дополнительная сортировка. В данном случае я хочу чтобы четные отсортировались  между собой по возрастающей поэтому я и прописал просто </text:span><text:span text:style-name="Strong_20_Emphasis"><text:span text:style-name="T4">x</text:span></text:span><text:span text:style-name="T2">. Тоже самое происходит и внутри группы нечетных.</text:span></text:p>
      <text:p text:style-name="P10">Пример сортировки по методу:</text:p>
      <text:p text:style-name="P11"><text:span text:style-name="Source_20_Text"><text:span text:style-name="T11">lst = [</text:span></text:span><text:span text:style-name="Source_20_Text"><text:span text:style-name="T15">'B'</text:span></text:span><text:span text:style-name="Source_20_Text"><text:span text:style-name="T11">, </text:span></text:span><text:span text:style-name="Source_20_Text"><text:span text:style-name="T15">'a'</text:span></text:span><text:span text:style-name="Source_20_Text"><text:span text:style-name="T11">, </text:span></text:span><text:span text:style-name="Source_20_Text"><text:span text:style-name="T15">'d'</text:span></text:span><text:span text:style-name="Source_20_Text"><text:span text:style-name="T11">, </text:span></text:span><text:span text:style-name="Source_20_Text"><text:span text:style-name="T15">'C'</text:span></text:span><text:span text:style-name="Source_20_Text"><text:span text:style-name="T11">, </text:span></text:span><text:span text:style-name="Source_20_Text"><text:span text:style-name="T15">'r'</text:span></text:span><text:span text:style-name="Source_20_Text"><text:span text:style-name="T11">, </text:span></text:span><text:span text:style-name="Source_20_Text"><text:span text:style-name="T15">'o'</text:span></text:span><text:span text:style-name="Source_20_Text"><text:span text:style-name="T11">]</text:span></text:span></text:p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4">str</text:span></text:span><text:span text:style-name="Source_20_Text"><text:span text:style-name="T11">.lower)) <text:s/></text:span></text:span><text:span text:style-name="Source_20_Text"><text:span text:style-name="T10"># lambda x: x.lower()</text:span></text:span></text:p>
      <text:p text:style-name="P8"><text:span text:style-name="T2">С </text:span><text:span text:style-name="Strong_20_Emphasis"><text:span text:style-name="T4">lambda</text:span></text:span><text:span text:style-name="T2"> это все таки понятнее выглядит.</text:span></text:p>
      <text:p text:style-name="P10">Сортировка по длине слов и алфавиту:</text:p>
      <text:p text:style-name="P11"><text:span text:style-name="Source_20_Text"><text:span text:style-name="T11">lst = [</text:span></text:span><text:span text:style-name="Source_20_Text"><text:span text:style-name="T15">'ремонт'</text:span></text:span><text:span text:style-name="Source_20_Text"><text:span text:style-name="T11">, </text:span></text:span><text:span text:style-name="Source_20_Text"><text:span text:style-name="T15">'арбалет'</text:span></text:span><text:span text:style-name="Source_20_Text"><text:span text:style-name="T11">, </text:span></text:span><text:span text:style-name="Source_20_Text"><text:span text:style-name="T15">'рыбий хрящь'</text:span></text:span><text:span text:style-name="Source_20_Text"><text:span text:style-name="T11">, </text:span></text:span><text:span text:style-name="Source_20_Text"><text:span text:style-name="T15">'эвакуатор'</text:span></text:span><text:span text:style-name="Source_20_Text"><text:span text:style-name="T11">, </text:span></text:span><text:span text:style-name="Source_20_Text"><text:span text:style-name="T15">'брикет'</text:span></text:span><text:span text:style-name="Source_20_Text"><text:span text:style-name="T11">, </text:span></text:span><text:span text:style-name="Source_20_Text"><text:span text:style-name="T15">'стирка'</text:span></text:span><text:span text:style-name="Source_20_Text"><text:span text:style-name="T11">]</text:span></text:span></text:p>
      <text:p text:style-name="P17"><text:span text:style-name="Source_20_Text"><text:span text:style-name="T11">lst.</text:span></text:span><text:span text:style-name="Source_20_Text"><text:span text:style-name="T14">sort</text:span></text:span><text:span text:style-name="Source_20_Text"><text:span text:style-name="T11">(key=lambda x: (</text:span></text:span><text:span text:style-name="Source_20_Text"><text:span text:style-name="T14">len</text:span></text:span><text:span text:style-name="Source_20_Text"><text:span text:style-name="T11">(x), x))</text:span></text:span></text:p>
      <text:p text:style-name="P14"><text:span text:style-name="Source_20_Text"><text:span text:style-name="T14">print</text:span></text:span><text:span text:style-name="Source_20_Text"><text:span text:style-name="T11">(lst)</text:span></text:span></text:p>
      <text:p text:style-name="P10">Пример сортировки вложенных коллекций по индексу элемента:</text:p>
      <text:p text:style-name="P11"><text:span text:style-name="Source_20_Text"><text:span text:style-name="T11">lst = [[</text:span></text:span><text:span text:style-name="Source_20_Text"><text:span text:style-name="T15">'Nintendo64'</text:span></text:span><text:span text:style-name="Source_20_Text"><text:span text:style-name="T11">, </text:span></text:span><text:span text:style-name="Source_20_Text"><text:span text:style-name="T17">2500</text:span></text:span><text:span text:style-name="Source_20_Text"><text:span text:style-name="T11">],</text:span></text:span></text:p>
      <text:p text:style-name="P17"><text:span text:style-name="Source_20_Text"><text:span text:style-name="T12"><text:s text:c="7"/></text:span></text:span><text:span text:style-name="Source_20_Text"><text:span text:style-name="T11">[</text:span></text:span><text:span text:style-name="Source_20_Text"><text:span text:style-name="T15">'ps1'</text:span></text:span><text:span text:style-name="Source_20_Text"><text:span text:style-name="T11">, </text:span></text:span><text:span text:style-name="Source_20_Text"><text:span text:style-name="T17">4300</text:span></text:span><text:span text:style-name="Source_20_Text"><text:span text:style-name="T11">],</text:span></text:span></text:p>
      <text:p text:style-name="P17"><text:span text:style-name="Source_20_Text"><text:span text:style-name="T12"><text:s text:c="7"/></text:span></text:span><text:span text:style-name="Source_20_Text"><text:span text:style-name="T11">[</text:span></text:span><text:span text:style-name="Source_20_Text"><text:span text:style-name="T15">'Dreamcast'</text:span></text:span><text:span text:style-name="Source_20_Text"><text:span text:style-name="T11">, </text:span></text:span><text:span text:style-name="Source_20_Text"><text:span text:style-name="T17">3700</text:span></text:span><text:span text:style-name="Source_20_Text"><text:span text:style-name="T11">],</text:span></text:span></text:p>
      <text:p text:style-name="P17"><text:span text:style-name="Source_20_Text"><text:span text:style-name="T12"><text:s text:c="7"/></text:span></text:span><text:span text:style-name="Source_20_Text"><text:span text:style-name="T11">[</text:span></text:span><text:span text:style-name="Source_20_Text"><text:span text:style-name="T15">'Dendy'</text:span></text:span><text:span text:style-name="Source_20_Text"><text:span text:style-name="T11">, </text:span></text:span><text:span text:style-name="Source_20_Text"><text:span text:style-name="T17">1300</text:span></text:span><text:span text:style-name="Source_20_Text"><text:span text:style-name="T11">]</text:span></text:span></text:p>
      <text:p text:style-name="P17"><text:span text:style-name="Source_20_Text"><text:span text:style-name="T12"><text:s text:c="7"/></text:span></text:span><text:span text:style-name="Source_20_Text"><text:span text:style-name="T11">]</text:span></text:span></text:p>
      <text:p text:style-name="P17"/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3">lambda</text:span></text:span><text:span text:style-name="Source_20_Text"><text:span text:style-name="T11"> x: x[</text:span></text:span><text:span text:style-name="Source_20_Text"><text:span text:style-name="T17">1</text:span></text:span><text:span text:style-name="Source_20_Text"><text:span text:style-name="T11">]))</text:span></text:span></text:p>
      <text:p text:style-name="P8"><text:span text:style-name="T2">Начну с того, что если мы сравниваем коллекции, а не простые объекты, то сравнение всегда происходит по первому элементу, попробуйте запустить код без ключа key. В нашем случае мы применяем функцию, которая возвращает второй элемент коллекции, а значит и сравнение происходит по нему. Если прописать </text:span><text:span text:style-name="Strong_20_Emphasis"><text:span text:style-name="T4">-x[1]</text:span></text:span><text:span text:style-name="T2">, то сравнение будет по убывающей.</text:span></text:p>
      <text:p text:style-name="P5"/>
      <text:h text:style-name="P25" text:outline-level="1">3.4 - Виртуальное окружение</text:h>
      <text:section text:style-name="Sect2" text:name="ember1593">
        <text:section text:style-name="Sect2" text:name="ember1594">
          <text:p text:style-name="Heading"><text:span text:style-name="T20">К</text:span>оманды:</text:p>
          <text:p text:style-name="P13"><text:span text:style-name="Source_20_Text"><text:span text:style-name="T17"># Создать виртуальное окружение в папке проекта</text:span></text:span></text:p>
          <text:p text:style-name="P18"/>
          <text:p text:style-name="P18"><text:span text:style-name="Source_20_Text"><text:span text:style-name="T11">python -m venv venv</text:span></text:span></text:p>
          <text:p text:style-name="P18"/>
          <text:p text:style-name="P18"/>
          <text:p text:style-name="P18"><text:span text:style-name="Source_20_Text"><text:span text:style-name="T17"># Посмотреть список установленных интепретаторов</text:span></text:span></text:p>
          <text:p text:style-name="P18"/>
          <text:p text:style-name="P18"><text:span text:style-name="Source_20_Text"><text:span text:style-name="T11">py --list <text:s text:c="9"/>- </text:span></text:span><text:span text:style-name="Source_20_Text"><text:span text:style-name="T13">для</text:span></text:span><text:span text:style-name="Source_20_Text"><text:span text:style-name="T11"> Windows</text:span></text:span></text:p>
          <text:p text:style-name="P18"><text:span text:style-name="Source_20_Text"><text:span text:style-name="T11">whereis python3 <text:s text:c="3"/>- </text:span></text:span><text:span text:style-name="Source_20_Text"><text:span text:style-name="T13">для</text:span></text:span><text:span text:style-name="Source_20_Text"><text:span text:style-name="T11"> Linux и MacOs</text:span></text:span></text:p>
          <text:p text:style-name="P18"/>
          <text:p text:style-name="P18"/>
          <text:p text:style-name="P18"><text:span text:style-name="Source_20_Text"><text:span text:style-name="T17"># Создать виртуальное окружение с интерпретатором определенной версии в папке проекта </text:span></text:span></text:p>
          <text:p text:style-name="P18"/>
          <text:p text:style-name="P18"><text:span text:style-name="Source_20_Text"><text:span text:style-name="T11">py -</text:span></text:span><text:span text:style-name="Source_20_Text"><text:span text:style-name="T17">3.7</text:span></text:span><text:span text:style-name="Source_20_Text"><text:span text:style-name="T11"> -m venv venv - </text:span></text:span><text:span text:style-name="Source_20_Text"><text:span text:style-name="T13">для</text:span></text:span><text:span text:style-name="Source_20_Text"><text:span text:style-name="T11"> Windows, где </text:span></text:span><text:span text:style-name="Source_20_Text"><text:span text:style-name="T17">3.7</text:span></text:span><text:span text:style-name="Source_20_Text"><text:span text:style-name="T11"> версия python</text:span></text:span></text:p>
          <text:p text:style-name="P18"><text:span text:style-name="Source_20_Text"><text:span text:style-name="T11">python3.</text:span></text:span><text:span text:style-name="Source_20_Text"><text:span text:style-name="T17">7</text:span></text:span><text:span text:style-name="Source_20_Text"><text:span text:style-name="T11"> -m venv venv - </text:span></text:span><text:span text:style-name="Source_20_Text"><text:span text:style-name="T13">для</text:span></text:span><text:span text:style-name="Source_20_Text"><text:span text:style-name="T11"> Linux и MacOs</text:span></text:span></text:p>
          <text:p text:style-name="P18"/>
          <text:p text:style-name="P18"/>
          <text:p text:style-name="P18"><text:span text:style-name="Source_20_Text"><text:span text:style-name="T17"># Активация виртуального окружения </text:span></text:span><text:span text:style-name="Source_20_Text"><text:span text:style-name="T13">из</text:span></text:span><text:span text:style-name="Source_20_Text"><text:span text:style-name="T17"> папки проекта</text:span></text:span></text:p>
          <text:p text:style-name="P18"/>
          <text:p text:style-name="P18"><text:span text:style-name="Source_20_Text"><text:span text:style-name="T11">venv\Scripts\activate.bat - </text:span></text:span><text:span text:style-name="Source_20_Text"><text:span text:style-name="T13">для</text:span></text:span><text:span text:style-name="Source_20_Text"><text:span text:style-name="T11"> Windows</text:span></text:span></text:p>
          <text:p text:style-name="P18"><text:span text:style-name="Source_20_Text"><text:span text:style-name="T11">source venv/bin/activate - </text:span></text:span><text:span text:style-name="Source_20_Text"><text:span text:style-name="T13">Для</text:span></text:span><text:span text:style-name="Source_20_Text"><text:span text:style-name="T11"> Mac и Linux</text:span></text:span></text:p>
          <text:p text:style-name="P18"/>
          <text:p text:style-name="P18"/>
          <text:p text:style-name="P18"><text:span text:style-name="Source_20_Text"><text:span text:style-name="T17"># Выйти </text:span></text:span><text:span text:style-name="Source_20_Text"><text:span text:style-name="T13">из</text:span></text:span><text:span text:style-name="Source_20_Text"><text:span text:style-name="T17"> виртуального окружение</text:span></text:span></text:p>
          <text:p text:style-name="P18"/>
          <text:p text:style-name="P18"><text:span text:style-name="Source_20_Text"><text:span text:style-name="T11">deactivate</text:span></text:span></text:p>
        </text:section>
      </text:section>
      <text:p text:style-name="P5"/>
      <text:h text:style-name="P23" text:outline-level="1">9.1 Множества: Особенности и основные характеристики </text:h>
      <text:section text:style-name="Sect2" text:name="ember7820">
        <text:section text:style-name="Sect2" text:name="html-content-ember7821">
          <text:h text:style-name="Heading_20_2" text:outline-level="2">Множества</text:h>
          <text:h text:style-name="Heading_20_3" text:outline-level="3">Зачем множества</text:h>
          <text:p text:style-name="Text_20_body">Представьте, что вы ведёте список посетителей на мероприятии. Люди могут подходить повторно, писать имя разными руками, а вам нужна простая честная проверка: «этот уже был?» Вот здесь множество работает как строгий контролёр на входе: оно хранит только уникальные значения и умеет очень быстро отвечать на вопрос о принадлежности.</text:p>
          <text:p text:style-name="Text_20_body">Вторая типичная сцена выглядит ещё «математичнее». У вас есть две группы элементов, и вы хотите получить объединение, пересечение или разность, то есть операции в духе школьных множеств. И третья важная мысль: если порядок вообще не важен, а важна скорость поиска по элементу, то множество почти всегда оказывается естественным выбором.</text:p>
          <text:h text:style-name="Heading_20_3" text:outline-level="3">Что значит «хешируемый» (hashable) объект</text:h>
          <text:p text:style-name="Text_20_body">Немного отступим от урока и поговорим о <text:span text:style-name="Strong_20_Emphasis">hashable. </text:span>Представьте, что множество устроено как очень быстрый каталог в библиотеке. Чтобы находить элемент почти мгновенно, ему нужен «паспорт» -&gt; короткий числовой отпечаток, который Python может посчитать и использовать как адрес в каталоге. Этот отпечаток называется хеш (hash), а объект, для которого его можно посчитать корректно и надёжно, называют хешируемым (hashable).</text:p>
          <text:p text:style-name="Text_20_body">Главное практическое правило звучит так: хешируемый объект обязан иметь хеш, который не меняется, пока объект лежит внутри множества или используется как ключ словаря. Почему это важно? Потому что множество и словарь сначала идут «по адресу» (по хешу), а уже потом уточняют равенство. Если бы хеш мог поменяться по ходу дела, элемент оказался бы как будто «переехал на другую полку», и структура данных потеряла бы способность находить его быстро и правильно.</text:p>
          <text:p text:style-name="Text_20_body">Отсюда и понятная связь с неизменяемостью. Большинство изменяемых типов (например, <text:span text:style-name="Source_20_Text">list</text:span>, <text:span text:style-name="Source_20_Text">dict</text:span>, <text:span text:style-name="Source_20_Text">set</text:span>) нельзя хешировать, потому что их содержимое меняется, а вместе с ним менялась бы и логика поиска. Поэтому такие объекты нельзя класть в множество и нельзя использовать как ключ словаря. А неизменяемые типы (например, <text:span text:style-name="Source_20_Text">int</text:span>, <text:span text:style-name="Source_20_Text">str</text:span>, <text:span text:style-name="Source_20_Text">tuple</text:span> при условии, что внутри тоже только хешируемые элементы) обычно хешируемы, и поэтому прекрасно "живут" в <text:span text:style-name="Source_20_Text">set</text:span>.</text:p>
          <text:p text:style-name="Text_20_body">Есть удобная проверка: если объект можно использовать ключом словаря, то он хешируемый, а значит подходит и для множества.</text:p>
          <text:p text:style-name="Preformatted_20_Text"><text:span text:style-name="Source_20_Text">ok = {}</text:span></text:p>
          <text:p text:style-name="Preformatted_20_Text"><text:span text:style-name="Source_20_Text">ok["hello"] = 1</text:span></text:p>
          <text:p text:style-name="Preformatted_20_Text"><text:span text:style-name="Source_20_Text">ok[(1, 2)] = 2</text:span></text:p>
          <text:p text:style-name="P15"><text:s text:c="2"/></text:p>
          <text:p text:style-name="Text_20_body">И наоборот, пример типичной ошибки: кортеж сам по себе выглядит «неизменяемым», но если внутри спрятан список, то весь кортеж становится не хешируемым.</text:p>
          <text:p text:style-name="Preformatted_20_Text"><text:span text:style-name="Source_20_Text">myset = {1, 2, (5, 6), 7} <text:s text:c="5"/># так можно</text:span></text:p>
          <text:p text:style-name="Preformatted_20_Text"><text:span text:style-name="Source_20_Text">myset = {1, 2, ([5, 6]), 7} <text:s text:c="3"/># TypeError: внутри кортежа список</text:span></text:p>
          <text:p text:style-name="Preformatted_20_Text"/>
          <text:p text:style-name="Preformatted_20_Text"><text:s text:c="22"/></text:p>
          <text:p text:style-name="P15"><text:s text:c="18"/></text:p>
          <text:p text:style-name="Text_20_body"><text:soft-page-break/>Если запомнить одну мысль, пусть будет эта: множество принимает только такие элементы, которые умеют иметь стабильный «адрес» для быстрого поиска. Это и есть смысл <text:span text:style-name="Strong_20_Emphasis">hashable</text:span>.</text:p>
          <text:h text:style-name="Heading_20_3" text:outline-level="3">Что такое множество в Python</text:h>
          <text:p text:style-name="Text_20_body">Множество (set) в Python это неупорядоченная коллекция без повторов. Если вы добавляете одинаковые элементы, «лишнее» просто исчезает.</text:p>
          <text:p text:style-name="Text_20_body">Очень важно говорить точным языком. Правило не про «неизменяемость как философию», а про хешируемость (hashable) как техническое требование. Элемент множества должен быть таким, чтобы Python мог вычислить для него хеш и надёжно находить его внутри структуры. На практике у встроенных типов это обычно означает: числа, строки и кортежи (если внутри кортежа тоже только подходящие элементы) отлично подходят, а списки и сами множества не подходят.</text:p>
          <text:h text:style-name="Heading_20_3" text:outline-level="3">Создание множества</text:h>
          <text:p text:style-name="Text_20_body">Начнём с самого наглядного способа: фигурные скобки с элементами через запятую.</text:p>
          <text:p text:style-name="Preformatted_20_Text"><text:span text:style-name="Source_20_Text">numbers = {10, 20, 30, 40, 50}</text:span></text:p>
          <text:p text:style-name="Preformatted_20_Text"><text:span text:style-name="Source_20_Text">fruits = {"apple", "banana", "cherry"}</text:span></text:p>
          <text:p text:style-name="P15"><text:s/></text:p>
          <text:p text:style-name="P15">А вот момент, на котором спотыкаются почти все новички: пустое множество создаётся не фигурными скобками, а через <text:span text:style-name="Source_20_Text">set()</text:span>. Потому что <text:span text:style-name="Source_20_Text">{}</text:span> в Python зарезервировано под пустой словарь.</text:p>
          <text:p text:style-name="Preformatted_20_Text"><text:span text:style-name="Source_20_Text">empty_set = set()</text:span></text:p>
          <text:p text:style-name="Preformatted_20_Text"><text:span text:style-name="Source_20_Text">empty_set = {} <text:s/># Это словарь, а не множество</text:span></text:p>
          <text:p text:style-name="Text_20_body"/>
          <text:p text:style-name="Text_20_body">Запомните это как «правило первой помощи»: увидели <text:span text:style-name="Source_20_Text">{}</text:span> без элементов -&gt; это словарь. Нужен пустой set -&gt; пишем <text:span text:style-name="Source_20_Text">set()</text:span>.</text:p>
          <text:h text:style-name="Heading_20_3" text:outline-level="3">Вывод множества</text:h>
          <text:p text:style-name="Text_20_body">Множество не обещает порядок при обходе и печати. Поэтому один и тот же набор элементов может выглядеть по-разному на экране, и это не ошибка, а нормальное поведение.</text:p>
          <text:p text:style-name="Preformatted_20_Text"><text:span text:style-name="Source_20_Text">numbers = {10, 20, 30, 40, 50}</text:span></text:p>
          <text:p text:style-name="Preformatted_20_Text"><text:span text:style-name="Source_20_Text">fruits = {"apple", "banana", "cherry"}</text:span></text:p>
          <text:p text:style-name="Preformatted_20_Text"/>
          <text:p text:style-name="Preformatted_20_Text"><text:span text:style-name="Source_20_Text">print(numbers) <text:s/># Выведет: {10, 20, 30, 40, 50}</text:span></text:p>
          <text:p text:style-name="Preformatted_20_Text"><text:span text:style-name="Source_20_Text">print(fruits) <text:s text:c="2"/># Выведет: {'banana', 'apple', 'cherry'}</text:span></text:p>
          <text:p text:style-name="Preformatted_20_Text"><text:span text:style-name="Source_20_Text"/></text:p>
          <text:p text:style-name="Text_20_body">Хитрость в том, что комментарий в таких примерах показывает один из возможных вариантов. Вывод может прийти в другом порядке, и ваш код от этого не становится неправильным.</text:p>
          <text:h text:style-name="Heading_20_3" text:outline-level="3">Встроенная функция set()</text:h>
          <text:p text:style-name="Text_20_body">Функция <text:span text:style-name="Source_20_Text">set()</text:span> умеет собирать множество из любой итерируемой последовательности. Это удобно, когда исходные данные уже где-то есть: в списке, строке или кортеже. Вы передаёте «что угодно, по чему можно пройтись», а на выходе получаете уникальные элементы.</text:p>
          <text:p text:style-name="Preformatted_20_Text"><text:span text:style-name="Source_20_Text">my_set = set([1, 2, 3, 4, 5]) <text:s/># Множество из списка</text:span></text:p>
          <text:p text:style-name="Preformatted_20_Text"><text:soft-page-break/><text:span text:style-name="Source_20_Text">my_set2 = set("hello") <text:s text:c="8"/># Множество из строки</text:span></text:p>
          <text:p text:style-name="Preformatted_20_Text"/>
          <text:p text:style-name="Text_20_body">Со строками особенно наглядно: повторы исчезают, остаются только уникальные символы.</text:p>
          <text:p text:style-name="Text_20_body">И да, пустое множество можно получить и так. Это корректно, просто обычно пишут короче через <text:span text:style-name="Source_20_Text">set()</text:span>.</text:p>
          <text:p text:style-name="Preformatted_20_Text"><text:span text:style-name="Source_20_Text">empty_set = set([]) <text:s/># Пустое множество из пустого списка</text:span></text:p>
          <text:h text:style-name="Heading_20_2" text:outline-level="2">Дубликаты при создании множества</text:h>
          <text:p text:style-name="Text_20_body">Множество устроено так, что повторы не имеют права на жизнь. Вы можете передать хоть десять одинаковых единиц, и в результате всё равно останется одна.</text:p>
          <text:p text:style-name="Preformatted_20_Text"><text:span text:style-name="Source_20_Text">my_set = set([1, 1, 2, 3, 3])</text:span></text:p>
          <text:p text:style-name="Preformatted_20_Text"><text:span text:style-name="Source_20_Text">print(my_set) <text:s/># Выведет: {1, 2, 3}</text:span></text:p>
          <text:p text:style-name="P15"><text:s text:c="12"/></text:p>
          <text:p text:style-name="Preformatted_20_Text"><text:span text:style-name="Source_20_Text">my_set = set("aabbcc")</text:span></text:p>
          <text:p text:style-name="Preformatted_20_Text"><text:span text:style-name="Source_20_Text">print(my_set) <text:s/># Выведет: {'a', 'b', 'c'}</text:span></text:p>
          <text:p text:style-name="Preformatted_20_Text"><text:span text:style-name="Source_20_Text"/></text:p>
          <text:p text:style-name="Text_20_body">Если вы увидели перестановку элементов, не пытайтесь «чинить порядок». Это не баг, это природа множества.</text:p>
          <text:h text:style-name="Heading_20_3" text:outline-level="3">Типы данных в множествах</text:h>
          <text:p text:style-name="Text_20_body">Теперь главный технический закон: элементы множества должны быть хешируемыми. В учебной практике это удобно запоминать так: «как правило, это неизменяемые вещи». Числа, строки, кортежи подходят. Списки и множества внутрь класть нельзя.</text:p>
          <text:p text:style-name="Preformatted_20_Text"><text:span text:style-name="Source_20_Text">valid_set = {1, 2, (3, 4), "hello"} <text:s/># Все элементы могут быть в множестве</text:span></text:p>
          <text:p text:style-name="Preformatted_20_Text"><text:span text:style-name="Source_20_Text">invalid_set = {1, 2, [3, 4]} <text:s text:c="8"/># Ошибка, список не может быть элементом множества</text:span></text:p>
          <text:p text:style-name="P15"><text:s text:c="15"/></text:p>
          <text:p text:style-name="Text_20_body">Обратите внимание на вторую строку: это пример «как делать нельзя». Если попытаться выполнить такой код, Python честно остановит программу с <text:span text:style-name="Source_20_Text">TypeError</text:span>.</text:p>
          <text:h text:style-name="Heading_20_3" text:outline-level="3">Ограничения на кортежи в множествах</text:h>
          <text:p text:style-name="Text_20_body">Кортежи в множествах разрешены, но только при одном условии: внутри кортежа тоже не должно быть «запрещённых» элементов. Логика простая: множество требует хешируемость, кортеж будет хешируемым только тогда, когда все его части тоже хешируемы.</text:p>
          <text:p text:style-name="Preformatted_20_Text"><text:span text:style-name="Source_20_Text">myset = {1, 2, (5, 6), 7} <text:s/># Множество может содержать кортеж</text:span></text:p>
          <text:p text:style-name="P15"><text:s text:c="12"/></text:p>
          <text:p text:style-name="Text_20_body">Этот пример допустим, потому что <text:span text:style-name="Source_20_Text">(5, 6)</text:span> состоит из целых чисел.</text:p>
          <text:p text:style-name="Text_20_body">А вот здесь ловушка для новичков: кортеж с вложенным списком становится проблемой, потому что список внутри не хешируемый.</text:p>
          <text:p text:style-name="Preformatted_20_Text"><text:span text:style-name="Source_20_Text">myset = {1, 2, ([5, 6]), 7} <text:s/># Ошибка: TypeError, список внутри кортежа</text:span></text:p>
          <text:p text:style-name="Preformatted_20_Text"/>
          <text:h text:style-name="Heading_20_3" text:outline-level="3">Частые ошибки и нюансы</text:h>
          <text:p text:style-name="Text_20_body">Если держать в голове один принцип, пусть это будет принцип хешируемости. Как только вы <text:soft-page-break/>пытаетесь положить внутрь множества список или другое множество, вы почти гарантированно получаете <text:span text:style-name="Source_20_Text">TypeError</text:span>.</text:p>
          <text:p text:style-name="Preformatted_20_Text"><text:span text:style-name="Source_20_Text">myset1 = {1, 2, [5, 6], 7} <text:s/># Ошибка: TypeError, список не может быть элементом множества</text:span></text:p>
          <text:p text:style-name="Preformatted_20_Text"><text:span text:style-name="Source_20_Text">myset2 = {1, 2, {5, 6}, 7} <text:s/># Ошибка: TypeError, множество не может быть элементом множества</text:span></text:p>
          <text:p text:style-name="Preformatted_20_Text"><text:span text:style-name="Source_20_Text"/></text:p>
          <text:p text:style-name="Text_20_body">И наоборот, кортеж часто становится аккуратным способом «упаковать пару значений» так, чтобы множество могло это хранить.</text:p>
          <text:p text:style-name="Preformatted_20_Text"><text:span text:style-name="Source_20_Text">myset = {1, 2, (5, 6), 7} <text:s/># Множество может содержать кортеж</text:span></text:p>
          <text:p text:style-name="P15"><text:s text:c="11"/></text:p>
          <text:h text:style-name="Heading_20_3" text:outline-level="3">Работа с f-строками</text:h>
          <text:p text:style-name="Text_20_body">Иногда хочется вывести множество «красиво» и в предсказуемом порядке. Само множество порядок не гарантирует, поэтому идея такая: сначала получить отсортированный список элементов, затем склеить их в строку, а фигурные скобки вывести как обычный текст.</text:p>
          <text:p text:style-name="Preformatted_20_Text"><text:span text:style-name="Source_20_Text">print(f"Уникальные цифры: {{{', '.join(sorted(unique_digits))}}}")</text:span></text:p>
          <text:p text:style-name="P15"><text:s text:c="14"/></text:p>
          <text:p text:style-name="Text_20_body">Здесь всё держится на трёх шагах. <text:span text:style-name="Source_20_Text">sorted(unique_digits)</text:span> даёт элементы в стабильном порядке. <text:span text:style-name="Source_20_Text">', '.join(...)</text:span> превращает их в одну строку через запятую. А <text:span text:style-name="Source_20_Text">{{</text:span> и <text:span text:style-name="Source_20_Text">}}</text:span> в f-строке печатают символы <text:span text:style-name="Source_20_Text">{</text:span> и <text:span text:style-name="Source_20_Text">}</text:span> буквально, потому что одинарные скобки зарезервированы под подстановки.</text:p>
          <text:p text:style-name="Text_20_body">В результате получается «аккуратная» строка с предсказуемым порядком, например:</text:p>
          <text:p text:style-name="Text_20_body">Уникальные цифры: {0, 1, 3, 5, 7}</text:p>
          <text:h text:style-name="Heading_20_3" text:outline-level="3">Заключение</text:h>
          <text:p text:style-name="Text_20_body">Множества берите там, где нужна уникальность и быстрые проверки вхождения. Пустое множество создавайте через <text:span text:style-name="Source_20_Text">set()</text:span>, чтобы не перепутать со словарём. Следите за типами элементов: внутри должны быть хешируемые значения, иначе получите <text:span text:style-name="Source_20_Text">TypeError</text:span>. И не рассчитывайте на порядок вывода: если важна последовательность, выбирайте список.</text:p>
        </text:section>
      </text:section>
      <text:p text:style-name="P5"/>
      <text:h text:style-name="P23" text:outline-level="1"><text:bookmark text:name="ember3081"/>9.2 Множества: Основные операции и функции </text:h>
      <text:section text:style-name="Sect2" text:name="ember8070">
        <text:section text:style-name="Sect2" text:name="html-content-ember8071">
          <text:h text:style-name="Heading_20_2" text:outline-level="2">Работа с множествами</text:h>
          <text:h text:style-name="Heading_20_3" text:outline-level="3"><text:span text:style-name="T20">О</text:span>сновы работы с множествами</text:h>
          <text:p text:style-name="Text_20_body">Давай начнём с идеи: множество в Python хранит элементы без повторов. Похоже на список по ощущениям, но есть важное отличие: каждый объект в множестве уникален. Поэтому если тебе важно убрать дубли и быстро проверять наличие элемента -&gt; множества очень кстати</text:p>
          <text:h text:style-name="Heading_20_3" text:outline-level="3"><text:span text:style-name="T20">Ф</text:span>ункция len()</text:h>
          <text:p text:style-name="Text_20_body">Частая задача: понять, сколько разных значений у нас есть. Для этого спокойно используем <text:span text:style-name="Source_20_Text">len()</text:span></text:p>
          <text:p text:style-name="Text_20_body">Пример:</text:p>
          <text:p text:style-name="Preformatted_20_Text"><text:span text:style-name="Source_20_Text">myset1 = {3, 3, 5, 7, 7}</text:span></text:p>
          <text:p text:style-name="Preformatted_20_Text"><text:span text:style-name="Source_20_Text">myset2 = set([1, 3, 3, 4, 5, 5])</text:span></text:p>
          <text:p text:style-name="Preformatted_20_Text"><text:span text:style-name="Source_20_Text">myset3 = set('ppqqrrsstt')</text:span></text:p>
          <text:p text:style-name="Preformatted_20_Text"/>
          <text:p text:style-name="Preformatted_20_Text"><text:span text:style-name="Source_20_Text">print(len(myset1)) <text:s/># Выведет: 3</text:span></text:p>
          <text:p text:style-name="Preformatted_20_Text"><text:span text:style-name="Source_20_Text">print(len(myset2)) <text:s/># Выведет: 4</text:span></text:p>
          <text:p text:style-name="Preformatted_20_Text"><text:span text:style-name="Source_20_Text">print(len(myset3)) <text:s/># Выведет: 5</text:span></text:p>
          <text:p text:style-name="P15"><text:s text:c="8"/></text:p>
          <text:p text:style-name="Text_20_body">Пояснение: <text:span text:style-name="Source_20_Text">len()</text:span> считает именно разные элементы, дубликаты автоматически отбрасываются</text:p>
          <text:h text:style-name="Heading_20_3" text:outline-level="3"><text:span text:style-name="T20">О</text:span>ператор принадлежности in</text:h>
          <text:p text:style-name="Text_20_body">Хочешь быстро узнать: «есть ли это значение в наборе» -&gt; используй <text:span text:style-name="Source_20_Text">in</text:span>. Для множеств такая проверка работает очень быстро</text:p>
          <text:p text:style-name="Text_20_body">Пример:</text:p>
          <text:p text:style-name="Preformatted_20_Text"><text:span text:style-name="Source_20_Text">numbers = {1, 3, 5, 7, 9}</text:span></text:p>
          <text:p text:style-name="Preformatted_20_Text"/>
          <text:p text:style-name="Preformatted_20_Text"><text:span text:style-name="Source_20_Text">if 3 in numbers:</text:span></text:p>
          <text:p text:style-name="Preformatted_20_Text"><text:span text:style-name="Source_20_Text"><text:s text:c="4"/>print('Множество numbers содержит число 3')</text:span></text:p>
          <text:p text:style-name="Preformatted_20_Text"><text:span text:style-name="Source_20_Text">else:</text:span></text:p>
          <text:p text:style-name="Preformatted_20_Text"><text:span text:style-name="Source_20_Text"><text:s text:c="4"/>print('Множество numbers не содержит число 3')</text:span></text:p>
          <text:p text:style-name="Preformatted_20_Text"><text:span text:style-name="Source_20_Text"/></text:p>
          <text:p text:style-name="Text_20_body">Вывод:</text:p>
          <text:p text:style-name="Preformatted_20_Text"><text:span text:style-name="Source_20_Text">Множество numbers содержит число 3</text:span></text:p>
          <text:p text:style-name="P15"><text:s text:c="18"/></text:p>
          <text:p text:style-name="Text_20_body">Ещё удобно проверять отсутствие через <text:span text:style-name="Source_20_Text">not in</text:span></text:p>
          <text:p text:style-name="Text_20_body">Пример:</text:p>
          <text:p text:style-name="Preformatted_20_Text"><text:span text:style-name="Source_20_Text">numbers = {1, 3, 5, 7, 9}</text:span></text:p>
          <text:p text:style-name="Preformatted_20_Text"/>
          <text:p text:style-name="Preformatted_20_Text"><text:span text:style-name="Source_20_Text">if 0 not in numbers:</text:span></text:p>
          <text:p text:style-name="Preformatted_20_Text"><text:span text:style-name="Source_20_Text"><text:s text:c="4"/>print('Множество numbers не содержит числа 0')</text:span></text:p>
          <text:p text:style-name="Preformatted_20_Text"><text:soft-page-break/></text:p>
          <text:p text:style-name="Preformatted_20_Text"><text:s text:c="22"/></text:p>
          <text:p text:style-name="P15"><text:s text:c="18"/></text:p>
          <text:p text:style-name="Text_20_body">Пояснение: проверка <text:span text:style-name="Source_20_Text">in</text:span> для множеств обычно быстрее, чем для списков, поэтому множества хорошо подходят для частых «поисков по содержимому»</text:p>
          <text:h text:style-name="Heading_20_3" text:outline-level="3"><text:span text:style-name="T20">В</text:span>строенные функции sum(), min(), max()</text:h>
          <text:p text:style-name="Text_20_body">Если в множестве лежат числа, можно сразу считать сумму, минимум и максимум</text:p>
          <text:list xml:id="list6177695173567974673" text:style-name="L1">
            <text:list-item>
              <text:p text:style-name="P30"><text:span text:style-name="Source_20_Text">sum()</text:span> складывает все элементы</text:p>
            </text:list-item>
            <text:list-item>
              <text:p text:style-name="P30"><text:span text:style-name="Source_20_Text">min()</text:span> даёт наименьший элемент</text:p>
            </text:list-item>
            <text:list-item>
              <text:p text:style-name="P30"><text:span text:style-name="Source_20_Text">max()</text:span> даёт наибольший элемент</text:p>
            </text:list-item>
          </text:list>
          <text:p text:style-name="Text_20_body">Пример:</text:p>
          <text:p text:style-name="Preformatted_20_Text"><text:span text:style-name="Source_20_Text">numbers = {1, 3, 5, 7}</text:span></text:p>
          <text:p text:style-name="Preformatted_20_Text"/>
          <text:p text:style-name="Preformatted_20_Text"><text:span text:style-name="Source_20_Text">print('Сумма элементов множества =', sum(numbers)) <text:s/># Выведет: Сумма элементов множества = 16</text:span></text:p>
          <text:p text:style-name="Preformatted_20_Text"><text:span text:style-name="Source_20_Text">print('Минимальный элемент =', min(numbers)) <text:s text:c="5"/># Выведет: Минимальный элемент = 1</text:span></text:p>
          <text:p text:style-name="Preformatted_20_Text"><text:span text:style-name="Source_20_Text">print('Максимальный элемент =', max(numbers)) <text:s text:c="4"/># Выведет: Максимальный элемент = 7</text:span></text:p>
          <text:p text:style-name="Preformatted_20_Text"><text:s text:c="3"/></text:p>
          <text:p text:style-name="Text_20_body">Пояснение: базовые вычисления по множеству делаются в одну строку -&gt; удобно для быстрой аналитики числовых данных</text:p>
          <text:h text:style-name="Heading_20_3" text:outline-level="3"><text:span text:style-name="T20">П</text:span>еребор множества</text:h>
          <text:p text:style-name="Text_20_body">Перебирать элементы можно обычным <text:span text:style-name="Source_20_Text">for</text:span>. Важно: множества не хранят порядок, поэтому порядок обхода может отличаться от запуска к запуску</text:p>
          <text:p text:style-name="Text_20_body">Пример:</text:p>
          <text:p text:style-name="Preformatted_20_Text"><text:span text:style-name="Source_20_Text">fruits = {"apple", "banana", "cherry"}</text:span></text:p>
          <text:p text:style-name="Preformatted_20_Text"/>
          <text:p text:style-name="Preformatted_20_Text"><text:span text:style-name="Source_20_Text">for fruit in fruits:</text:span></text:p>
          <text:p text:style-name="Preformatted_20_Text"><text:span text:style-name="Source_20_Text"><text:s text:c="4"/>print(fruit)</text:span></text:p>
          <text:p text:style-name="P15"><text:s text:c="16"/></text:p>
          <text:p text:style-name="Text_20_body">Пояснение: не рассчитывай на фиксированный порядок вывода, у множеств его нет по определению</text:p>
          <text:h text:style-name="Heading_20_3" text:outline-level="3"><text:span text:style-name="T20">Ф</text:span>орматированный вывод множеств</text:h>
          <text:p text:style-name="Text_20_body">Нужно красиво показать элементы на экране: соберём их в строку</text:p>
          <text:p text:style-name="Text_20_body">Пример:</text:p>
          <text:p text:style-name="Preformatted_20_Text"><text:span text:style-name="Source_20_Text">myset = {1, 2, 3, 4}</text:span></text:p>
          <text:p text:style-name="Preformatted_20_Text"/>
          <text:p text:style-name="Preformatted_20_Text"><text:span text:style-name="Source_20_Text"># Форматированный вывод с использованием f-строки</text:span></text:p>
          <text:p text:style-name="Preformatted_20_Text"><text:span text:style-name="Source_20_Text">print(f"Множество содержит элементы: {', '.join(map(str, myset))}")</text:span></text:p>
          <text:p text:style-name="Preformatted_20_Text"/>
          <text:p text:style-name="Text_20_body">Пояснение: <text:span text:style-name="Source_20_Text">', '.join(map(str, myset))</text:span> превращает каждый элемент в строку и <text:soft-page-break/>соединяет их через запятую</text:p>
          <text:h text:style-name="Heading_20_3" text:outline-level="3"><text:span text:style-name="T20">С</text:span>равнение множеств</text:h>
          <text:p text:style-name="Text_20_body">Сравнивать множества можно по «содержимому»: равны они или нет</text:p>
          <text:p text:style-name="Text_20_body">Пример:</text:p>
          <text:p text:style-name="Preformatted_20_Text"><text:span text:style-name="Source_20_Text">set1 = {1, 2, 3}</text:span></text:p>
          <text:p text:style-name="Preformatted_20_Text"><text:span text:style-name="Source_20_Text">set2 = {3, 2, 1}</text:span></text:p>
          <text:p text:style-name="Preformatted_20_Text"><text:span text:style-name="Source_20_Text">set3 = {4, 5, 6}</text:span></text:p>
          <text:p text:style-name="Preformatted_20_Text"/>
          <text:p text:style-name="Preformatted_20_Text"><text:span text:style-name="Source_20_Text">print(set1 == set2) <text:s/># Выведет: True, так как множества содержат одни и те же элементы</text:span></text:p>
          <text:p text:style-name="Preformatted_20_Text"><text:span text:style-name="Source_20_Text">print(set1 != set3) <text:s/># Выведет: True, множества разные</text:span></text:p>
          <text:p text:style-name="P15"><text:s text:c="12"/></text:p>
          <text:p text:style-name="Text_20_body">Пояснение: порядок не важен, важен состав элементов</text:p>
          <text:h text:style-name="Heading_20_3" text:outline-level="3"><text:span text:style-name="T20">Ф</text:span>ункция sorted()</text:h>
          <text:p text:style-name="Text_20_body">Хочется увидеть элементы в порядке возрастания: отсортируем. Помни: <text:span text:style-name="Source_20_Text">sorted()</text:span> вернёт список, не множество</text:p>
          <text:p text:style-name="Text_20_body">Пример:</text:p>
          <text:p text:style-name="Preformatted_20_Text"><text:span text:style-name="Source_20_Text">myset = {4, 1, 3, 2}</text:span></text:p>
          <text:p text:style-name="Preformatted_20_Text"/>
          <text:p text:style-name="Preformatted_20_Text"><text:span text:style-name="Source_20_Text">sorted_set = sorted(myset)</text:span></text:p>
          <text:p text:style-name="Preformatted_20_Text"><text:span text:style-name="Source_20_Text">print(sorted_set) <text:s/># Выведет: [1, 2, 3, 4]</text:span></text:p>
          <text:p text:style-name="P15"><text:s text:c="16"/></text:p>
          <text:p text:style-name="Text_20_body">Пояснение: множества сами по себе неупорядочены, поэтому сортировка всегда возвращает новый список</text:p>
          <text:h text:style-name="Heading_20_3" text:outline-level="3"><text:span text:style-name="T20">С</text:span>ортировка с помощью key</text:h>
          <text:p text:style-name="Text_20_body">Иногда нужно правило посложнее. Например: сортировать строки по длине, а при равной длине -&gt; по алфавиту. Для этого используем параметр <text:span text:style-name="Source_20_Text">key</text:span></text:p>
          <text:p text:style-name="Text_20_body">Пример:</text:p>
          <text:p text:style-name="Preformatted_20_Text"><text:span text:style-name="Source_20_Text">resources = {"banana", "apple", "pear", "kiwi", "fig"}</text:span></text:p>
          <text:p text:style-name="Preformatted_20_Text"/>
          <text:p text:style-name="Preformatted_20_Text"><text:span text:style-name="Source_20_Text">sorted_resources = sorted(resources, key=lambda x: (len(x), x))</text:span></text:p>
          <text:p text:style-name="Preformatted_20_Text"><text:span text:style-name="Source_20_Text">print(sorted_resources)</text:span></text:p>
          <text:p text:style-name="Preformatted_20_Text"><text:span text:style-name="Source_20_Text"># Выведет: ['fig', 'kiwi', 'pear', 'apple', 'banana']</text:span></text:p>
          <text:p text:style-name="Preformatted_20_Text"><text:span text:style-name="Source_20_Text"/></text:p>
          <text:p text:style-name="Text_20_body">Как это работает:</text:p>
          <text:list xml:id="list380173900700764400" text:style-name="L2">
            <text:list-item>
              <text:p text:style-name="P31">функция <text:span text:style-name="Source_20_Text">lambda x: (len(x), x)</text:span> строит кортеж признаков, до <text:span text:style-name="Source_20_Text">lambda</text:span> мы скоро доберемся</text:p>
            </text:list-item>
            <text:list-item>
              <text:p text:style-name="P31">сначала сравнивается длина строки</text:p>
            </text:list-item>
            <text:list-item>
              <text:p text:style-name="P31">если длины равны -&gt; сравниваются сами строки по алфавиту</text:p>
            </text:list-item>
          </text:list>
          <text:h text:style-name="Heading_20_3" text:outline-level="3"><text:soft-page-break/><text:span text:style-name="T20">О</text:span>братная сортировка (reverse=True)</text:h>
          <text:p text:style-name="Text_20_body">Нужно в убывающем порядке: добавляем <text:span text:style-name="Source_20_Text">reverse=True</text:span></text:p>
          <text:p text:style-name="Text_20_body">Пример:</text:p>
          <text:p text:style-name="Preformatted_20_Text"><text:span text:style-name="Source_20_Text">numbers = {10, 3, 7, 1}</text:span></text:p>
          <text:p text:style-name="Preformatted_20_Text"/>
          <text:p text:style-name="Preformatted_20_Text"><text:span text:style-name="Source_20_Text">desc_sorted = sorted(numbers, reverse=True)</text:span></text:p>
          <text:p text:style-name="Preformatted_20_Text"><text:span text:style-name="Source_20_Text">print(desc_sorted) <text:s/># Выведет: [10, 7, 3, 1]</text:span></text:p>
          <text:p text:style-name="P15"><text:s text:c="8"/></text:p>
          <text:p text:style-name="Text_20_body">Можно комбинировать <text:span text:style-name="Source_20_Text">key</text:span> и <text:span text:style-name="Source_20_Text">reverse</text:span>. Например: строки по убыванию длины</text:p>
          <text:p text:style-name="Text_20_body">Пример:</text:p>
          <text:p text:style-name="Preformatted_20_Text"><text:span text:style-name="Source_20_Text">words = {"cat", "elephant", "dog", "bee"}</text:span></text:p>
          <text:p text:style-name="Preformatted_20_Text"/>
          <text:p text:style-name="Preformatted_20_Text"><text:span text:style-name="Source_20_Text">longest_first = sorted(words, key=len, reverse=True)</text:span></text:p>
          <text:p text:style-name="Preformatted_20_Text"><text:span text:style-name="Source_20_Text">print(longest_first)</text:span></text:p>
          <text:p text:style-name="Preformatted_20_Text"><text:span text:style-name="Source_20_Text"># Выведет: ['elephant', 'cat', 'dog', 'bee']</text:span></text:p>
          <text:h text:style-name="Heading_20_3" text:outline-level="3"><text:span text:style-name="T20">З</text:span>аключение</text:h>
          <text:p text:style-name="Text_20_body">Мы разобрали самые полезные приёмы: как считать размер множества, быстро проверять наличие элемента, делать базовые вычисления, перебирать и красиво выводить значения, сравнивать множества и сортировать элементы. Возьми это как набор инструментов: для уникальных значений множества дают простоту и скорость, а всё остальное делается понятными функциями Python</text:p>
        </text:section>
      </text:section>
      <text:p text:style-name="P19"/>
      <text:h text:style-name="P23" text:outline-level="1"><text:bookmark text:name="ember30811"/>9.3 Методы добавления и удаления элементов в множества </text:h>
      <text:section text:style-name="Sect2" text:name="Раздел2">
        <text:section text:style-name="Sect2" text:name="Раздел3">
          <text:h text:style-name="Heading_20_2" text:outline-level="2"><text:bookmark text:name="html-content-ember8071"/>Методы множеств</text:h>
          <text:h text:style-name="Heading_20_3" text:outline-level="3"><text:span text:style-name="T20">Д</text:span>обавление элементов</text:h>
          <text:p text:style-name="Text_20_body">Давай продолжим: множество у нас уже есть, теперь научимся добавлять новые значения. Это простой и частый приём: «был набор» -&gt; «добавили ещё что-то»</text:p>
          <text:p text:style-name="Text_20_body"><text:span text:style-name="Strong_20_Emphasis">1 Метод add(): добавляет один элемент в множество</text:span></text:p>
          <text:p text:style-name="Text_20_body">Пример:</text:p>
          <text:p text:style-name="Preformatted_20_Text"><text:span text:style-name="Source_20_Text">numbers = {1, 2, 3, 4}</text:span></text:p>
          <text:p text:style-name="Preformatted_20_Text"><text:span text:style-name="Source_20_Text">numbers.add(10) <text:s/># Добавляем число 10 в множество</text:span></text:p>
          <text:p text:style-name="Preformatted_20_Text"><text:span text:style-name="Source_20_Text">numbers.add(15) <text:s/># Добавляем число 15 в множество</text:span></text:p>
          <text:p text:style-name="Preformatted_20_Text"/>
          <text:p text:style-name="Preformatted_20_Text"><text:span text:style-name="Source_20_Text">print(numbers)</text:span></text:p>
          <text:p text:style-name="Preformatted_20_Text"><text:span text:style-name="Source_20_Text"/></text:p>
          <text:p text:style-name="Text_20_body">Вывод:</text:p>
          <text:p text:style-name="Preformatted_20_Text"><text:span text:style-name="Source_20_Text">{1, 2, 3, 4, 10, 15}</text:span></text:p>
          <text:p text:style-name="Preformatted_20_Text"><text:span text:style-name="Source_20_Text"/></text:p>
          <text:p text:style-name="Text_20_body">Пояснение: множества неупорядочены, поэтому порядок элементов в выводе может быть произвольным</text:p>
          <text:p text:style-name="Text_20_body">Примечание: <text:span text:style-name="Source_20_Text">add()</text:span> ничего не меняет, если такой элемент уже есть в множестве</text:p>
          <text:p text:style-name="Text_20_body"><text:span text:style-name="Strong_20_Emphasis">2 Добавление нескольких элементов: удобно пройтись циклом</text:span></text:p>
          <text:p text:style-name="Text_20_body">Пример:</text:p>
          <text:p text:style-name="Preformatted_20_Text"><text:span text:style-name="Source_20_Text">numbers = set() <text:s/># Пустое множество</text:span></text:p>
          <text:p text:style-name="Preformatted_20_Text"/>
          <text:p text:style-name="Preformatted_20_Text"><text:span text:style-name="Source_20_Text">for i in range(5, 15, 2):</text:span></text:p>
          <text:p text:style-name="Preformatted_20_Text"><text:span text:style-name="Source_20_Text"><text:s text:c="4"/>numbers.add(i)</text:span></text:p>
          <text:p text:style-name="Preformatted_20_Text"/>
          <text:p text:style-name="Preformatted_20_Text"><text:span text:style-name="Source_20_Text">print(numbers)</text:span></text:p>
          <text:p text:style-name="Preformatted_20_Text"><text:span text:style-name="Source_20_Text"/></text:p>
          <text:p text:style-name="Text_20_body">Вывод:</text:p>
          <text:p text:style-name="Preformatted_20_Text"><text:span text:style-name="Source_20_Text">{5, 7, 9, 11, 13}</text:span></text:p>
          <text:p text:style-name="Preformatted_20_Text"><text:span text:style-name="Source_20_Text"/></text:p>
          <text:p text:style-name="Text_20_body">Пояснение: здесь мы добавляем только нечётные числа из диапазона 5..14</text:p>
          <text:h text:style-name="Heading_20_3" text:outline-level="3"><text:span text:style-name="T20">У</text:span>даление элементов</text:h>
          <text:p text:style-name="Text_20_body">Удалять можно по-разному: <text:span text:style-name="Source_20_Text">remove()</text:span>, <text:span text:style-name="Source_20_Text">discard()</text:span>, <text:span text:style-name="Source_20_Text">pop()</text:span>. У каждого метода свой характер: один строгий, другой мягче, третий возвращает удалённый элемент</text:p>
          <text:p text:style-name="Text_20_body"><text:span text:style-name="Strong_20_Emphasis">1 Метод remove(): удаляет указанный элемент, если его нет -&gt; ошибка</text:span></text:p>
          <text:p text:style-name="Text_20_body">Пример:</text:p>
          <text:p text:style-name="Preformatted_20_Text"><text:span text:style-name="Source_20_Text">numbers = {1, 2, 3, 4, 5}</text:span></text:p>
          <text:p text:style-name="Preformatted_20_Text"><text:span text:style-name="Source_20_Text">numbers.remove(3)</text:span></text:p>
          <text:p text:style-name="Preformatted_20_Text"><text:span text:style-name="Source_20_Text">print(numbers) <text:s/># Выведет: {1, 2, 4, 5}</text:span></text:p>
          <text:p text:style-name="Preformatted_20_Text"/>
          <text:p text:style-name="Preformatted_20_Text"><text:span text:style-name="Source_20_Text"># Попытка удалить элемент, которого нет в множестве:</text:span></text:p>
          <text:p text:style-name="Preformatted_20_Text"><text:soft-page-break/><text:span text:style-name="Source_20_Text">numbers.remove(10) <text:s/># Ошибка: KeyError</text:span></text:p>
          <text:p text:style-name="Preformatted_20_Text"/>
          <text:p text:style-name="Preformatted_20_Text"><text:s text:c="17"/></text:p>
          <text:p text:style-name="Text_20_body">Пояснение: если элемента нет, <text:span text:style-name="Source_20_Text">remove()</text:span> поднимает <text:span text:style-name="Source_20_Text">KeyError</text:span></text:p>
          <text:p text:style-name="Text_20_body"><text:span text:style-name="Strong_20_Emphasis">2 Метод discard(): ведёт себя мягче, ошибки не будет, даже если элемента нет</text:span></text:p>
          <text:p text:style-name="Text_20_body">Пример:</text:p>
          <text:p text:style-name="Preformatted_20_Text"><text:span text:style-name="Source_20_Text">numbers = {1, 2, 3, 4, 5}</text:span></text:p>
          <text:p text:style-name="Preformatted_20_Text"><text:span text:style-name="Source_20_Text">numbers.discard(4)</text:span></text:p>
          <text:p text:style-name="Preformatted_20_Text"><text:span text:style-name="Source_20_Text">print(numbers) <text:s/># Выведет: {1, 2, 3, 5}</text:span></text:p>
          <text:p text:style-name="Preformatted_20_Text"/>
          <text:p text:style-name="Preformatted_20_Text"><text:span text:style-name="Source_20_Text">numbers.discard(10) <text:s/># Не вызывает ошибку, даже если элемента нет</text:span></text:p>
          <text:p text:style-name="Preformatted_20_Text"><text:span text:style-name="Source_20_Text">print(numbers) <text:s/># Выведет: {1, 2, 3, 5}</text:span></text:p>
          <text:p text:style-name="Preformatted_20_Text"><text:span text:style-name="Source_20_Text"/></text:p>
          <text:p text:style-name="Text_20_body">Пояснение: отличие от <text:span text:style-name="Source_20_Text">remove()</text:span> как раз в отсутствии исключения</text:p>
          <text:p text:style-name="Text_20_body"><text:span text:style-name="Strong_20_Emphasis">3 Метод pop(): удаляет и возвращает случайный элемент, на пустом множестве -&gt; ошибка</text:span></text:p>
          <text:p text:style-name="Text_20_body">Пример:</text:p>
          <text:p text:style-name="Preformatted_20_Text"><text:span text:style-name="Source_20_Text">symbols = {"a", "b", "c", "d", "e"} # numbers = {1, 2, 3, 4, 5} почему не такое множество на примере?</text:span></text:p>
          <text:p text:style-name="Preformatted_20_Text"/>
          <text:p text:style-name="Preformatted_20_Text"><text:span text:style-name="Source_20_Text">removed_element = symbols.pop()</text:span></text:p>
          <text:p text:style-name="Preformatted_20_Text"><text:span text:style-name="Source_20_Text">print(f"Удалённый элемент: {removed_element}")</text:span></text:p>
          <text:p text:style-name="Preformatted_20_Text"><text:span text:style-name="Source_20_Text">print(f"Оставшееся множество: {symbols}")</text:span></text:p>
          <text:p text:style-name="Preformatted_20_Text"><text:span text:style-name="Source_20_Text"/></text:p>
          <text:p text:style-name="Text_20_body">Примечание: порядок элементов в множестве может выглядеть «сохранённым» при выводе, но множества по определению неупорядочены и ориентироваться на порядок не стоит</text:p>
          <text:h text:style-name="Heading_20_3" text:outline-level="3"><text:span text:style-name="T20">Ме</text:span>тод очистки множества</text:h>
          <text:p text:style-name="Text_20_body">Нужно быстро освободить множество: <text:span text:style-name="Source_20_Text">clear()</text:span> убирает всё содержимое</text:p>
          <text:p text:style-name="Text_20_body">Пример:</text:p>
          <text:p text:style-name="Preformatted_20_Text"><text:span text:style-name="Source_20_Text">numbers = {1, 2, 3, 4, 5}</text:span></text:p>
          <text:p text:style-name="Preformatted_20_Text"><text:span text:style-name="Source_20_Text">numbers.clear()</text:span></text:p>
          <text:p text:style-name="Preformatted_20_Text"><text:span text:style-name="Source_20_Text">print(numbers) <text:s/># Выведет: set()</text:span></text:p>
          <text:p text:style-name="Preformatted_20_Text"><text:span text:style-name="Source_20_Text"/></text:p>
          <text:p text:style-name="Text_20_body">Пояснение: после <text:span text:style-name="Source_20_Text">clear()</text:span> множество пустое. Пустое множество печатается как <text:span text:style-name="Source_20_Text">set()</text:span>, потому что <text:span text:style-name="Source_20_Text">{}</text:span> зарезервировано под пустой словарь</text:p>
          <text:h text:style-name="Heading_20_3" text:outline-level="3"><text:span text:style-name="T20">З</text:span>аключение</text:h>
          <text:p text:style-name="Text_20_body">Мы разобрали базовые операции управления содержимым множества: как добавлять (<text:span text:style-name="Source_20_Text">add()</text:span> и через цикл), как удалять строго (<text:span text:style-name="Source_20_Text">remove()</text:span>), мягко (<text:span text:style-name="Source_20_Text">discard()</text:span>), а также как забрать и вернуть удалённый элемент (<text:span text:style-name="Source_20_Text">pop()</text:span>) и как очистить всё (<text:span text:style-name="Source_20_Text">clear()</text:span>). Эти приёмы помогают гибко обновлять набор уникальных значений и держать коллекцию аккуратной и полезной для задач анализа данных</text:p>
        </text:section>
      </text:section>
      <text:p text:style-name="P5"/>
      <text:h text:style-name="P23" text:outline-level="1"><text:bookmark text:name="ember30812"/>9.4 Методы объединения, пересечения и разности множеств </text:h>
      <text:section text:style-name="Sect2" text:name="Раздел4">
        <text:section text:style-name="Sect2" text:name="Раздел5">
          <text:h text:style-name="Heading_20_2" text:outline-level="2"><text:bookmark text:name="html-content-ember80711"/>Операции и методы множеств</text:h>
          <text:h text:style-name="Heading_20_3" text:outline-level="3"><text:span text:style-name="T20">О</text:span>перации над множествами</text:h>
          <text:p text:style-name="Text_20_body">Давай соберём в одном месте базовые операции: объединение, пересечение, разность и симметрическая разность. У каждой есть метод и есть оператор: результат один и тот же, меняется только запись. Посмотрим обе формы и сравним, где удобнее использовать каждую</text:p>
          <text:h text:style-name="Heading_20_3" text:outline-level="3"><text:span text:style-name="T20">О</text:span>бъединение множеств: метод union()</text:h>
          <text:p text:style-name="Text_20_body">Объединение берёт все элементы из обоих множеств: повторов не будет, останутся только уникальные значения</text:p>
          <text:p text:style-name="Text_20_body">Пример:</text:p>
          <text:p text:style-name="Preformatted_20_Text"><text:span text:style-name="Source_20_Text">set_1 = {1, 2, 3, 4}</text:span></text:p>
          <text:p text:style-name="Preformatted_20_Text"><text:span text:style-name="Source_20_Text">set_2 = {3, 4, 5, 6}</text:span></text:p>
          <text:p text:style-name="Preformatted_20_Text"/>
          <text:p text:style-name="Preformatted_20_Text"><text:span text:style-name="Source_20_Text">set_3 = set_1.union(set_2)</text:span></text:p>
          <text:p text:style-name="Preformatted_20_Text"><text:span text:style-name="Source_20_Text">print(set_3)</text:span></text:p>
          <text:p text:style-name="Preformatted_20_Text"><text:s/></text:p>
          <text:p text:style-name="Text_20_body">Вывод:</text:p>
          <text:p text:style-name="Preformatted_20_Text"><text:span text:style-name="Source_20_Text">{1, 2, 3, 4, 5, 6}</text:span></text:p>
          <text:p text:style-name="Preformatted_20_Text"><text:span text:style-name="Source_20_Text"/></text:p>
          <text:p text:style-name="Text_20_body">Пояснение: <text:span text:style-name="Source_20_Text">union()</text:span> создаёт новое множество, исходные не меняет</text:p>
          <text:p text:style-name="Text_20_body">Ту же операцию можно записать короче с оператором <text:span text:style-name="Source_20_Text">|</text:span></text:p>
          <text:p text:style-name="Text_20_body">Пример:</text:p>
          <text:p text:style-name="Preformatted_20_Text"><text:span text:style-name="Source_20_Text">set_3 = set_1 | set_2</text:span></text:p>
          <text:p text:style-name="Preformatted_20_Text"><text:span text:style-name="Source_20_Text">print(set_3)</text:span></text:p>
          <text:p text:style-name="Preformatted_20_Text"><text:s text:c="3"/></text:p>
          <text:p text:style-name="Text_20_body">Вывод будет аналогичен</text:p>
          <text:h text:style-name="Heading_20_3" text:outline-level="3"><text:span text:style-name="T20">П</text:span>ересечение множеств: метод intersection()</text:h>
          <text:p text:style-name="Text_20_body">Пересечение оставляет только общие элементы, которые есть и в первом, и во втором множестве</text:p>
          <text:p text:style-name="Text_20_body">Пример:</text:p>
          <text:p text:style-name="Preformatted_20_Text"><text:span text:style-name="Source_20_Text">set_1 = {1, 2, 3, 4}</text:span></text:p>
          <text:p text:style-name="Preformatted_20_Text"><text:span text:style-name="Source_20_Text">set_2 = {3, 4, 5, 6}</text:span></text:p>
          <text:p text:style-name="Preformatted_20_Text"/>
          <text:p text:style-name="Preformatted_20_Text"><text:span text:style-name="Source_20_Text">set_3 = set_1.intersection(set_2)</text:span></text:p>
          <text:p text:style-name="Preformatted_20_Text"><text:span text:style-name="Source_20_Text">print(set_3)</text:span></text:p>
          <text:p text:style-name="Preformatted_20_Text"><text:s text:c="4"/></text:p>
          <text:p text:style-name="Text_20_body">Вывод:</text:p>
          <text:p text:style-name="Preformatted_20_Text"><text:span text:style-name="Source_20_Text">{3, 4}</text:span></text:p>
          <text:p text:style-name="Preformatted_20_Text"><text:s text:c="11"/></text:p>
          <text:p text:style-name="Text_20_body">Ту же операцию можно записать оператором <text:span text:style-name="Source_20_Text">&amp;</text:span></text:p>
          <text:p text:style-name="Text_20_body"><text:soft-page-break/>Пример:</text:p>
          <text:p text:style-name="Preformatted_20_Text"><text:span text:style-name="Source_20_Text">set_3 = set_1 &amp; set_2</text:span></text:p>
          <text:p text:style-name="Preformatted_20_Text"><text:span text:style-name="Source_20_Text">print(set_3)</text:span></text:p>
          <text:p text:style-name="Preformatted_20_Text"><text:s text:c="5"/></text:p>
          <text:p text:style-name="Text_20_body">Результат будет тот же</text:p>
          <text:h text:style-name="Heading_20_3" text:outline-level="3"><text:span text:style-name="T20">Р</text:span>азность множеств: метод difference()</text:h>
          <text:p text:style-name="Text_20_body">Разность берёт элементы первого множества, которых нет во втором</text:p>
          <text:p text:style-name="Text_20_body">Пример:</text:p>
          <text:p text:style-name="Preformatted_20_Text"><text:span text:style-name="Source_20_Text">set_1 = {1, 2, 3, 4}</text:span></text:p>
          <text:p text:style-name="Preformatted_20_Text"><text:span text:style-name="Source_20_Text">set_2 = {3, 4, 5, 6}</text:span></text:p>
          <text:p text:style-name="Preformatted_20_Text"/>
          <text:p text:style-name="Preformatted_20_Text"><text:span text:style-name="Source_20_Text">set_3 = set_1.difference(set_2)</text:span></text:p>
          <text:p text:style-name="Preformatted_20_Text"><text:span text:style-name="Source_20_Text">print(set_3)</text:span> </text:p>
          <text:p text:style-name="Preformatted_20_Text"><text:s text:c="4"/></text:p>
          <text:p text:style-name="Text_20_body">Вывод:</text:p>
          <text:p text:style-name="Preformatted_20_Text"><text:span text:style-name="Source_20_Text">{1, 2}</text:span></text:p>
          <text:p text:style-name="Preformatted_20_Text"><text:s text:c="9"/></text:p>
          <text:p text:style-name="Text_20_body">То же самое с оператором <text:span text:style-name="Source_20_Text">-</text:span></text:p>
          <text:p text:style-name="Text_20_body">Пример:</text:p>
          <text:p text:style-name="Preformatted_20_Text"><text:span text:style-name="Source_20_Text">set_3 = set_1 - set_2</text:span></text:p>
          <text:p text:style-name="Preformatted_20_Text"><text:span text:style-name="Source_20_Text">print(set_3)</text:span></text:p>
          <text:p text:style-name="Preformatted_20_Text"><text:s text:c="4"/></text:p>
          <text:p text:style-name="Text_20_body">Вывод будет аналогичен</text:p>
          <text:p text:style-name="Text_20_body">Обрати внимание: порядок операндов важен. Поменяешь множества местами -&gt; изменится и результат</text:p>
          <text:h text:style-name="Heading_20_3" text:outline-level="3"><text:span text:style-name="T20">С</text:span>имметрическая разность: метод symmetric_difference()</text:h>
          <text:p text:style-name="Text_20_body">Симметрическая разность возвращает элементы, которые встречаются только в одном из множеств, но не сразу в обоих</text:p>
          <text:p text:style-name="Text_20_body">Пример:</text:p>
          <text:p text:style-name="Preformatted_20_Text"><text:span text:style-name="Source_20_Text">set_1 = {1, 2, 3, 4}</text:span></text:p>
          <text:p text:style-name="Preformatted_20_Text"><text:span text:style-name="Source_20_Text">set_2 = {3, 4, 5, 6}</text:span></text:p>
          <text:p text:style-name="Preformatted_20_Text"/>
          <text:p text:style-name="Preformatted_20_Text"><text:span text:style-name="Source_20_Text">set_3 = set_1.symmetric_difference(set_2)</text:span></text:p>
          <text:p text:style-name="Preformatted_20_Text"><text:span text:style-name="Source_20_Text">print(set_3)</text:span></text:p>
          <text:p text:style-name="Preformatted_20_Text"><text:s text:c="6"/></text:p>
          <text:p text:style-name="Text_20_body">Вывод:</text:p>
          <text:p text:style-name="Preformatted_20_Text"><text:span text:style-name="Source_20_Text">{1, 2, 5, 6}</text:span></text:p>
          <text:p text:style-name="Preformatted_20_Text"><text:s text:c="5"/></text:p>
          <text:p text:style-name="Text_20_body">Ту же операцию можно записать оператором <text:span text:style-name="Source_20_Text">^</text:span></text:p>
          <text:p text:style-name="Text_20_body">Пример:</text:p>
          <text:p text:style-name="Preformatted_20_Text"><text:span text:style-name="Source_20_Text">set_3 = set_1 ^ set_2</text:span></text:p>
          <text:p text:style-name="Preformatted_20_Text"><text:span text:style-name="Source_20_Text">print(set_3)</text:span></text:p>
          <text:p text:style-name="Preformatted_20_Text"><text:s text:c="6"/></text:p>
          <text:p text:style-name="Text_20_body">Результат будет аналогичен</text:p>
          <text:h text:style-name="Heading_20_3" text:outline-level="3"><text:soft-page-break/><text:span text:style-name="T20">М</text:span>етоды для изменения множества</text:h>
          <text:p text:style-name="Text_20_body">Методы <text:span text:style-name="Source_20_Text">union()</text:span>, <text:span text:style-name="Source_20_Text">intersection()</text:span>, <text:span text:style-name="Source_20_Text">difference()</text:span>, <text:span text:style-name="Source_20_Text">symmetric_difference()</text:span> возвращают новое множество и не трогают исходные. Если нужно изменить текущее множество на месте, используй «*_update»-методы</text:p>
          <text:p text:style-name="Text_20_body"><text:span text:style-name="Source_20_Text">update()</text:span> -&gt; добавляет элементы другого итерируемого объекта в текущее множество<text:line-break/><text:span text:style-name="Source_20_Text">intersection_update()</text:span> -&gt; оставляет только общие элементы<text:line-break/><text:span text:style-name="Source_20_Text">difference_update()</text:span> -&gt; удаляет из текущего множества все элементы, которые есть в другом<text:line-break/><text:span text:style-name="Source_20_Text">symmetric_difference_update()</text:span> -&gt; оставляет только элементы, которые есть ровно в одном из множеств</text:p>
          <text:p text:style-name="Text_20_body">Ниже разберём каждый метод подробно</text:p>
          <text:h text:style-name="Heading_20_3" text:outline-level="3"><text:span text:style-name="T20">М</text:span>етод update()</text:h>
          <text:p text:style-name="Text_20_body"><text:span text:style-name="Source_20_Text">update()</text:span> добавляет элементы из другого множества или любого итерируемого объекта в текущее множество</text:p>
          <text:p text:style-name="Text_20_body">Синтаксис:</text:p>
          <text:p text:style-name="Preformatted_20_Text"><text:span text:style-name="Source_20_Text">set1.update(iterable)</text:span></text:p>
          <text:p text:style-name="Preformatted_20_Text"><text:span text:style-name="Source_20_Text"/></text:p>
          <text:p text:style-name="Text_20_body"><text:span text:style-name="Source_20_Text">iterable</text:span> -&gt; любой итерируемый объект: множество, список, кортеж, строка</text:p>
          <text:p text:style-name="Text_20_body">Пример:</text:p>
          <text:p text:style-name="Preformatted_20_Text"><text:span text:style-name="Source_20_Text">myset = {1, 2, 3}</text:span></text:p>
          <text:p text:style-name="Preformatted_20_Text"><text:span text:style-name="Source_20_Text">myset.update([3, 4, 5, 6]) <text:s/># добавляем элементы из списка, существующие игнорируются</text:span></text:p>
          <text:p text:style-name="Preformatted_20_Text"/>
          <text:p text:style-name="Preformatted_20_Text"><text:span text:style-name="Source_20_Text">print(myset)</text:span></text:p>
          <text:p text:style-name="Preformatted_20_Text"><text:s text:c="4"/></text:p>
          <text:p text:style-name="Text_20_body">Вывод:</text:p>
          <text:p text:style-name="Preformatted_20_Text"><text:span text:style-name="Source_20_Text">{1, 2, 3, 4, 5, 6}</text:span></text:p>
          <text:p text:style-name="Preformatted_20_Text"><text:span text:style-name="Source_20_Text"/></text:p>
          <text:p text:style-name="Text_20_body">Пояснение: после <text:span text:style-name="Source_20_Text">update()</text:span> в <text:span text:style-name="Source_20_Text">myset</text:span> собраны все уникальные элементы из множества и списка</text:p>
          <text:p text:style-name="Text_20_body">Можно передать и другие итерируемые, например строку</text:p>
          <text:p text:style-name="Preformatted_20_Text"><text:span text:style-name="Source_20_Text">myset.update("abc")</text:span></text:p>
          <text:p text:style-name="Preformatted_20_Text"><text:span text:style-name="Source_20_Text">print(myset) <text:s/># Выведет: {1, 2, 3, 4, 5, 6, 'a', 'b', 'c'}, порядок букв может отличаться</text:span> <text:s text:c="5"/></text:p>
          <text:h text:style-name="Heading_20_3" text:outline-level="3"><text:span text:style-name="T20">М</text:span>етод intersection_update()</text:h>
          <text:p text:style-name="Text_20_body"><text:span text:style-name="Source_20_Text">intersection_update()</text:span> оставляет в текущем множестве только те элементы, которые есть и в нём, и в другом итерируемом объекте</text:p>
          <text:p text:style-name="Text_20_body">Синтаксис:</text:p>
          <text:p text:style-name="Preformatted_20_Text"><text:span text:style-name="Source_20_Text">set1.intersection_update(iterable)</text:span></text:p>
          <text:p text:style-name="Preformatted_20_Text"><text:span text:style-name="Source_20_Text"/></text:p>
          <text:p text:style-name="Text_20_body"><text:span text:style-name="Source_20_Text">iterable</text:span> -&gt; итерируемый объект для пересечения</text:p>
          <text:p text:style-name="Text_20_body">Пример:</text:p>
          <text:p text:style-name="Preformatted_20_Text"><text:span text:style-name="Source_20_Text">set_1 = {1, 2, 3, 4, 5}</text:span></text:p>
          <text:p text:style-name="Preformatted_20_Text"><text:soft-page-break/><text:span text:style-name="Source_20_Text">set_2 = {3, 4, 5, 6, 7}</text:span></text:p>
          <text:p text:style-name="Preformatted_20_Text"/>
          <text:p text:style-name="Preformatted_20_Text"><text:span text:style-name="Source_20_Text">set_1.intersection_update(set_2)</text:span></text:p>
          <text:p text:style-name="Preformatted_20_Text"/>
          <text:p text:style-name="Preformatted_20_Text"><text:span text:style-name="Source_20_Text">print(set_1)</text:span></text:p>
          <text:p text:style-name="Preformatted_20_Text"><text:s text:c="3"/></text:p>
          <text:p text:style-name="Text_20_body">Вывод:</text:p>
          <text:p text:style-name="Preformatted_20_Text"><text:span text:style-name="Source_20_Text">{3, 4, 5}</text:span></text:p>
          <text:p text:style-name="Preformatted_20_Text"><text:s text:c="5"/></text:p>
          <text:p text:style-name="Text_20_body">Пояснение: остаются только общие элементы</text:p>
          <text:p text:style-name="Text_20_body">Эквивалентная запись через оператор:</text:p>
          <text:p text:style-name="Preformatted_20_Text"><text:span text:style-name="Source_20_Text">set_1 &amp;= set_2</text:span></text:p>
          <text:p text:style-name="Preformatted_20_Text"><text:s/></text:p>
          <text:p text:style-name="Text_20_body">Этот код даст тот же результат</text:p>
          <text:h text:style-name="Heading_20_3" text:outline-level="3"><text:span text:style-name="T20">М</text:span>етод difference_update()</text:h>
          <text:p text:style-name="Text_20_body"><text:span text:style-name="Source_20_Text">difference_update()</text:span> удаляет из текущего множества все элементы, которые встречаются во втором итерируемом объекте</text:p>
          <text:p text:style-name="Text_20_body">Синтаксис:</text:p>
          <text:p text:style-name="Preformatted_20_Text"><text:span text:style-name="Source_20_Text">set1.difference_update(iterable)</text:span></text:p>
          <text:p text:style-name="Preformatted_20_Text"><text:span text:style-name="Source_20_Text"/></text:p>
          <text:p text:style-name="Text_20_body"><text:span text:style-name="Source_20_Text">iterable</text:span> -&gt; элементы из него будут удалены из текущего множества</text:p>
          <text:p text:style-name="Text_20_body">Пример:</text:p>
          <text:p text:style-name="Preformatted_20_Text"><text:span text:style-name="Source_20_Text">set_1 = {1, 2, 3, 4, 5}</text:span></text:p>
          <text:p text:style-name="Preformatted_20_Text"><text:span text:style-name="Source_20_Text">set_2 = {3, 4, 5, 6, 7}</text:span></text:p>
          <text:p text:style-name="Preformatted_20_Text"/>
          <text:p text:style-name="Preformatted_20_Text"><text:span text:style-name="Source_20_Text">set_1.difference_update(set_2)</text:span></text:p>
          <text:p text:style-name="Preformatted_20_Text"/>
          <text:p text:style-name="Preformatted_20_Text"><text:span text:style-name="Source_20_Text">print(set_1)</text:span></text:p>
          <text:p text:style-name="Preformatted_20_Text"><text:s text:c="3"/></text:p>
          <text:p text:style-name="Text_20_body">Вывод:</text:p>
          <text:p text:style-name="Preformatted_20_Text"><text:span text:style-name="Source_20_Text">{1, 2}</text:span></text:p>
          <text:p text:style-name="Preformatted_20_Text"><text:s text:c="6"/></text:p>
          <text:p text:style-name="Text_20_body">Пояснение: из <text:span text:style-name="Source_20_Text">set_1</text:span> исчезло всё, что было в <text:span text:style-name="Source_20_Text">set_2</text:span></text:p>
          <text:p text:style-name="Text_20_body">Эквивалент через оператор:</text:p>
          <text:p text:style-name="Preformatted_20_Text"><text:span text:style-name="Source_20_Text">set_1 -= set_2</text:span></text:p>
          <text:p text:style-name="Preformatted_20_Text"><text:s text:c="2"/></text:p>
          <text:p text:style-name="Text_20_body">Этот код также приведёт к результату <text:span text:style-name="Source_20_Text">{1, 2}</text:span></text:p>
          <text:h text:style-name="Heading_20_3" text:outline-level="3"><text:span text:style-name="T20">М</text:span>етод symmetric_difference_update()</text:h>
          <text:p text:style-name="Text_20_body"><text:span text:style-name="Source_20_Text">symmetric_difference_update()</text:span> оставляет только те элементы, которые есть ровно в одном из множеств</text:p>
          <text:p text:style-name="Text_20_body">Синтаксис:</text:p>
          <text:p text:style-name="Preformatted_20_Text"><text:span text:style-name="Source_20_Text">set1.symmetric_difference_update(iterable)</text:span></text:p>
          <text:p text:style-name="Preformatted_20_Text"><text:span text:style-name="Source_20_Text"/></text:p>
          <text:p text:style-name="Text_20_body"><text:span text:style-name="Source_20_Text">iterable</text:span> -&gt; объект для симметрической разности</text:p>
          <text:p text:style-name="Text_20_body">Пример:</text:p>
          <text:p text:style-name="Preformatted_20_Text"><text:soft-page-break/><text:span text:style-name="Source_20_Text">set_1 = {1, 2, 3, 4, 5}</text:span></text:p>
          <text:p text:style-name="Preformatted_20_Text"><text:span text:style-name="Source_20_Text">set_2 = {3, 4, 5, 6, 7}</text:span></text:p>
          <text:p text:style-name="Preformatted_20_Text"/>
          <text:p text:style-name="Preformatted_20_Text"><text:span text:style-name="Source_20_Text">set_1.symmetric_difference_update(set_2)</text:span></text:p>
          <text:p text:style-name="Preformatted_20_Text"/>
          <text:p text:style-name="Preformatted_20_Text"><text:span text:style-name="Source_20_Text">print(set_1)</text:span></text:p>
          <text:p text:style-name="Preformatted_20_Text"><text:s text:c="3"/></text:p>
          <text:p text:style-name="Text_20_body">Вывод:</text:p>
          <text:p text:style-name="Preformatted_20_Text"><text:span text:style-name="Source_20_Text">{1, 2, 6, 7}</text:span></text:p>
          <text:p text:style-name="Preformatted_20_Text"><text:s text:c="3"/></text:p>
          <text:p text:style-name="Text_20_body">Пояснение: остались элементы, которые не пересекались</text:p>
          <text:p text:style-name="Text_20_body">Эквивалент через оператор:</text:p>
          <text:p text:style-name="Preformatted_20_Text"><text:span text:style-name="Source_20_Text">set_1 ^= set_2</text:span></text:p>
          <text:p text:style-name="Preformatted_20_Text"><text:s text:c="3"/></text:p>
          <text:p text:style-name="Text_20_body">Этот код также даст тот же результат</text:p>
          <text:h text:style-name="Heading_20_3" text:outline-level="3"><text:span text:style-name="T20">М</text:span>ножеств<text:span text:style-name="T20">а</text:span> в Python, <text:span text:style-name="T20">с </text:span>их определениями и операторами:</text:h>
          <text:p text:style-name="P6">Оператор/Метод -&gt; Описание</text:p>
          <text:p text:style-name="Text_20_body"><text:line-break/>A | B / A.union(B) -&gt; объединение множеств A и B<text:line-break/>A |= B / A.update(B) -&gt; добавить в A все элементы из B<text:line-break/>A &amp; B / A.intersection(B) -&gt; пересечение множеств A и B<text:line-break/>A &amp;= B / A.intersection_update(B) -&gt; оставить в A только элементы, которые есть в B<text:line-break/>A - B / A.difference(B) -&gt; разность множеств A и B<text:line-break/>A -= B / A.difference_update(B) -&gt; удалить из A все элементы, входящие в B<text:line-break/>A ^ B / A.symmetric_difference(B) -&gt; симметрическая разность множеств A и B<text:line-break/>A ^= B / A.symmetric_difference_update(B) -&gt; записать в A симметрическую разность множеств A и B</text:p>
          <text:p text:style-name="P6"><text:tab/>Оператор -&gt; Описание</text:p>
          <text:p text:style-name="Text_20_body"><text:s/><text:tab/><text:span text:style-name="T20">- <text:tab/></text:span>-&gt; разность<text:line-break/><text:tab/>&amp; <text:tab/>-&gt; пересечение<text:line-break/><text:tab/>^ <text:tab/>-&gt; симметрическая разность<text:line-break/><text:tab/>| <text:tab/>-&gt; объединение</text:p>
          <text:h text:style-name="Heading_20_3" text:outline-level="3"><text:span text:style-name="Strong_20_Emphasis">В виде таблицы:</text:span></text:h>
          <table:table table:name="Таблица1" table:style-name="Таблица1">
            <table:table-column table:style-name="Таблица1.A"/>
            <table:table-column table:style-name="Таблица1.B"/>
            <table:table-header-rows>
              <table:table-row>
                <table:table-cell table:style-name="Таблица1.A1" office:value-type="string">
                  <text:p text:style-name="Table_20_Heading">Оператор/Метод</text:p>
                </table:table-cell>
                <table:table-cell table:style-name="Таблица1.A1" office:value-type="string">
                  <text:p text:style-name="Table_20_Heading">Описание</text:p>
                </table:table-cell>
              </table:table-row>
            </table:table-header-rows>
            <table:table-row>
              <table:table-cell table:style-name="Таблица1.A1" office:value-type="string">
                <text:p text:style-name="Table_20_Contents"><text:span text:style-name="Source_20_Text">A | B</text:span></text:p>
              </table:table-cell>
              <table:table-cell table:style-name="Таблица1.A1" office:value-type="string">
                <text:p text:style-name="P16"><text:span text:style-name="Source_20_Text">A.union(B)</text:span> </text:p>
                <text:p text:style-name="P16">Возвращает множество, являющееся объединением множеств <text:span text:style-name="Source_20_Text">A</text:span> и <text:span text:style-name="Source_20_Text">B</text:span></text:p>
              </table:table-cell>
            </table:table-row>
            <table:table-row>
              <table:table-cell table:style-name="Таблица1.A1" office:value-type="string">
                <text:p text:style-name="Table_20_Contents"><text:span text:style-name="Source_20_Text">A |= B</text:span></text:p>
              </table:table-cell>
              <table:table-cell table:style-name="Таблица1.A1" office:value-type="string">
                <text:p text:style-name="P16"><text:span text:style-name="Source_20_Text">A.update(B)</text:span> </text:p>
                <text:p text:style-name="P16">Добавляет в множество <text:span text:style-name="Source_20_Text">A</text:span> все элементы из множества <text:span text:style-name="Source_20_Text">B</text:span></text:p>
              </table:table-cell>
            </table:table-row>
            <text:soft-page-break/>
            <table:table-row>
              <table:table-cell table:style-name="Таблица1.A1" office:value-type="string">
                <text:p text:style-name="Table_20_Contents"><text:span text:style-name="Source_20_Text">A &amp; B</text:span></text:p>
              </table:table-cell>
              <table:table-cell table:style-name="Таблица1.A1" office:value-type="string">
                <text:p text:style-name="P16"><text:span text:style-name="Source_20_Text">A.intersection(B)</text:span> </text:p>
                <text:p text:style-name="P16">Возвращает множество, являющееся пересечением множеств A и B.</text:p>
              </table:table-cell>
            </table:table-row>
            <table:table-row>
              <table:table-cell table:style-name="Таблица1.A1" office:value-type="string">
                <text:p text:style-name="Table_20_Contents"><text:span text:style-name="Source_20_Text">A &amp;= B</text:span></text:p>
              </table:table-cell>
              <table:table-cell table:style-name="Таблица1.A1" office:value-type="string">
                <text:p text:style-name="P16"><text:span text:style-name="Source_20_Text">A.intersection_update(B)</text:span> </text:p>
                <text:p text:style-name="P16">Оставляет в множестве A только те элементы, которые есть в множестве B.</text:p>
              </table:table-cell>
            </table:table-row>
            <table:table-row>
              <table:table-cell table:style-name="Таблица1.A1" office:value-type="string">
                <text:p text:style-name="Table_20_Contents"><text:span text:style-name="Source_20_Text">A - B</text:span></text:p>
              </table:table-cell>
              <table:table-cell table:style-name="Таблица1.A1" office:value-type="string">
                <text:p text:style-name="P16"><text:span text:style-name="Source_20_Text">A.difference(B)</text:span> </text:p>
                <text:p text:style-name="P16">Возвращает разность множеств A и B.</text:p>
              </table:table-cell>
            </table:table-row>
            <table:table-row>
              <table:table-cell table:style-name="Таблица1.A1" office:value-type="string">
                <text:p text:style-name="Table_20_Contents"><text:span text:style-name="Source_20_Text">A -= B</text:span></text:p>
              </table:table-cell>
              <table:table-cell table:style-name="Таблица1.A1" office:value-type="string">
                <text:p text:style-name="P16"><text:span text:style-name="Source_20_Text">A.difference_update(B)</text:span> </text:p>
                <text:p text:style-name="P16">Удаляет из множества A все элементы, входящие в B.</text:p>
              </table:table-cell>
            </table:table-row>
            <table:table-row>
              <table:table-cell table:style-name="Таблица1.A1" office:value-type="string">
                <text:p text:style-name="Table_20_Contents"><text:span text:style-name="Source_20_Text">A ^ B</text:span></text:p>
              </table:table-cell>
              <table:table-cell table:style-name="Таблица1.A1" office:value-type="string">
                <text:p text:style-name="P16"><text:span text:style-name="Source_20_Text">A.symmetric_difference(B)</text:span> </text:p>
                <text:p text:style-name="P16">Возвращает симметрическую разность множеств A и B.</text:p>
              </table:table-cell>
            </table:table-row>
            <table:table-row>
              <table:table-cell table:style-name="Таблица1.A1" office:value-type="string">
                <text:p text:style-name="Table_20_Contents"><text:span text:style-name="Source_20_Text">A ^= B</text:span></text:p>
              </table:table-cell>
              <table:table-cell table:style-name="Таблица1.A1" office:value-type="string">
                <text:p text:style-name="P16"><text:span text:style-name="Source_20_Text">A.symmetric_difference_update(B)</text:span> </text:p>
                <text:p text:style-name="P16">Записывает в A симметрическую разность множеств A и B.</text:p>
              </table:table-cell>
            </table:table-row>
          </table:table>
          <text:p text:style-name="Text_20_body"> </text:p>
          <table:table table:name="Таблица2" table:style-name="Таблица2">
            <table:table-column table:style-name="Таблица2.A"/>
            <table:table-column table:style-name="Таблица2.B"/>
            <table:table-header-rows>
              <table:table-row>
                <table:table-cell table:style-name="Таблица2.A1" office:value-type="string">
                  <text:p text:style-name="Table_20_Heading">Оператор</text:p>
                </table:table-cell>
                <table:table-cell table:style-name="Таблица2.A1" office:value-type="string">
                  <text:p text:style-name="Table_20_Heading">Описание</text:p>
                </table:table-cell>
              </table:table-row>
            </table:table-header-rows>
            <table:table-row>
              <table:table-cell table:style-name="Таблица2.A1" office:value-type="string">
                <text:p text:style-name="Table_20_Contents"><text:span text:style-name="Source_20_Text">-</text:span></text:p>
              </table:table-cell>
              <table:table-cell table:style-name="Таблица2.A1" office:value-type="string">
                <text:p text:style-name="Table_20_Contents">разность</text:p>
              </table:table-cell>
            </table:table-row>
            <table:table-row>
              <table:table-cell table:style-name="Таблица2.A1" office:value-type="string">
                <text:p text:style-name="Table_20_Contents"><text:span text:style-name="Source_20_Text">&amp;</text:span></text:p>
              </table:table-cell>
              <table:table-cell table:style-name="Таблица2.A1" office:value-type="string">
                <text:p text:style-name="Table_20_Contents">пересечение</text:p>
              </table:table-cell>
            </table:table-row>
            <table:table-row>
              <table:table-cell table:style-name="Таблица2.A1" office:value-type="string">
                <text:p text:style-name="Table_20_Contents"><text:span text:style-name="Source_20_Text">^</text:span></text:p>
              </table:table-cell>
              <table:table-cell table:style-name="Таблица2.A1" office:value-type="string">
                <text:p text:style-name="Table_20_Contents">симметрическая разность</text:p>
              </table:table-cell>
            </table:table-row>
            <table:table-row>
              <table:table-cell table:style-name="Таблица2.A1" office:value-type="string">
                <text:p text:style-name="Table_20_Contents"><text:span text:style-name="Source_20_Text">|</text:span></text:p>
              </table:table-cell>
              <table:table-cell table:style-name="Таблица2.A1" office:value-type="string">
                <text:p text:style-name="Table_20_Contents">объединение</text:p>
              </table:table-cell>
            </table:table-row>
          </table:table>
          <text:p text:style-name="Text_20_body">Эта таблица включает наиболее распространенные операции и методы для работы с множествами.</text:p>
          <text:h text:style-name="Heading_20_3" text:outline-level="3"><text:span text:style-name="T20">З</text:span>аключение</text:h>
          <text:p text:style-name="Text_20_body">Теперь у тебя под рукой полный набор операций для работы с множествами: методы и операторы для объединения, пересечения, разности и симметрической разности, плюс версии «на месте» через *_update. Пользуйся операторной записью, когда хочется короче, и методами, когда важнее читаемость и явность действия. Освоив эти приёмы, ты свободно собираешь, фильтруешь и обновляешь наборы уникальных значений без лишнего кода</text:p>
        </text:section>
      </text:section>
      <text:p text:style-name="P5"/>
      <text:h text:style-name="P23" text:outline-level="1"><text:bookmark text:name="ember30813"/>9.5 Методы множеств: Подмножества, Надмножества и Сравнение </text:h>
      <text:section text:style-name="Sect2" text:name="Раздел6">
        <text:section text:style-name="Sect2" text:name="Раздел7">
          <text:h text:style-name="Heading_20_2" text:outline-level="2"><text:bookmark text:name="html-content-ember80712"/>Методы множеств и их сравнение</text:h>
          <text:h text:style-name="Heading_20_3" text:outline-level="3"><text:span text:style-name="T20">Ч</text:span>то такое подмножества и надмножества</text:h>
          <text:p text:style-name="Text_20_body">Давай зафиксируем термины: подмножество -&gt; все его элементы уже есть в другом множестве. Если A подмножество B, то каждый элемент A содержится в B.<text:line-break/>Надмножество -&gt; наоборот: A включает в себя все элементы B.<text:line-break/>Нестрогое подмножество допускает равенство: {1, 2, 3} считается нестрогим подмножеством самого себя</text:p>
          <text:h text:style-name="Heading_20_3" text:outline-level="3"><text:span text:style-name="T20">М</text:span>етод issubset(): проверка подмножества</text:h>
          <text:p text:style-name="Text_20_body"><text:span text:style-name="Source_20_Text">issubset()</text:span> отвечает на вопрос: «все ли мои элементы есть во втором множестве» -&gt; True/False</text:p>
          <text:p text:style-name="Text_20_body"><text:span text:style-name="Strong_20_Emphasis">Пример:</text:span></text:p>
          <text:p text:style-name="Preformatted_20_Text"><text:span text:style-name="Source_20_Text">group_a = {4, 8, 15}</text:span></text:p>
          <text:p text:style-name="Preformatted_20_Text"><text:span text:style-name="Source_20_Text">group_b = {4, 8, 15, 16, 23, 42}</text:span></text:p>
          <text:p text:style-name="Preformatted_20_Text"/>
          <text:p text:style-name="Preformatted_20_Text"><text:span text:style-name="Source_20_Text">print(group_a.issubset(group_b)) <text:s/># Вывод: True</text:span></text:p>
          <text:p text:style-name="Preformatted_20_Text"><text:span text:style-name="Source_20_Text"/></text:p>
          <text:p text:style-name="Text_20_body">Здесь <text:span text:style-name="Source_20_Text">group_a</text:span> действительно «внутри» <text:span text:style-name="Source_20_Text">group_b</text:span></text:p>
          <text:p text:style-name="Text_20_body">Можно короче через операторы:</text:p>
          <text:list xml:id="list7069606754252183793" text:style-name="L3">
            <text:list-item>
              <text:p text:style-name="P32"><text:span text:style-name="Source_20_Text">&lt;=</text:span> -&gt; нестрогое подмножество</text:p>
            </text:list-item>
            <text:list-item>
              <text:p text:style-name="P32"><text:span text:style-name="Source_20_Text">&lt;</text:span> -&gt; строгое подмножество</text:p>
            </text:list-item>
          </text:list>
          <text:p text:style-name="Text_20_body"><text:span text:style-name="Strong_20_Emphasis">Пример:</text:span></text:p>
          <text:p text:style-name="Preformatted_20_Text"><text:span text:style-name="Source_20_Text">group_a = {4, 8, 15}</text:span></text:p>
          <text:p text:style-name="Preformatted_20_Text"><text:span text:style-name="Source_20_Text">group_b = {4, 8, 15, 16, 23, 42}</text:span></text:p>
          <text:p text:style-name="Preformatted_20_Text"/>
          <text:p text:style-name="Preformatted_20_Text"><text:span text:style-name="Source_20_Text">print(group_a &lt;= group_b) <text:s/># Вывод: True</text:span></text:p>
          <text:p text:style-name="Preformatted_20_Text"><text:span text:style-name="Source_20_Text">print(group_a &lt; group_b) <text:s text:c="2"/># Вывод: True</text:span></text:p>
          <text:p text:style-name="Preformatted_20_Text"><text:span text:style-name="Source_20_Text"/></text:p>
          <text:p text:style-name="Text_20_body">Важно: <text:span text:style-name="Source_20_Text">&lt;</text:span> требует, чтобы множества отличались по составу</text:p>
          <text:h text:style-name="Heading_20_3" text:outline-level="3"><text:span text:style-name="T20">М</text:span>етод issuperset(): проверка надмножества</text:h>
          <text:p text:style-name="Text_20_body"><text:span text:style-name="Source_20_Text">issuperset()</text:span> проверяет обратную ситуацию: «содержу ли я все элементы другого множества»</text:p>
          <text:p text:style-name="Text_20_body">Пример:</text:p>
          <text:p text:style-name="Preformatted_20_Text"><text:span text:style-name="Source_20_Text">team_a = {'John', 'Sarah', 'David'}</text:span></text:p>
          <text:p text:style-name="Preformatted_20_Text"><text:span text:style-name="Source_20_Text">team_b = {'David', 'Sarah'}</text:span></text:p>
          <text:p text:style-name="Preformatted_20_Text"/>
          <text:p text:style-name="Preformatted_20_Text"><text:span text:style-name="Source_20_Text">print(team_a.issuperset(team_b)) <text:s/># Вывод: True</text:span></text:p>
          <text:p text:style-name="Preformatted_20_Text"/>
          <text:p text:style-name="Preformatted_20_Text"><text:s text:c="22"/></text:p>
          <text:p text:style-name="P15"><text:soft-page-break/><text:s text:c="18"/></text:p>
          <text:p text:style-name="Text_20_body">Операторы работают аналогично, только «в другую сторону»:</text:p>
          <text:list xml:id="list6847444731197397014" text:style-name="L4">
            <text:list-item>
              <text:p text:style-name="P33"><text:span text:style-name="Source_20_Text">&gt;=</text:span> -&gt; нестрогое надмножество</text:p>
            </text:list-item>
            <text:list-item>
              <text:p text:style-name="P33"><text:span text:style-name="Source_20_Text">&gt;</text:span> -&gt; строгое надмножество</text:p>
            </text:list-item>
          </text:list>
          <text:p text:style-name="Text_20_body"><text:span text:style-name="Strong_20_Emphasis">Пример:</text:span></text:p>
          <text:p text:style-name="Preformatted_20_Text"><text:span text:style-name="Source_20_Text">team_a = {'John', 'Sarah', 'David'}</text:span></text:p>
          <text:p text:style-name="Preformatted_20_Text"><text:span text:style-name="Source_20_Text">team_b = {'David', 'Sarah'}</text:span></text:p>
          <text:p text:style-name="Preformatted_20_Text"/>
          <text:p text:style-name="Preformatted_20_Text"><text:span text:style-name="Source_20_Text">print(team_a &gt;= team_b) <text:s/># Вывод: True</text:span></text:p>
          <text:p text:style-name="Preformatted_20_Text"><text:span text:style-name="Source_20_Text">print(team_a &gt; team_b) <text:s text:c="2"/># Вывод: True</text:span></text:p>
          <text:p text:style-name="Preformatted_20_Text"><text:span text:style-name="Source_20_Text"/></text:p>
          <text:p text:style-name="Text_20_body"><text:span text:style-name="Strong_20_Emphasis">Совет:</text:span> когда важна краткость записи -&gt; используй операторы, когда хочется явности -&gt; методы</text:p>
          <text:h text:style-name="Heading_20_3" text:outline-level="3"><text:span text:style-name="T20">М</text:span>етод isdisjoint(): проверка на отсутствие общих элементов</text:h>
          <text:p text:style-name="Text_20_body"><text:span text:style-name="Source_20_Text">isdisjoint()</text:span> отвечает: «пересекаются ли множества». Не пересекаются -&gt; True, есть общий элемент -&gt; False</text:p>
          <text:p text:style-name="Text_20_body"><text:span text:style-name="Strong_20_Emphasis">Пример:</text:span></text:p>
          <text:p text:style-name="Preformatted_20_Text"><text:span text:style-name="Source_20_Text">students_a = {101, 102, 103, 104}</text:span></text:p>
          <text:p text:style-name="Preformatted_20_Text"><text:span text:style-name="Source_20_Text">students_b = {105, 106, 107}</text:span></text:p>
          <text:p text:style-name="Preformatted_20_Text"/>
          <text:p text:style-name="Preformatted_20_Text"><text:span text:style-name="Source_20_Text">print(students_a.isdisjoint(students_b)) <text:s/># Вывод: True</text:span></text:p>
          <text:p text:style-name="Preformatted_20_Text"><text:span text:style-name="Source_20_Text"/></text:p>
          <text:p text:style-name="Text_20_body"><text:span text:style-name="Strong_20_Emphasis">Пример с пересечением:</text:span></text:p>
          <text:p text:style-name="Preformatted_20_Text"><text:span text:style-name="Source_20_Text">students_a = {101, 102, 103, 104}</text:span></text:p>
          <text:p text:style-name="Preformatted_20_Text"><text:span text:style-name="Source_20_Text">students_b = {103, 105, 106}</text:span></text:p>
          <text:p text:style-name="Preformatted_20_Text"/>
          <text:p text:style-name="Preformatted_20_Text"><text:span text:style-name="Source_20_Text">print(students_a.isdisjoint(students_b)) <text:s/># Вывод: False</text:span></text:p>
          <text:p text:style-name="Preformatted_20_Text"><text:span text:style-name="Source_20_Text"/></text:p>
          <text:p text:style-name="Text_20_body">Обрати внимание: достаточно одного общего элемента, чтобы получить <text:span text:style-name="Source_20_Text">False</text:span></text:p>
          <text:h text:style-name="Heading_20_3" text:outline-level="3"><text:span text:style-name="T20">С</text:span>равнение множества с другими итерируемыми объектами</text:h>
          <text:p text:style-name="Text_20_body">Методы <text:span text:style-name="Source_20_Text">issubset()</text:span>, <text:span text:style-name="Source_20_Text">issuperset()</text:span>, <text:span text:style-name="Source_20_Text">isdisjoint()</text:span> вызываются у множества, но вторым аргументом может быть любой итерируемый объект: список, кортеж, строка</text:p>
          <text:p text:style-name="Text_20_body"><text:span text:style-name="Strong_20_Emphasis">Пример:</text:span></text:p>
          <text:p text:style-name="Preformatted_20_Text"><text:span text:style-name="Source_20_Text">set_a = {1, 2, 3}</text:span></text:p>
          <text:p text:style-name="Preformatted_20_Text"><text:span text:style-name="Source_20_Text">list_b = [1, 2, 3, 4, 5]</text:span></text:p>
          <text:p text:style-name="Preformatted_20_Text"/>
          <text:p text:style-name="Preformatted_20_Text"><text:span text:style-name="Source_20_Text">print(set_a.issubset(list_b)) <text:s/># Вывод: True</text:span></text:p>
          <text:p text:style-name="Preformatted_20_Text"><text:span text:style-name="Source_20_Text"/></text:p>
          <text:p text:style-name="Text_20_body"><text:span text:style-name="Strong_20_Emphasis">Пояснение:</text:span> метод проверяет, что все элементы <text:span text:style-name="Source_20_Text">set_a</text:span> встречаются в <text:span text:style-name="Source_20_Text">list_b</text:span>, преобразовывая его к множеству «под капотом»</text:p>
          <text:h text:style-name="Heading_20_3" text:outline-level="3"><text:span text:style-name="T20">С</text:span>оответствия методов и операторов</text:h>
          <text:p text:style-name="Text_20_body">Операция -&gt; Метод -&gt; Описание<text:line-break/><text:span text:style-name="Source_20_Text">set_a &lt;= set_b</text:span> -&gt; <text:span text:style-name="Source_20_Text">set_a.issubset(set_b)</text:span> -&gt; True, если <text:span text:style-name="Source_20_Text">set_a</text:span> подмножество <text:soft-page-break/><text:span text:style-name="Source_20_Text">set_b</text:span><text:line-break/><text:span text:style-name="Source_20_Text">set_a &gt;= set_b</text:span> -&gt; <text:span text:style-name="Source_20_Text">set_a.issuperset(set_b)</text:span> -&gt; True, если <text:span text:style-name="Source_20_Text">set_a</text:span> надмножество <text:span text:style-name="Source_20_Text">set_b</text:span><text:line-break/><text:span text:style-name="Source_20_Text">set_a &lt; set_b</text:span> -&gt; — -&gt; строгое подмножество: <text:span text:style-name="Source_20_Text">set_a &lt;= set_b</text:span> и <text:span text:style-name="Source_20_Text">set_a != set_b</text:span><text:line-break/><text:span text:style-name="Source_20_Text">set_a &gt; set_b</text:span> -&gt; — -&gt; строгое надмножество: <text:span text:style-name="Source_20_Text">set_a &gt;= set_b</text:span> и <text:span text:style-name="Source_20_Text">set_a != set_b</text:span></text:p>
          <text:p text:style-name="Text_20_body"><text:span text:style-name="Strong_20_Emphasis">Пояснения:</text:span><text:line-break/><text:span text:style-name="Source_20_Text">&lt;=</text:span> и <text:span text:style-name="Source_20_Text">&gt;=</text:span> опираются на <text:span text:style-name="Source_20_Text">issubset()</text:span> и <text:span text:style-name="Source_20_Text">issuperset()</text:span><text:line-break/>строгие варианты <text:span text:style-name="Source_20_Text">&lt;</text:span> и <text:span text:style-name="Source_20_Text">&gt;</text:span> пишутся операторами, прямых методов под них нет</text:p>
          <text:h text:style-name="Heading_20_3" text:outline-level="3">? В виде т<text:span text:style-name="Strong_20_Emphasis">аблицы соответствия методов и операторов</text:span></text:h>
          <table:table table:name="Таблица3" table:style-name="Таблица3">
            <table:table-column table:style-name="Таблица3.A"/>
            <table:table-column table:style-name="Таблица3.B"/>
            <table:table-column table:style-name="Таблица3.C"/>
            <table:table-header-rows>
              <table:table-row>
                <table:table-cell table:style-name="Таблица3.A1" office:value-type="string">
                  <text:p text:style-name="Table_20_Heading">Операция</text:p>
                </table:table-cell>
                <table:table-cell table:style-name="Таблица3.A1" office:value-type="string">
                  <text:p text:style-name="Table_20_Heading">Метод</text:p>
                </table:table-cell>
                <table:table-cell table:style-name="Таблица3.A1" office:value-type="string">
                  <text:p text:style-name="Table_20_Heading">Описание</text:p>
                </table:table-cell>
              </table:table-row>
            </table:table-header-rows>
            <table:table-row>
              <table:table-cell table:style-name="Таблица3.A1" office:value-type="string">
                <text:p text:style-name="Table_20_Contents"><text:span text:style-name="Source_20_Text">set_a &lt;= set_b</text:span></text:p>
              </table:table-cell>
              <table:table-cell table:style-name="Таблица3.A1" office:value-type="string">
                <text:p text:style-name="Table_20_Contents"><text:span text:style-name="Source_20_Text">set_a.issubset(set_b)</text:span></text:p>
              </table:table-cell>
              <table:table-cell table:style-name="Таблица3.A1" office:value-type="string">
                <text:p text:style-name="Table_20_Contents">Возвращает <text:span text:style-name="Source_20_Text">True</text:span>, если <text:span text:style-name="Source_20_Text">set_a</text:span> является подмножеством <text:span text:style-name="Source_20_Text">set_b</text:span>.</text:p>
              </table:table-cell>
            </table:table-row>
            <table:table-row>
              <table:table-cell table:style-name="Таблица3.A1" office:value-type="string">
                <text:p text:style-name="Table_20_Contents"><text:span text:style-name="Source_20_Text">set_a &gt;= set_b</text:span></text:p>
              </table:table-cell>
              <table:table-cell table:style-name="Таблица3.A1" office:value-type="string">
                <text:p text:style-name="Table_20_Contents"><text:span text:style-name="Source_20_Text">set_a.issuperset(set_b)</text:span></text:p>
              </table:table-cell>
              <table:table-cell table:style-name="Таблица3.A1" office:value-type="string">
                <text:p text:style-name="Table_20_Contents">Возвращает <text:span text:style-name="Source_20_Text">True</text:span>, если <text:span text:style-name="Source_20_Text">set_a</text:span> является надмножеством <text:span text:style-name="Source_20_Text">set_b</text:span>.</text:p>
              </table:table-cell>
            </table:table-row>
            <table:table-row>
              <table:table-cell table:style-name="Таблица3.A1" office:value-type="string">
                <text:p text:style-name="Table_20_Contents"><text:span text:style-name="Source_20_Text">set_a &lt; set_b</text:span></text:p>
              </table:table-cell>
              <table:table-cell table:style-name="Таблица3.A1" office:value-type="string">
                <text:p text:style-name="Table_20_Contents">—</text:p>
              </table:table-cell>
              <table:table-cell table:style-name="Таблица3.A1" office:value-type="string">
                <text:p text:style-name="Table_20_Contents">Строгое подмножество: <text:span text:style-name="Source_20_Text">set_a &lt;= set_b</text:span> и <text:span text:style-name="Source_20_Text">set_a != set_b</text:span>.</text:p>
              </table:table-cell>
            </table:table-row>
            <table:table-row>
              <table:table-cell table:style-name="Таблица3.A1" office:value-type="string">
                <text:p text:style-name="Table_20_Contents"><text:span text:style-name="Source_20_Text">set_a &gt; set_b</text:span></text:p>
              </table:table-cell>
              <table:table-cell table:style-name="Таблица3.A1" office:value-type="string">
                <text:p text:style-name="Table_20_Contents">—</text:p>
              </table:table-cell>
              <table:table-cell table:style-name="Таблица3.A1" office:value-type="string">
                <text:p text:style-name="Table_20_Contents">Строгое надмножество: <text:span text:style-name="Source_20_Text">set_a &gt;= set_b</text:span> и <text:span text:style-name="Source_20_Text">set_a != set_b</text:span>.</text:p>
              </table:table-cell>
            </table:table-row>
          </table:table>
          <text:h text:style-name="Heading_20_4" text:outline-level="4">Пояснения:</text:h>
          <text:list xml:id="list6818011028577674206" text:style-name="L5">
            <text:list-item>
              <text:p text:style-name="P34">Операторы <text:span text:style-name="Source_20_Text">&lt;=</text:span> и <text:span text:style-name="Source_20_Text">&gt;=</text:span> используют методы <text:span text:style-name="Source_20_Text">issubset()</text:span> и <text:span text:style-name="Source_20_Text">issuperset()</text:span>, соответственно, для проверки, является ли одно множество подмножеством или надмножеством другого.</text:p>
            </text:list-item>
            <text:list-item>
              <text:p text:style-name="P34">Строгое подмножество (<text:span text:style-name="Source_20_Text">&lt;</text:span>) и строгое надмножество (<text:span text:style-name="Source_20_Text">&gt;</text:span>) не имеют прямого метода в Python, но они могут быть проверены с помощью комбинированных условий (например, <text:span text:style-name="Source_20_Text">set_a &lt;= set_b</text:span> и <text:span text:style-name="Source_20_Text">set_a != set_b</text:span>).</text:p>
            </text:list-item>
          </text:list>
          <text:h text:style-name="Heading_20_3" text:outline-level="3"><text:span text:style-name="T20">З</text:span>аключение</text:h>
          <text:p text:style-name="Text_20_body">Теперь у тебя есть быстрый набор проверок: подмножество, надмножество и «не пересекаются ли». Методы дают читаемость, операторы позволяют писать короче. Пользуйся тем вариантом, который делает код яснее в твоей задаче: фильтрация групп, проверка включения и поиск пересечений получаются буквально в одну строку</text:p>
        </text:section>
      </text:section>
      <text:p text:style-name="P5"/>
      <text:h text:style-name="P23" text:outline-level="1">9.6 Тема урока: генераторы множеств, frozenset </text:h>
      <text:section text:style-name="Sect2" text:name="ember3011">
        <text:section text:style-name="Sect2" text:name="html-content-ember3012">
          <text:h text:style-name="Heading_20_2" text:outline-level="2">Генераторы множеств и неизменяемые множества frozenset</text:h>
          <text:p text:style-name="Text_20_body">Этот урок про две вещи: как быстро собирать множества с помощью генераторов и как работать с неизменяемым типом <text:span text:style-name="Source_20_Text">frozenset</text:span>. Давай посмотрим на приёмы, которые делают код короче и понятнее</text:p>
          <text:h text:style-name="Heading_20_3" text:outline-level="3"><text:span text:style-name="T20">Г</text:span>енераторы множеств</text:h>
          <text:p text:style-name="Text_20_body">Генераторы множеств дают компактную запись для создания множеств: можно сразу преобразовывать элементы и добавлять условия</text:p>
          <text:p text:style-name="Text_20_body">Пример: простой подход может дать ошибку</text:p>
          <text:p text:style-name="Preformatted_20_Text"><text:span text:style-name="Source_20_Text">numbers = set(int(input())) <text:s/># Ошибка: TypeError: 'int' object is not iterable</text:span></text:p>
          <text:p text:style-name="Preformatted_20_Text"><text:span text:style-name="Source_20_Text"/></text:p>
          <text:p text:style-name="Text_20_body">Проблема: в <text:span text:style-name="Source_20_Text">set()</text:span> передали неитерируемый объект. Если же передать строку, получится множество символов, а не чисел</text:p>
          <text:p text:style-name="Preformatted_20_Text"><text:span text:style-name="Source_20_Text">numbers = set(input()) <text:s/># Ввод: '45678'</text:span></text:p>
          <text:p text:style-name="Preformatted_20_Text"><text:span text:style-name="Source_20_Text">print(numbers) <text:s/># Вывод: {'4', '5', '6', '7', '8'}, порядок будет разным.</text:span></text:p>
          <text:p text:style-name="Preformatted_20_Text"><text:span text:style-name="Source_20_Text"/></text:p>
          <text:p text:style-name="Text_20_body">Правильнее сразу преобразовать каждый символ в число через генератор множества</text:p>
          <text:p text:style-name="Preformatted_20_Text"><text:span text:style-name="Source_20_Text">numbers = {int(digit) for digit in input()} <text:s/># Ввод: '45678'</text:span></text:p>
          <text:p text:style-name="Preformatted_20_Text"><text:span text:style-name="Source_20_Text"/></text:p>
          <text:p text:style-name="Text_20_body">Пояснение: генератор проходит по строке, превращает каждый символ в <text:span text:style-name="Source_20_Text">int</text:span> и кладёт в множество только уникальные значения</text:p>
          <text:h text:style-name="Heading_20_3" text:outline-level="3"><text:span text:style-name="T20">С</text:span>интаксис генератора множеств</text:h>
          <text:p text:style-name="Text_20_body">Базовый шаблон:</text:p>
          <text:p text:style-name="Preformatted_20_Text"><text:span text:style-name="Source_20_Text">{выражение for переменная in последовательность}</text:span></text:p>
          <text:p text:style-name="Preformatted_20_Text"><text:span text:style-name="Source_20_Text"/></text:p>
          <text:p text:style-name="Text_20_body">выражение: что делаем с элементом<text:line-break/>переменная: имя текущего элемента<text:line-break/>последовательность: любой итерируемый объект</text:p>
          <text:h text:style-name="Heading_20_3" text:outline-level="3"><text:span text:style-name="T20">П</text:span>римеры использования генераторов множеств</text:h>
          <text:p text:style-name="Text_20_body"><text:span text:style-name="Strong_20_Emphasis">Пример 1:</text:span> множество квадратов чисел</text:p>
          <text:p text:style-name="Preformatted_20_Text"><text:span text:style-name="Source_20_Text">squares = {n ** 2 for n in range(1, 6)}</text:span></text:p>
          <text:p text:style-name="Preformatted_20_Text"><text:span text:style-name="Source_20_Text">print(squares) <text:s/># Вывод: {1, 4, 9, 16, 25}</text:span></text:p>
          <text:p text:style-name="Preformatted_20_Text"><text:span text:style-name="Source_20_Text"/></text:p>
          <text:p text:style-name="Text_20_body">Здесь перебираем числа 1..5 и кладём квадраты в множество</text:p>
          <text:p text:style-name="Text_20_body"><text:span text:style-name="Strong_20_Emphasis">Пример 2:</text:span> множество чётных чисел</text:p>
          <text:p text:style-name="Preformatted_20_Text"><text:span text:style-name="Source_20_Text">even_numbers = {n for n in range(10, 21) if n % 2 == 0}</text:span></text:p>
          <text:p text:style-name="Preformatted_20_Text"><text:span text:style-name="Source_20_Text">print(even_numbers) <text:s/># Вывод: {10, 12, 14, 16, 18, 20}</text:span></text:p>
          <text:p text:style-name="Preformatted_20_Text"><text:span text:style-name="Source_20_Text"/></text:p>
          <text:p text:style-name="Text_20_body">Добавили условие <text:span text:style-name="Source_20_Text">if</text:span> прямо внутрь генератора: берём только чётные</text:p>
          <text:p text:style-name="Text_20_body"><text:span text:style-name="Strong_20_Emphasis">Пример 3:</text:span> множество уникальных символов строки</text:p>
          <text:p text:style-name="Preformatted_20_Text"><text:soft-page-break/><text:span text:style-name="Source_20_Text">unique_chars = {char for char in "hello world"}</text:span></text:p>
          <text:p text:style-name="Preformatted_20_Text"><text:span text:style-name="Source_20_Text">print(unique_chars) <text:s/># Вывод: {'o', 'e', ' ', 'h', 'l', 'w', 'r', 'd'}, порядок може�� быть любым</text:span></text:p>
          <text:p text:style-name="Preformatted_20_Text"><text:span text:style-name="Source_20_Text"/></text:p>
          <text:p text:style-name="Text_20_body">Получили набор всех разных символов, включая пробел</text:p>
          <text:h text:style-name="Heading_20_3" text:outline-level="3"><text:span text:style-name="T20">У</text:span>словия в генераторах множеств</text:h>
          <text:p text:style-name="Text_20_body">Фильтрация по условию вписывается прямо в выражение: просто добавь <text:span text:style-name="Source_20_Text">if ...</text:span> в конец</text:p>
          <text:p text:style-name="Text_20_body">Пример: берём из строки только цифры</text:p>
          <text:p text:style-name="Preformatted_20_Text"><text:span text:style-name="Source_20_Text">digits = {int(d) for d in 'abc12de78fg90' if d.isdigit()}</text:span></text:p>
          <text:p text:style-name="Preformatted_20_Text"><text:span text:style-name="Source_20_Text">print(digits) <text:s/># Вывод: {0, 1, 2, 7, 8, 9}</text:span></text:p>
          <text:p text:style-name="Preformatted_20_Text"><text:span text:style-name="Source_20_Text"/></text:p>
          <text:p text:style-name="Text_20_body">Метод <text:span text:style-name="Source_20_Text">isdigit()</text:span> помогает отобрать только символы-цифры</text:p>
          <text:h text:style-name="Heading_20_3" text:outline-level="3"><text:span text:style-name="T20">Н</text:span>еизменяемые множества frozenset</text:h>
          <text:p text:style-name="Text_20_body"><text:span text:style-name="Source_20_Text">frozenset</text:span> это множество, которое нельзя менять после создания. Удобно, когда нужен «замороженный» набор</text:p>
          <text:p text:style-name="Text_20_body">Пример:</text:p>
          <text:p text:style-name="Preformatted_20_Text"><text:span text:style-name="Source_20_Text">immutable_set = frozenset([2, 4, 6, 8, 10])</text:span></text:p>
          <text:p text:style-name="Preformatted_20_Text"><text:span text:style-name="Source_20_Text">print(immutable_set) <text:s/># Вывод: frozenset({2, 4, 6, 8, 10})</text:span></text:p>
          <text:p text:style-name="Preformatted_20_Text"><text:span text:style-name="Source_20_Text"/></text:p>
          <text:p text:style-name="Text_20_body">Попытка изменить завершится ошибкой:</text:p>
          <text:p text:style-name="Preformatted_20_Text"><text:span text:style-name="Source_20_Text">immutable_set.add(12) <text:s/># Ошибка: 'frozenset' object has no attribute 'add'</text:span></text:p>
          <text:p text:style-name="Preformatted_20_Text"><text:span text:style-name="Source_20_Text"/></text:p>
          <text:p text:style-name="Text_20_body">Совет: <text:span text:style-name="Source_20_Text">frozenset</text:span> можно использовать как ключ словаря или элемент другого множества</text:p>
          <text:h text:style-name="Heading_20_3" text:outline-level="3"><text:span text:style-name="T20">О</text:span>перации с frozenset</text:h>
          <text:p text:style-name="Text_20_body">Хотя сам набор менять нельзя, операции над множествами работают: объединение, пересечение, разность</text:p>
          <text:p text:style-name="Text_20_body">Пример:</text:p>
          <text:p text:style-name="Preformatted_20_Text"><text:span text:style-name="Source_20_Text">set_a = frozenset([1, 2, 3])</text:span></text:p>
          <text:p text:style-name="Preformatted_20_Text"><text:span text:style-name="Source_20_Text">set_b = frozenset([3, 4, 5])</text:span></text:p>
          <text:p text:style-name="Preformatted_20_Text"/>
          <text:p text:style-name="Preformatted_20_Text"><text:span text:style-name="Source_20_Text">union_set = set_a | set_b</text:span></text:p>
          <text:p text:style-name="Preformatted_20_Text"><text:span text:style-name="Source_20_Text">print(union_set) <text:s/># Вывод: frozenset({1, 2, 3, 4, 5})</text:span></text:p>
          <text:p text:style-name="Preformatted_20_Text"/>
          <text:p text:style-name="Preformatted_20_Text"><text:span text:style-name="Source_20_Text">intersection_set = set_a &amp; set_b</text:span></text:p>
          <text:p text:style-name="Preformatted_20_Text"><text:span text:style-name="Source_20_Text">print(intersection_set) <text:s/># Вывод: frozenset({3})</text:span></text:p>
          <text:p text:style-name="Preformatted_20_Text"><text:span text:style-name="Source_20_Text"/></text:p>
          <text:p text:style-name="Text_20_body">Результаты тоже <text:span text:style-name="Source_20_Text">frozenset</text:span>, то есть неизменяемые коллекции</text:p>
          <text:h text:style-name="Heading_20_3" text:outline-level="3"><text:span text:style-name="T20">Р</text:span>абота с f-строками:</text:h>
          <text:p text:style-name="Text_20_body">Строка</text:p>
          <text:p text:style-name="Preformatted_20_Text"><text:span text:style-name="Source_20_Text">print(f"Уникальные цифры: {{{', '.join(sorted(unique_digits))}}}")</text:span></text:p>
          <text:p text:style-name="Preformatted_20_Text"><text:span text:style-name="Source_20_Text"/></text:p>
          <text:p text:style-name="Text_20_body">делает следующее:</text:p>
          <text:list xml:id="list3910043452160400970" text:style-name="L6">
            <text:list-item>
              <text:p text:style-name="P36"><text:soft-page-break/><text:span text:style-name="Source_20_Text">sorted(unique_digits)</text:span> -&gt; сортирует элементы множества для стабильного порядка</text:p>
            </text:list-item>
            <text:list-item>
              <text:p text:style-name="P36"><text:span text:style-name="Source_20_Text">', '.join(...)</text:span> -&gt; склеивает элементы в строку через запятую</text:p>
            </text:list-item>
            <text:list-item>
              <text:p text:style-name="P36"><text:span text:style-name="Source_20_Text">{{...}}</text:span> -&gt; удвоенные фигурные скобки печатают символы <text:span text:style-name="Source_20_Text">{}</text:span> буквально</text:p>
            </text:list-item>
          </text:list>
          <text:p text:style-name="Text_20_body">Выводит множество в «красивом» виде с предсказуемым порядком, например:</text:p>
          <text:p text:style-name="Preformatted_20_Text"><text:span text:style-name="Source_20_Text">Уникальные цифры: {'0', '1', '3', '5', '7'}</text:span></text:p>
          <text:p text:style-name="Preformatted_20_Text"><text:span text:style-name="Source_20_Text"/></text:p>
          <text:h text:style-name="Heading_20_3" text:outline-level="3"><text:span text:style-name="T20">З</text:span>аключение</text:h>
          <text:p text:style-name="Text_20_body">Генераторы множеств помогают быстро собирать уникальные значения с преобразованиями и условиями: запись короче и понятнее. <text:span text:style-name="Source_20_Text">frozenset</text:span> пригодится, когда набор нужно защитить от изменений или использовать там, где требуется неизменяемый тип. Теперь у тебя есть рабочие приёмы для компактного создания множеств и аккуратного вывода результатов</text:p>
        </text:section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" svg:font-family="Roboto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44S</meta:editing-duration>
    <meta:editing-cycles>6</meta:editing-cycles>
    <meta:generator>OpenOffice/4.1.15$Win32 OpenOffice.org_project/4115m2$Build-9813</meta:generator>
    <dc:date>2026-03-03T12:56:37.52</dc:date>
    <dc:creator>Boris Kin</dc:creator>
    <meta:document-statistic meta:table-count="3" meta:image-count="0" meta:object-count="0" meta:page-count="39" meta:paragraph-count="1075" meta:word-count="7270" meta:character-count="50559"/>
    <meta:user-defined meta:name="Info 1"/>
    <meta:user-defined meta:name="Info 2"/>
    <meta:user-defined meta:name="Info 3"/>
    <meta:user-defined meta:name="Info 4"/>
  </office:meta>
</office:document-meta>
</file>